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1.767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" style:family="table">
      <style:table-properties style:width="17cm" style:rel-width="100%" fo:margin-left="0cm" fo:margin-top="0cm" fo:margin-bottom="0cm" table:align="left" style:writing-mode="lr-tb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1.767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3" style:family="table">
      <style:table-properties style:width="17cm" style:rel-width="100%" fo:margin-left="0cm" fo:margin-top="0cm" fo:margin-bottom="0cm" table:align="left" style:writing-mode="lr-tb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1.767cm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1.767cm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1.767cm"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Standard">
      <style:text-properties officeooo:rsid="000e017a" officeooo:paragraph-rsid="000e017a"/>
    </style:style>
    <style:style style:name="P2" style:family="paragraph" style:parent-style-name="Standard">
      <style:paragraph-properties style:line-height-at-least="0.503cm"/>
      <style:text-properties fo:color="#eeffff" style:font-name="Droid Sans Mono" fo:font-size="10.5pt" fo:font-weight="normal" fo:background-color="#212121"/>
    </style:style>
    <style:style style:name="P3" style:family="paragraph" style:parent-style-name="Standard">
      <style:text-properties fo:color="#eeffff" style:font-name="Droid Sans Mono" fo:font-size="10.5pt" fo:font-weight="normal" officeooo:rsid="000e017a" officeooo:paragraph-rsid="000e017a" fo:background-color="#212121"/>
    </style:style>
    <style:style style:name="P4" style:family="paragraph" style:parent-style-name="Standard">
      <style:paragraph-properties style:line-height-at-least="0.503cm"/>
      <style:text-properties fo:color="#eeffff" style:font-name="Droid Sans Mono" fo:font-size="10.5pt" fo:font-weight="normal" officeooo:rsid="000e017a" officeooo:paragraph-rsid="000e017a" fo:background-color="#212121"/>
    </style:style>
    <style:style style:name="P5" style:family="paragraph" style:parent-style-name="Standard">
      <style:text-properties fo:color="#eeffff" style:font-name="Droid Sans Mono" fo:font-size="10.5pt" fo:font-weight="normal" officeooo:rsid="00107f97" officeooo:paragraph-rsid="00107f97" fo:background-color="#212121"/>
    </style:style>
    <style:style style:name="P6" style:family="paragraph" style:parent-style-name="Standard">
      <style:text-properties fo:color="#eeffff" style:font-name="Droid Sans Mono" fo:font-size="10.5pt" fo:font-weight="normal" officeooo:rsid="00116dd5" officeooo:paragraph-rsid="00116dd5" fo:background-color="#212121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text-properties officeooo:paragraph-rsid="000e017a"/>
    </style:style>
    <style:style style:name="P9" style:family="paragraph" style:parent-style-name="Standard">
      <style:paragraph-properties style:line-height-at-least="0.503cm"/>
      <style:text-properties fo:color="#545454" style:font-name="Droid Sans Mono" fo:font-size="10.5pt" fo:font-style="italic" fo:font-weight="normal" fo:background-color="#212121"/>
    </style:style>
    <style:style style:name="P10" style:family="paragraph" style:parent-style-name="Standard">
      <style:text-properties fo:color="#545454" style:font-name="Droid Sans Mono" fo:font-size="10.5pt" fo:font-style="italic" fo:font-weight="normal" officeooo:rsid="000e017a" officeooo:paragraph-rsid="000e017a" fo:background-color="#212121"/>
    </style:style>
    <style:style style:name="P11" style:family="paragraph" style:parent-style-name="Standard">
      <style:text-properties fo:color="#545454" style:font-name="Droid Sans Mono" fo:font-size="10.5pt" fo:font-style="italic" fo:font-weight="normal" officeooo:rsid="000f88fc" officeooo:paragraph-rsid="000f88fc" fo:background-color="#212121"/>
    </style:style>
    <style:style style:name="P12" style:family="paragraph" style:parent-style-name="Standard">
      <style:text-properties fo:color="#545454" style:font-name="Droid Sans Mono" fo:font-size="10.5pt" fo:font-style="italic" fo:font-weight="normal" officeooo:rsid="00107f97" officeooo:paragraph-rsid="00107f97" fo:background-color="#212121"/>
    </style:style>
    <style:style style:name="P13" style:family="paragraph" style:parent-style-name="Standard">
      <style:text-properties fo:color="#545454" style:font-name="Droid Sans Mono" fo:font-size="10.5pt" fo:font-style="italic" fo:font-weight="normal" officeooo:rsid="00116dd5" officeooo:paragraph-rsid="00116dd5" fo:background-color="#212121"/>
    </style:style>
    <style:style style:name="P14" style:family="paragraph" style:parent-style-name="Standard">
      <style:text-properties officeooo:rsid="000f88fc" officeooo:paragraph-rsid="000f88fc"/>
    </style:style>
    <style:style style:name="P15" style:family="paragraph" style:parent-style-name="Standard">
      <style:paragraph-properties style:line-height-at-least="0.503cm"/>
      <style:text-properties fo:color="#89ddff" style:font-name="Droid Sans Mono" fo:font-size="10.5pt" fo:font-weight="normal" fo:background-color="#212121"/>
    </style:style>
    <style:style style:name="P16" style:family="paragraph" style:parent-style-name="Standard">
      <style:paragraph-properties style:line-height-at-least="0.503cm"/>
      <style:text-properties fo:color="#89ddff" style:font-name="Droid Sans Mono" fo:font-size="10.5pt" fo:font-style="italic" fo:font-weight="normal" fo:background-color="#212121"/>
    </style:style>
    <style:style style:name="P17" style:family="paragraph" style:parent-style-name="Standard">
      <style:paragraph-properties style:line-height-at-least="0.503cm"/>
      <style:text-properties fo:color="#82aaff" style:font-name="Droid Sans Mono" fo:font-size="10.5pt" fo:font-weight="normal" fo:background-color="#212121"/>
    </style:style>
    <style:style style:name="P18" style:family="paragraph" style:parent-style-name="Standard">
      <style:text-properties officeooo:rsid="00107f97" officeooo:paragraph-rsid="00107f97"/>
    </style:style>
    <style:style style:name="P19" style:family="paragraph" style:parent-style-name="Standard">
      <style:text-properties officeooo:rsid="00116dd5" officeooo:paragraph-rsid="00116dd5"/>
    </style:style>
    <style:style style:name="P20" style:family="paragraph" style:parent-style-name="Standard">
      <style:paragraph-properties fo:margin-top="0cm" fo:margin-bottom="0.499cm" loext:contextual-spacing="false" style:line-height-at-least="0.503cm"/>
      <style:text-properties fo:color="#eeffff" style:font-name="Droid Sans Mono" fo:font-size="10.5pt" fo:font-weight="normal" fo:background-color="#212121"/>
    </style:style>
    <style:style style:name="P21" style:family="paragraph" style:parent-style-name="Standard">
      <style:paragraph-properties fo:margin-top="0cm" fo:margin-bottom="0.499cm" loext:contextual-spacing="false" style:line-height-at-least="0.503cm"/>
    </style:style>
    <style:style style:name="P22" style:family="paragraph" style:parent-style-name="Standard">
      <style:text-properties fo:color="#89ddff" style:font-name="Droid Sans Mono" fo:font-size="10.5pt" fo:font-style="italic" fo:font-weight="normal" officeooo:paragraph-rsid="00107f97" fo:background-color="#212121"/>
    </style:style>
    <style:style style:name="P23" style:family="paragraph" style:parent-style-name="Standard">
      <style:text-properties fo:color="#89ddff" style:font-name="Droid Sans Mono" fo:font-size="10.5pt" fo:font-weight="normal" officeooo:paragraph-rsid="00107f97" fo:background-color="#212121"/>
    </style:style>
    <style:style style:name="P24" style:family="paragraph" style:parent-style-name="Standard">
      <style:text-properties officeooo:rsid="00116dd5" officeooo:paragraph-rsid="0012208e"/>
    </style:style>
    <style:style style:name="P25" style:family="paragraph" style:parent-style-name="Standard">
      <style:text-properties fo:color="#eeffff" style:font-name="Droid Sans Mono" fo:font-size="10.5pt" fo:font-weight="normal" officeooo:rsid="00116dd5" officeooo:paragraph-rsid="0012208e" fo:background-color="#212121"/>
    </style:style>
    <style:style style:name="P26" style:family="paragraph" style:parent-style-name="Standard">
      <style:text-properties fo:color="#eeffff" style:font-name="Droid Sans Mono" fo:font-size="10.5pt" fo:font-weight="normal" officeooo:rsid="000e017a" officeooo:paragraph-rsid="00124317" fo:background-color="#212121"/>
    </style:style>
    <style:style style:name="P27" style:family="paragraph" style:parent-style-name="Standard">
      <style:text-properties officeooo:rsid="000e017a" officeooo:paragraph-rsid="0012208e"/>
    </style:style>
    <style:style style:name="P28" style:family="paragraph" style:parent-style-name="Standard">
      <style:text-properties officeooo:rsid="000e017a" officeooo:paragraph-rsid="00124317"/>
    </style:style>
    <style:style style:name="P29" style:family="paragraph" style:parent-style-name="Standard">
      <style:text-properties officeooo:rsid="0012208e" officeooo:paragraph-rsid="0012208e"/>
    </style:style>
    <style:style style:name="P30" style:family="paragraph" style:parent-style-name="Standard">
      <style:paragraph-properties fo:margin-top="0cm" fo:margin-bottom="0cm" loext:contextual-spacing="false"/>
      <style:text-properties officeooo:paragraph-rsid="0012208e"/>
    </style:style>
    <style:style style:name="P31" style:family="paragraph" style:parent-style-name="Standard">
      <style:paragraph-properties fo:margin-top="0cm" fo:margin-bottom="0cm" loext:contextual-spacing="false"/>
      <style:text-properties officeooo:paragraph-rsid="00124317"/>
    </style:style>
    <style:style style:name="P32" style:family="paragraph" style:parent-style-name="Standard">
      <style:paragraph-properties fo:margin-top="0cm" fo:margin-bottom="0cm" loext:contextual-spacing="false"/>
      <style:text-properties fo:font-size="12pt" officeooo:paragraph-rsid="00124317" style:font-size-asian="12pt" style:font-size-complex="36pt"/>
    </style:style>
    <style:style style:name="T1" style:family="text">
      <style:text-properties fo:color="#eeffff" style:font-name="Droid Sans Mono" fo:font-size="10.5pt" fo:font-weight="normal" fo:background-color="#212121" loext:char-shading-value="0"/>
    </style:style>
    <style:style style:name="T2" style:family="text">
      <style:text-properties fo:color="#c792ea"/>
    </style:style>
    <style:style style:name="T3" style:family="text">
      <style:text-properties fo:color="#c792ea" style:font-name="Droid Sans Mono" fo:font-size="10.5pt" fo:font-weight="normal" fo:background-color="#212121" loext:char-shading-value="0"/>
    </style:style>
    <style:style style:name="T4" style:family="text">
      <style:text-properties fo:color="#82aaff"/>
    </style:style>
    <style:style style:name="T5" style:family="text">
      <style:text-properties fo:color="#82aaff" style:font-name="Droid Sans Mono" fo:font-size="10.5pt" fo:font-weight="normal" fo:background-color="#212121" loext:char-shading-value="0"/>
    </style:style>
    <style:style style:name="T6" style:family="text">
      <style:text-properties fo:color="#89ddff"/>
    </style:style>
    <style:style style:name="T7" style:family="text">
      <style:text-properties fo:color="#89ddff" style:font-name="Droid Sans Mono" fo:font-size="10.5pt" fo:font-weight="normal" fo:background-color="#212121" loext:char-shading-value="0"/>
    </style:style>
    <style:style style:name="T8" style:family="text">
      <style:text-properties fo:color="#89ddff" fo:font-style="italic"/>
    </style:style>
    <style:style style:name="T9" style:family="text">
      <style:text-properties fo:color="#c3e88d"/>
    </style:style>
    <style:style style:name="T10" style:family="text">
      <style:text-properties fo:color="#c3e88d" style:font-name="Droid Sans Mono" fo:font-size="10.5pt" fo:font-weight="normal" fo:background-color="#212121" loext:char-shading-value="0"/>
    </style:style>
    <style:style style:name="T11" style:family="text">
      <style:text-properties officeooo:rsid="000e017a"/>
    </style:style>
    <style:style style:name="T12" style:family="text">
      <style:text-properties fo:color="#b2ccd6"/>
    </style:style>
    <style:style style:name="T13" style:family="text">
      <style:text-properties fo:color="#b2ccd6" style:font-name="Droid Sans Mono" fo:font-size="10.5pt" fo:font-weight="normal" fo:background-color="#212121" loext:char-shading-value="0"/>
    </style:style>
    <style:style style:name="T14" style:family="text">
      <style:text-properties fo:color="#f78c6c"/>
    </style:style>
    <style:style style:name="T15" style:family="text">
      <style:text-properties fo:color="#ff5370"/>
    </style:style>
    <style:style style:name="T16" style:family="text">
      <style:text-properties fo:color="#ff5370" fo:font-style="italic"/>
    </style:style>
    <style:style style:name="T17" style:family="text">
      <style:text-properties fo:color="#545454"/>
    </style:style>
    <style:style style:name="T18" style:family="text">
      <style:text-properties fo:color="#545454" fo:font-style="italic"/>
    </style:style>
    <style:style style:name="T19" style:family="text">
      <style:text-properties fo:color="#ffcb6b"/>
    </style:style>
    <style:style style:name="T20" style:family="text">
      <style:text-properties fo:font-size="12pt" style:font-size-asian="12pt" style:font-size-complex="3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29">1.<text:span text:style-name="T20">Write a program to print “Hello World!” to the output console.</text:span></text:p>
      <text:p text:style-name="P29"><text:span text:style-name="T20"><text:s text:c="5"/>print(‘Hello,world’)</text:span></text:p>
      <text:p text:style-name="Standard"/>
      <text:p text:style-name="Standard"/>
      <text:p text:style-name="Standard"/>
      <text:p text:style-name="P27">2.<text:span text:style-name="T20">Write a program to read something from the input console and write it to the output console.</text:span></text:p>
      <text:p text:style-name="P8"><text:span text:style-name="T11"><text:s text:c="10"/></text:span><text:span text:style-name="T1">x </text:span><text:span text:style-name="T3">=</text:span><text:span text:style-name="T1"> </text:span><text:span text:style-name="T5">input</text:span><text:span text:style-name="T7">('</text:span><text:span text:style-name="T10">What is your name? </text:span><text:span text:style-name="T7">')</text:span></text:p>
      <text:p text:style-name="P2"><text:span text:style-name="T4">print</text:span><text:span text:style-name="T6">('</text:span><text:span text:style-name="T9">Hii</text:span><text:span text:style-name="T6">',</text:span>x<text:span text:style-name="T6">)</text:span></text:p>
      <text:p text:style-name="P1"/>
      <text:p text:style-name="P27">3.<text:span text:style-name="T20">Write a program to find the sum and difference of two numbers.</text:span></text:p>
      <text:p text:style-name="P8"><text:span text:style-name="T11"><text:s text:c="2"/></text:span><text:span text:style-name="T1">a </text:span><text:span text:style-name="T3">=</text:span><text:span text:style-name="T1"> </text:span><text:span text:style-name="T13">int</text:span><text:span text:style-name="T1"> </text:span><text:span text:style-name="T7">(</text:span><text:span text:style-name="T5">input</text:span><text:span text:style-name="T7">('</text:span><text:span text:style-name="T10">Enter the first number : </text:span><text:span text:style-name="T7">'))</text:span></text:p>
      <text:p text:style-name="P2">b <text:span text:style-name="T2">=</text:span> <text:span text:style-name="T12">int</text:span> <text:span text:style-name="T6">(</text:span><text:span text:style-name="T4">input</text:span><text:span text:style-name="T6">('</text:span><text:span text:style-name="T9">Enter the second number : </text:span><text:span text:style-name="T6">'))</text:span></text:p>
      <text:p text:style-name="P2"><text:span text:style-name="T4">print</text:span><text:span text:style-name="T6">('</text:span><text:span text:style-name="T9">The sum of two numbers is </text:span><text:span text:style-name="T6">',</text:span>a<text:span text:style-name="T2">+</text:span>b<text:span text:style-name="T6">)</text:span></text:p>
      <text:p text:style-name="P2"><text:span text:style-name="T4">print</text:span><text:span text:style-name="T6">('</text:span><text:span text:style-name="T9">The difference of two number is </text:span><text:span text:style-name="T6">',</text:span>a<text:span text:style-name="T2">-</text:span>b<text:span text:style-name="T6">)</text:span></text:p>
      <text:p text:style-name="P1"/>
      <text:p text:style-name="P27">4.<text:span text:style-name="T20">Write a program to swap the contents of two variables with a temporary variable.</text:span></text:p>
      <text:p text:style-name="P8"><text:span text:style-name="T11"><text:s text:c="3"/></text:span><text:span text:style-name="T1">a </text:span><text:span text:style-name="T3">=</text:span><text:span text:style-name="T1"> </text:span><text:span text:style-name="T5">input</text:span><text:span text:style-name="T7">('</text:span><text:span text:style-name="T10">Enter the first number </text:span><text:span text:style-name="T7">')</text:span></text:p>
      <text:p text:style-name="P2">b <text:span text:style-name="T2">=</text:span> <text:span text:style-name="T4">input</text:span><text:span text:style-name="T6">('</text:span><text:span text:style-name="T9">Enter the second number </text:span><text:span text:style-name="T6">')</text:span></text:p>
      <text:p text:style-name="P2">num <text:span text:style-name="T2">=</text:span> a</text:p>
      <text:p text:style-name="P2">a <text:span text:style-name="T2">=</text:span> b</text:p>
      <text:p text:style-name="P2">b <text:span text:style-name="T2">=</text:span> num</text:p>
      <text:p text:style-name="P2"><text:span text:style-name="T4">print</text:span><text:span text:style-name="T6">(</text:span>a<text:span text:style-name="T6">)</text:span></text:p>
      <text:p text:style-name="P2"><text:span text:style-name="T4">print</text:span><text:span text:style-name="T6">(</text:span>b<text:span text:style-name="T6">)</text:span></text:p>
      <text:p text:style-name="P1"/>
      <text:p text:style-name="P27">5.<text:span text:style-name="T20">Write a program to swap the contents of two variables without a temporary variable.</text:span></text:p>
      <text:p text:style-name="P8"><text:span text:style-name="T11"><text:s text:c="2"/></text:span><text:span text:style-name="T1">a </text:span><text:span text:style-name="T3">=</text:span><text:span text:style-name="T1"> </text:span><text:span text:style-name="T5">input</text:span><text:span text:style-name="T7">('</text:span><text:span text:style-name="T10">Enter the first number : </text:span><text:span text:style-name="T7">')</text:span></text:p>
      <text:p text:style-name="P2">b <text:span text:style-name="T2">=</text:span> <text:span text:style-name="T4">input</text:span><text:span text:style-name="T6">('</text:span><text:span text:style-name="T9">Enter the second number : </text:span><text:span text:style-name="T6">')</text:span></text:p>
      <text:p text:style-name="P2">a<text:span text:style-name="T6">,</text:span>b <text:span text:style-name="T2">=</text:span> b<text:span text:style-name="T6">,</text:span>a</text:p>
      <text:p text:style-name="P2"><text:span text:style-name="T4">print</text:span><text:span text:style-name="T6">('</text:span><text:span text:style-name="T9">Swapped </text:span><text:span text:style-name="T6">',</text:span>a<text:span text:style-name="T6">)</text:span></text:p>
      <text:p text:style-name="P2"><text:span text:style-name="T4">print</text:span><text:span text:style-name="T6">(</text:span>b<text:span text:style-name="T6">)</text:span></text:p>
      <text:p text:style-name="P1"/>
      <text:p text:style-name="P27">6.<text:span text:style-name="T20">Write a program to find the largest number among two numbers.</text:span></text:p>
      <text:p text:style-name="P3">a <text:span text:style-name="T2">=</text:span> <text:span text:style-name="T4">input</text:span><text:span text:style-name="T6">('</text:span><text:span text:style-name="T9">Enter the first number : </text:span><text:span text:style-name="T6">')</text:span></text:p>
      <text:p text:style-name="P2">b <text:span text:style-name="T2">=</text:span> <text:span text:style-name="T4">input</text:span><text:span text:style-name="T6">('</text:span><text:span text:style-name="T9">Enter the second number : </text:span><text:span text:style-name="T6">')</text:span></text:p>
      <text:p text:style-name="P2"><text:span text:style-name="T8">if</text:span> <text:span text:style-name="T6">(</text:span>a<text:span text:style-name="T2">&gt;</text:span>b<text:span text:style-name="T6">)</text:span> <text:span text:style-name="T6">:</text:span></text:p>
      <text:p text:style-name="P2"><text:span text:style-name="T4">print</text:span><text:span text:style-name="T6">('</text:span><text:span text:style-name="T9">First is greater then second</text:span><text:span text:style-name="T6">')</text:span></text:p>
      <text:p text:style-name="P2"><text:span text:style-name="T8">else</text:span><text:span text:style-name="T6">:</text:span></text:p>
      <text:p text:style-name="P2"><text:span text:style-name="T4">print</text:span><text:span text:style-name="T6">('</text:span><text:span text:style-name="T9">Second is greater then</text:span></text:p>
      <text:p text:style-name="P1"/>
      <text:p text:style-name="P27">7.<text:span text:style-name="T20">Write a program to find the largest number among three numbers.</text:span></text:p>
      <text:p text:style-name="P3">a <text:span text:style-name="T2">=</text:span> <text:span text:style-name="T4">input</text:span><text:span text:style-name="T6">('</text:span><text:span text:style-name="T9">Enter the first number : </text:span><text:span text:style-name="T6">')</text:span></text:p>
      <text:p text:style-name="P2">b <text:span text:style-name="T2">=</text:span> <text:span text:style-name="T4">input</text:span><text:span text:style-name="T6">('</text:span><text:span text:style-name="T9">Enter the second number : </text:span><text:span text:style-name="T6">')</text:span></text:p>
      <text:p text:style-name="P2">c <text:span text:style-name="T2">=</text:span> <text:span text:style-name="T4">input</text:span><text:span text:style-name="T6">('</text:span><text:span text:style-name="T9">Enter the third number : </text:span><text:span text:style-name="T6">')</text:span></text:p>
      <text:p text:style-name="P2"><text:span text:style-name="T8">if</text:span><text:span text:style-name="T6">(</text:span>a<text:span text:style-name="T2">&gt;</text:span>b <text:span text:style-name="T2">and</text:span> b<text:span text:style-name="T2">&gt;</text:span>c<text:span text:style-name="T6">):</text:span></text:p>
      <text:p text:style-name="P2"><text:span text:style-name="T4">print</text:span><text:span text:style-name="T6">('</text:span><text:span text:style-name="T9">First number is greatest</text:span><text:span text:style-name="T6">')</text:span></text:p>
      <text:p text:style-name="P2"><text:span text:style-name="T8">elif</text:span><text:span text:style-name="T6">(</text:span>b<text:span text:style-name="T2">&gt;</text:span>a <text:span text:style-name="T2">and</text:span> a<text:span text:style-name="T2">&gt;</text:span>c<text:span text:style-name="T6">):</text:span></text:p>
      <text:p text:style-name="P2"><text:span text:style-name="T4">print</text:span><text:span text:style-name="T6">('</text:span><text:span text:style-name="T9">Second number is greatest</text:span><text:span text:style-name="T6">')</text:span></text:p>
      <text:p text:style-name="P2"><text:span text:style-name="T8">else</text:span> <text:span text:style-name="T6">:</text:span></text:p>
      <text:p text:style-name="P2"><text:soft-page-break/><text:span text:style-name="T4">print</text:span><text:span text:style-name="T6">('</text:span><text:span text:style-name="T9">Third number is the greatest</text:span><text:span text:style-name="T6">')</text:span></text:p>
      <text:p text:style-name="P28">8.<text:span text:style-name="T20">Write a program to find the largest string (size wise &amp; alphabetical wise) among two strings.</text:span></text:p>
      <text:p text:style-name="P3">a <text:span text:style-name="T2">=</text:span> <text:span text:style-name="T4">input</text:span><text:span text:style-name="T6">('</text:span><text:span text:style-name="T9">Enter the first string : </text:span><text:span text:style-name="T6">')</text:span></text:p>
      <text:p text:style-name="P2">b <text:span text:style-name="T2">=</text:span> <text:span text:style-name="T4">input</text:span><text:span text:style-name="T6">('</text:span><text:span text:style-name="T9">Enter the second string : </text:span><text:span text:style-name="T6">')</text:span></text:p>
      <text:p text:style-name="P2">len1 <text:span text:style-name="T2">=</text:span> <text:span text:style-name="T4">len</text:span><text:span text:style-name="T6">(</text:span>a<text:span text:style-name="T6">)</text:span></text:p>
      <text:p text:style-name="P2">len2 <text:span text:style-name="T2">=</text:span> <text:span text:style-name="T4">len</text:span><text:span text:style-name="T6">(</text:span>b<text:span text:style-name="T6">)</text:span></text:p>
      <text:p text:style-name="P2"><text:span text:style-name="T8">if</text:span><text:span text:style-name="T6">(</text:span>len1<text:span text:style-name="T2">&gt;</text:span>len2<text:span text:style-name="T6">):</text:span></text:p>
      <text:p text:style-name="P2"><text:span text:style-name="T4">print</text:span><text:span text:style-name="T6">('</text:span><text:span text:style-name="T9">First String is Large</text:span><text:span text:style-name="T6">')</text:span></text:p>
      <text:p text:style-name="P2"><text:span text:style-name="T8">else</text:span><text:span text:style-name="T6">:</text:span></text:p>
      <text:p text:style-name="P2"><text:span text:style-name="T4">print</text:span><text:span text:style-name="T6">('</text:span><text:span text:style-name="T9">Second String is Large</text:span><text:span text:style-name="T6">')</text:span></text:p>
      <text:p text:style-name="P1"/>
      <text:p text:style-name="P28">9.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1"><text:span text:style-name="T20">Write a program to input marks of a student and to find the percentage &amp; grade as per the SMVDU norms.</text:span></text:p>
          </table:table-cell>
        </table:table-row>
      </table:table>
      <text:p text:style-name="P26">M <text:span text:style-name="T2">=</text:span> <text:span text:style-name="T12">int</text:span><text:span text:style-name="T6">(</text:span><text:span text:style-name="T4">input</text:span><text:span text:style-name="T6">('</text:span><text:span text:style-name="T9">Enter your full marks : </text:span><text:span text:style-name="T6">'))</text:span></text:p>
      <text:p text:style-name="P2">per <text:span text:style-name="T2">=</text:span> M<text:span text:style-name="T2">/</text:span><text:span text:style-name="T14">500</text:span><text:span text:style-name="T2">*</text:span><text:span text:style-name="T14">100</text:span></text:p>
      <text:p text:style-name="P2"><text:span text:style-name="T8">if</text:span><text:span text:style-name="T6">(</text:span>per<text:span text:style-name="T2">&gt;=</text:span><text:span text:style-name="T14">90</text:span><text:span text:style-name="T6">):</text:span></text:p>
      <text:p text:style-name="P2"><text:span text:style-name="T4">print</text:span><text:span text:style-name="T6">('</text:span><text:span text:style-name="T9">Your Grade is A</text:span><text:span text:style-name="T6">')</text:span></text:p>
      <text:p text:style-name="P2"><text:span text:style-name="T8">elif</text:span><text:span text:style-name="T6">(</text:span>per<text:span text:style-name="T2">&gt;=</text:span><text:span text:style-name="T14">80</text:span><text:span text:style-name="T6">):</text:span></text:p>
      <text:p text:style-name="P2"><text:span text:style-name="T4">print</text:span><text:span text:style-name="T6">('</text:span><text:span text:style-name="T9">Your Grade is B+</text:span><text:span text:style-name="T6">')</text:span></text:p>
      <text:p text:style-name="P2"><text:span text:style-name="T8">elif</text:span><text:span text:style-name="T6">(</text:span>per<text:span text:style-name="T2">&gt;=</text:span><text:span text:style-name="T14">70</text:span><text:span text:style-name="T6">):</text:span></text:p>
      <text:p text:style-name="P2"><text:span text:style-name="T4">print</text:span><text:span text:style-name="T6">('</text:span><text:span text:style-name="T9">Your Grade is B</text:span><text:span text:style-name="T6">')</text:span></text:p>
      <text:p text:style-name="P2"><text:span text:style-name="T8">elif</text:span><text:span text:style-name="T6">(</text:span>per<text:span text:style-name="T2">&gt;=</text:span><text:span text:style-name="T14">60</text:span><text:span text:style-name="T6">):</text:span></text:p>
      <text:p text:style-name="P2"><text:span text:style-name="T4">print</text:span><text:span text:style-name="T6">('</text:span><text:span text:style-name="T9">Your Grade is C+</text:span><text:span text:style-name="T6">')</text:span></text:p>
      <text:p text:style-name="P2"><text:span text:style-name="T8">elif</text:span><text:span text:style-name="T6">(</text:span>per<text:span text:style-name="T2">&gt;=</text:span><text:span text:style-name="T14">50</text:span><text:span text:style-name="T6">):</text:span></text:p>
      <text:p text:style-name="P2"><text:span text:style-name="T4">print</text:span><text:span text:style-name="T6">('</text:span><text:span text:style-name="T9">Your Grade is C</text:span><text:span text:style-name="T6">')</text:span></text:p>
      <text:p text:style-name="P2"><text:span text:style-name="T8">else</text:span><text:span text:style-name="T6">:</text:span></text:p>
      <text:p text:style-name="P2"><text:span text:style-name="T4">print</text:span><text:span text:style-name="T6">('</text:span><text:span text:style-name="T9">You got Grade D </text:span><text:span text:style-name="T6">')</text:span></text:p>
      <text:p text:style-name="P1"/>
      <text:p text:style-name="P28">10.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1"><text:span text:style-name="T20">Write a program to print the multiplication table of a number up to a range.</text:span></text:p>
          </table:table-cell>
        </table:table-row>
      </table:table>
      <text:p text:style-name="P26">a <text:span text:style-name="T2">=</text:span> <text:span text:style-name="T12">int</text:span><text:span text:style-name="T6">(</text:span><text:span text:style-name="T4">input</text:span><text:span text:style-name="T6">('</text:span><text:span text:style-name="T9">Enter the number whose table you want : </text:span><text:span text:style-name="T6">'))</text:span></text:p>
      <text:p text:style-name="P2"><text:span text:style-name="T8">for</text:span> i <text:span text:style-name="T8">in</text:span> <text:span text:style-name="T4">range</text:span><text:span text:style-name="T6">(</text:span><text:span text:style-name="T14">1</text:span><text:span text:style-name="T6">,</text:span><text:span text:style-name="T14">11</text:span><text:span text:style-name="T6">):</text:span></text:p>
      <text:p text:style-name="P2"><text:span text:style-name="T4">print</text:span><text:span text:style-name="T6">(</text:span>i<text:span text:style-name="T2">*</text:span>a<text:span text:style-name="T6">)</text:span></text:p>
      <text:p text:style-name="P1"/>
      <text:p text:style-name="P28">11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2"/>
            <text:p text:style-name="P31"><text:span text:style-name="T20">Write a program to find the area and perimeter of shapes (triangle, rectangle and circle).</text:span></text:p>
            <text:p text:style-name="P32"/>
          </table:table-cell>
        </table:table-row>
      </table:table>
      <text:p text:style-name="P26">q <text:span text:style-name="T2">=</text:span> <text:span text:style-name="T12">int</text:span><text:span text:style-name="T6">(</text:span><text:span text:style-name="T4">input</text:span><text:span text:style-name="T6">('</text:span><text:span text:style-name="T9">Enter the choice triangle,rectangle,circle(1/2/3)</text:span><text:span text:style-name="T6">'))</text:span></text:p>
      <text:p text:style-name="P2"><text:span text:style-name="T8">if</text:span><text:span text:style-name="T6">(</text:span>q<text:span text:style-name="T2">==</text:span> <text:span text:style-name="T14">1</text:span><text:span text:style-name="T6">):</text:span></text:p>
      <text:p text:style-name="P2">a <text:span text:style-name="T2">=</text:span> <text:span text:style-name="T12">int</text:span><text:span text:style-name="T6">(</text:span><text:span text:style-name="T4">input</text:span><text:span text:style-name="T6">('</text:span><text:span text:style-name="T9">Enter the height of triangle : </text:span><text:span text:style-name="T6">'))</text:span></text:p>
      <text:p text:style-name="P2">b <text:span text:style-name="T2">=</text:span> <text:span text:style-name="T12">int</text:span><text:span text:style-name="T6">(</text:span> <text:span text:style-name="T4">input</text:span><text:span text:style-name="T6">('</text:span><text:span text:style-name="T9">Enter the base of triangle : </text:span><text:span text:style-name="T6">'))</text:span></text:p>
      <text:p text:style-name="P2">c <text:span text:style-name="T2">=</text:span> <text:span text:style-name="T12">int</text:span><text:span text:style-name="T6">(</text:span> <text:span text:style-name="T4">input</text:span><text:span text:style-name="T6">('</text:span><text:span text:style-name="T9">Enter the side of triangle : </text:span><text:span text:style-name="T6">'))</text:span></text:p>
      <text:p text:style-name="P2">area <text:span text:style-name="T2">=</text:span> a<text:span text:style-name="T2">*</text:span>b<text:span text:style-name="T2">/</text:span><text:span text:style-name="T14">2</text:span></text:p>
      <text:p text:style-name="P2">perimeter <text:span text:style-name="T2">=</text:span> a<text:span text:style-name="T2">+</text:span>b<text:span text:style-name="T2">+</text:span>c</text:p>
      <text:p text:style-name="P2"><text:span text:style-name="T4">print</text:span><text:span text:style-name="T6">('</text:span><text:span text:style-name="T9">The area of triangle is</text:span><text:span text:style-name="T6">',</text:span>area<text:span text:style-name="T6">,'</text:span><text:span text:style-name="T9">and its perimeter is</text:span><text:span text:style-name="T6">',</text:span>perimeter<text:span text:style-name="T6">)</text:span></text:p>
      <text:p text:style-name="P2"><text:soft-page-break/><text:span text:style-name="T8">elif</text:span><text:span text:style-name="T6">(</text:span>q<text:span text:style-name="T2">==</text:span> <text:span text:style-name="T14">2</text:span><text:span text:style-name="T6">):</text:span></text:p>
      <text:p text:style-name="P2">l <text:span text:style-name="T2">=</text:span> <text:span text:style-name="T12">int</text:span><text:span text:style-name="T6">(</text:span><text:span text:style-name="T4">input</text:span><text:span text:style-name="T6">('</text:span><text:span text:style-name="T9">Enter the length of rectangle : </text:span><text:span text:style-name="T6">'))</text:span></text:p>
      <text:p text:style-name="P2">h <text:span text:style-name="T2">=</text:span> <text:span text:style-name="T12">int</text:span><text:span text:style-name="T6">(</text:span><text:span text:style-name="T4">input</text:span><text:span text:style-name="T6">('</text:span><text:span text:style-name="T9">Enter the height of rectangle : </text:span><text:span text:style-name="T6">'))</text:span></text:p>
      <text:p text:style-name="P2">ar <text:span text:style-name="T2">=</text:span> l<text:span text:style-name="T2">*</text:span>h</text:p>
      <text:p text:style-name="P2">pr <text:span text:style-name="T2">=</text:span> <text:span text:style-name="T14">2</text:span><text:span text:style-name="T2">*</text:span><text:span text:style-name="T6">(</text:span>l<text:span text:style-name="T2">+</text:span>h<text:span text:style-name="T6">)</text:span></text:p>
      <text:p text:style-name="P2"><text:span text:style-name="T4">print</text:span><text:span text:style-name="T6">('</text:span><text:span text:style-name="T9">The area of rectangle is</text:span><text:span text:style-name="T6">',</text:span>ar<text:span text:style-name="T6">,'</text:span><text:span text:style-name="T9">and its perimeter is</text:span><text:span text:style-name="T6">',</text:span>pr<text:span text:style-name="T6">)</text:span></text:p>
      <text:p text:style-name="P2"><text:span text:style-name="T8">else</text:span><text:span text:style-name="T6">:</text:span></text:p>
      <text:p text:style-name="P2">r <text:span text:style-name="T2">=</text:span> <text:span text:style-name="T12">int</text:span><text:span text:style-name="T6">(</text:span><text:span text:style-name="T4">input</text:span><text:span text:style-name="T6">('</text:span><text:span text:style-name="T9">Enter the radius of circle : </text:span><text:span text:style-name="T6">'))</text:span></text:p>
      <text:p text:style-name="P2">are <text:span text:style-name="T2">=</text:span> <text:span text:style-name="T14">3.14</text:span> <text:span text:style-name="T2">*</text:span> r<text:span text:style-name="T2">*</text:span>r</text:p>
      <text:p text:style-name="P2">peri <text:span text:style-name="T2">=</text:span> <text:span text:style-name="T14">6.28</text:span><text:span text:style-name="T2">*</text:span>r</text:p>
      <text:p text:style-name="P2"><text:span text:style-name="T4">print</text:span><text:span text:style-name="T6">('</text:span><text:span text:style-name="T9">The area of circle is</text:span><text:span text:style-name="T6">',</text:span>are<text:span text:style-name="T6">,'</text:span><text:span text:style-name="T9">and its perimeter is</text:span><text:span text:style-name="T6">',</text:span>peri<text:span text:style-name="T6">)</text:span></text:p>
      <text:p text:style-name="P2"/>
      <text:p text:style-name="P28">12.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1"><text:span text:style-name="T20">Write a program to calculate the net salary of an employee.</text:span></text:p>
            <text:p text:style-name="P31"><text:span text:style-name="T20">(Net salary = BP+TA+DA+HRA, TA = 5% BP, DA = 10% BP, HRA = 15% BP)</text:span></text:p>
          </table:table-cell>
        </table:table-row>
      </table:table>
      <text:p text:style-name="P26">BP <text:span text:style-name="T2">=</text:span> <text:span text:style-name="T12">int</text:span><text:span text:style-name="T6">(</text:span><text:span text:style-name="T4">input</text:span><text:span text:style-name="T6">('</text:span><text:span text:style-name="T9">Enter your basic pay : </text:span><text:span text:style-name="T6">'))</text:span></text:p>
      <text:p text:style-name="P2">TA <text:span text:style-name="T2">=</text:span> <text:span text:style-name="T14">5</text:span><text:span text:style-name="T2">/</text:span><text:span text:style-name="T14">100</text:span><text:span text:style-name="T2">*</text:span> BP</text:p>
      <text:p text:style-name="P2">DA <text:span text:style-name="T2">=</text:span> <text:span text:style-name="T14">10</text:span><text:span text:style-name="T2">/</text:span><text:span text:style-name="T14">100</text:span><text:span text:style-name="T2">*</text:span> BP</text:p>
      <text:p text:style-name="P2">HRA <text:span text:style-name="T2">=</text:span> <text:span text:style-name="T14">15</text:span><text:span text:style-name="T2">/</text:span><text:span text:style-name="T14">100</text:span><text:span text:style-name="T2">*</text:span>BP</text:p>
      <text:p text:style-name="P2">Netsalary <text:span text:style-name="T2">=</text:span> BP<text:span text:style-name="T2">+</text:span>TA<text:span text:style-name="T2">+</text:span>DA<text:span text:style-name="T2">+</text:span>HRA</text:p>
      <text:p text:style-name="P2"><text:span text:style-name="T4">print</text:span><text:span text:style-name="T6">('</text:span><text:span text:style-name="T9">Your total salary</text:span><text:span text:style-name="T6">',</text:span>Netsalary<text:span text:style-name="T6">)</text:span></text:p>
      <text:p text:style-name="P1"/>
      <text:p text:style-name="P28">13.<text:span text:style-name="T20">Write a program to find the factors of a number.</text:span></text:p>
      <text:p text:style-name="P3">num <text:span text:style-name="T2">=</text:span> <text:span text:style-name="T12">int</text:span><text:span text:style-name="T6">(</text:span><text:span text:style-name="T4">input</text:span><text:span text:style-name="T6">("</text:span><text:span text:style-name="T9">Enter the number :</text:span><text:span text:style-name="T6">"))</text:span></text:p>
      <text:p text:style-name="P2"><text:span text:style-name="T4">print</text:span><text:span text:style-name="T6">("</text:span><text:span text:style-name="T9">Factor of number are :</text:span><text:span text:style-name="T6">")</text:span></text:p>
      <text:p text:style-name="P2"><text:span text:style-name="T8">for</text:span> i <text:span text:style-name="T8">in</text:span> <text:span text:style-name="T4">range</text:span><text:span text:style-name="T6">(</text:span><text:span text:style-name="T14">1</text:span><text:span text:style-name="T6">,</text:span>num<text:span text:style-name="T2">+</text:span><text:span text:style-name="T14">1</text:span><text:span text:style-name="T6">):</text:span></text:p>
      <text:p text:style-name="P2"><text:span text:style-name="T8">if</text:span><text:span text:style-name="T6">(</text:span>num<text:span text:style-name="T2">%</text:span>i<text:span text:style-name="T2">==</text:span><text:span text:style-name="T14">0</text:span><text:span text:style-name="T6">):</text:span></text:p>
      <text:p text:style-name="P2"><text:span text:style-name="T4">print</text:span><text:span text:style-name="T6">(</text:span>i<text:span text:style-name="T6">)</text:span></text:p>
      <text:p text:style-name="P1"/>
      <text:p text:style-name="P1">14.</text:p>
      <text:p text:style-name="P10"># Write a program to print each digits of a number.</text:p>
      <text:p text:style-name="P2">num <text:span text:style-name="T2">=</text:span> <text:span text:style-name="T4">input</text:span><text:span text:style-name="T6">('</text:span><text:span text:style-name="T9">Enter a number</text:span><text:span text:style-name="T6">')</text:span></text:p>
      <text:p text:style-name="P2"><text:span text:style-name="T8">for</text:span> i <text:span text:style-name="T8">in</text:span> num <text:span text:style-name="T6">:</text:span></text:p>
      <text:p text:style-name="P2"><text:span text:style-name="T4">print</text:span><text:span text:style-name="T6">(</text:span>i<text:span text:style-name="T6">)</text:span></text:p>
      <text:p text:style-name="P2"/>
      <text:p text:style-name="P4">15.</text:p>
      <text:p text:style-name="P4"/>
      <text:p text:style-name="P10"># Write a program to check whether a given number is prime or not.</text:p>
      <text:p text:style-name="P2">num <text:span text:style-name="T2">=</text:span> <text:span text:style-name="T12">int</text:span><text:span text:style-name="T6">(</text:span><text:span text:style-name="T4">input</text:span><text:span text:style-name="T6">('</text:span><text:span text:style-name="T9">Enter a number </text:span><text:span text:style-name="T6">'))</text:span></text:p>
      <text:p text:style-name="P2"><text:span text:style-name="T8">if</text:span><text:span text:style-name="T6">(</text:span>num<text:span text:style-name="T2">%</text:span><text:span text:style-name="T14">2</text:span><text:span text:style-name="T2">==</text:span><text:span text:style-name="T14">0</text:span><text:span text:style-name="T6">):</text:span></text:p>
      <text:p text:style-name="P2"><text:span text:style-name="T4">print</text:span><text:span text:style-name="T6">('</text:span><text:span text:style-name="T9">It is Even Number</text:span><text:span text:style-name="T6">')</text:span></text:p>
      <text:p text:style-name="P2"><text:span text:style-name="T8">else</text:span><text:span text:style-name="T6">:</text:span></text:p>
      <text:p text:style-name="P2"><text:span text:style-name="T4">print</text:span><text:span text:style-name="T6">('</text:span><text:span text:style-name="T9">It is Odd Number</text:span><text:span text:style-name="T6">')</text:span></text:p>
      <text:p text:style-name="P1"/>
      <text:p text:style-name="P1">16.</text:p>
      <text:p text:style-name="P10"># Write a program to check whether a given number is prime or not.</text:p>
      <text:p text:style-name="P2">num <text:span text:style-name="T2">=</text:span> <text:span text:style-name="T12">int</text:span><text:span text:style-name="T6">(</text:span><text:span text:style-name="T4">input</text:span><text:span text:style-name="T6">('</text:span><text:span text:style-name="T9">Enter a number : </text:span><text:span text:style-name="T6">'))</text:span></text:p>
      <text:p text:style-name="P2">f <text:span text:style-name="T2">=</text:span> <text:span text:style-name="T14">False</text:span></text:p>
      <text:p text:style-name="P2"><text:span text:style-name="T8">for</text:span> i <text:span text:style-name="T8">in</text:span> <text:span text:style-name="T4">range</text:span><text:span text:style-name="T6">(</text:span><text:span text:style-name="T14">2</text:span><text:span text:style-name="T6">,</text:span>num<text:span text:style-name="T6">):</text:span></text:p>
      <text:p text:style-name="P2"><text:span text:style-name="T8">if</text:span><text:span text:style-name="T6">(</text:span>num<text:span text:style-name="T2">%</text:span>i<text:span text:style-name="T2">==</text:span><text:span text:style-name="T14">0</text:span><text:span text:style-name="T6">):</text:span></text:p>
      <text:p text:style-name="P2"><text:soft-page-break/>f <text:span text:style-name="T2">=</text:span> <text:span text:style-name="T14">True</text:span></text:p>
      <text:p text:style-name="P2"><text:span text:style-name="T8">else</text:span><text:span text:style-name="T6">:</text:span></text:p>
      <text:p text:style-name="P2">f<text:span text:style-name="T2">=</text:span><text:span text:style-name="T14">False</text:span></text:p>
      <text:p text:style-name="P2"><text:span text:style-name="T8">if</text:span><text:span text:style-name="T6">(</text:span>f<text:span text:style-name="T2">==</text:span><text:span text:style-name="T14">True</text:span><text:span text:style-name="T6">):</text:span></text:p>
      <text:p text:style-name="P2"><text:span text:style-name="T4">print</text:span><text:span text:style-name="T6">(</text:span>num<text:span text:style-name="T6">,'</text:span><text:span text:style-name="T9">is prime number</text:span><text:span text:style-name="T6">')</text:span></text:p>
      <text:p text:style-name="P2"><text:span text:style-name="T8">else</text:span><text:span text:style-name="T6">:</text:span></text:p>
      <text:p text:style-name="P2"><text:span text:style-name="T4">print</text:span><text:span text:style-name="T6">(</text:span>num<text:span text:style-name="T6">,'</text:span><text:span text:style-name="T9">is not Prime number</text:span><text:span text:style-name="T6">')</text:span></text:p>
      <text:p text:style-name="P1"/>
      <text:p text:style-name="P1">17.</text:p>
      <text:p text:style-name="P10"># Write a program to check whether a given number is armstrong or not.</text:p>
      <text:p text:style-name="P2">n <text:span text:style-name="T2">=</text:span> <text:span text:style-name="T12">int</text:span><text:span text:style-name="T6">(</text:span><text:span text:style-name="T4">input</text:span><text:span text:style-name="T6">('</text:span><text:span text:style-name="T9">Enter a number : </text:span><text:span text:style-name="T6">'))</text:span></text:p>
      <text:p text:style-name="P2">t <text:span text:style-name="T2">=</text:span> n</text:p>
      <text:p text:style-name="P2">r <text:span text:style-name="T2">=</text:span> <text:span text:style-name="T14">0</text:span></text:p>
      <text:p text:style-name="P2"><text:span text:style-name="T8">while</text:span><text:span text:style-name="T6">(</text:span>n<text:span text:style-name="T2">&gt;</text:span><text:span text:style-name="T14">0</text:span><text:span text:style-name="T6">):</text:span></text:p>
      <text:p text:style-name="P2">d <text:span text:style-name="T2">=</text:span> n<text:span text:style-name="T2">%</text:span><text:span text:style-name="T14">10</text:span></text:p>
      <text:p text:style-name="P2">r <text:span text:style-name="T2">=</text:span> r<text:span text:style-name="T2">*</text:span><text:span text:style-name="T14">10</text:span><text:span text:style-name="T2">+</text:span>d</text:p>
      <text:p text:style-name="P2">n<text:span text:style-name="T2">=</text:span>n<text:span text:style-name="T2">//</text:span><text:span text:style-name="T14">10</text:span></text:p>
      <text:p text:style-name="P2"><text:span text:style-name="T8">if</text:span><text:span text:style-name="T6">(</text:span>t<text:span text:style-name="T2">==</text:span>r<text:span text:style-name="T6">):</text:span></text:p>
      <text:p text:style-name="P2"><text:span text:style-name="T4">print</text:span><text:span text:style-name="T6">('</text:span><text:span text:style-name="T9">Yes,it is a Palindrome Number</text:span><text:span text:style-name="T6">')</text:span></text:p>
      <text:p text:style-name="P2"><text:span text:style-name="T8">else</text:span><text:span text:style-name="T6">:</text:span></text:p>
      <text:p text:style-name="P2"><text:span text:style-name="T4">print</text:span><text:span text:style-name="T6">('</text:span><text:span text:style-name="T9">No it is not a Palindrome Number</text:span><text:span text:style-name="T6">')</text:span></text:p>
      <text:p text:style-name="P1"/>
      <text:p text:style-name="P1">18.</text:p>
      <text:p text:style-name="P10"># Write a program to check whether a given number is armstrong or not.</text:p>
      <text:p text:style-name="P2">n <text:span text:style-name="T2">=</text:span> <text:span text:style-name="T12">int</text:span><text:span text:style-name="T6">(</text:span><text:span text:style-name="T4">input</text:span><text:span text:style-name="T6">('</text:span><text:span text:style-name="T9">Enter the number : </text:span><text:span text:style-name="T6">'))</text:span></text:p>
      <text:p text:style-name="P2">l <text:span text:style-name="T2">=</text:span> n</text:p>
      <text:p text:style-name="P2">s <text:span text:style-name="T2">=</text:span> <text:span text:style-name="T14">0</text:span></text:p>
      <text:p text:style-name="P2"><text:span text:style-name="T8">while</text:span><text:span text:style-name="T6">(</text:span>n<text:span text:style-name="T2">&gt;</text:span><text:span text:style-name="T14">0</text:span><text:span text:style-name="T6">):</text:span></text:p>
      <text:p text:style-name="P2">d <text:span text:style-name="T2">=</text:span> n<text:span text:style-name="T2">%</text:span><text:span text:style-name="T14">10</text:span></text:p>
      <text:p text:style-name="P2">n <text:span text:style-name="T2">=</text:span> n<text:span text:style-name="T2">/</text:span><text:span text:style-name="T14">10</text:span></text:p>
      <text:p text:style-name="P2">s <text:span text:style-name="T2">=</text:span> s<text:span text:style-name="T2">+</text:span>d<text:span text:style-name="T2">*</text:span>d<text:span text:style-name="T2">*</text:span>d</text:p>
      <text:p text:style-name="P2"><text:span text:style-name="T8">if</text:span><text:span text:style-name="T6">(</text:span>s<text:span text:style-name="T2">==</text:span>l<text:span text:style-name="T6">):</text:span></text:p>
      <text:p text:style-name="P2"><text:span text:style-name="T4">print</text:span><text:span text:style-name="T6">('</text:span><text:span text:style-name="T9">It is an armstrong number</text:span><text:span text:style-name="T6">')</text:span></text:p>
      <text:p text:style-name="P2"><text:span text:style-name="T8">else</text:span><text:span text:style-name="T6">:</text:span></text:p>
      <text:p text:style-name="P2"><text:span text:style-name="T4">print</text:span><text:span text:style-name="T6">('</text:span><text:span text:style-name="T9">It is not an armstrong number</text:span><text:span text:style-name="T6">')</text:span></text:p>
      <text:p text:style-name="P1"/>
      <text:p text:style-name="P1">19.</text:p>
      <text:p text:style-name="P10"># Write a program to check whether a given year is leap year or not.</text:p>
      <text:p text:style-name="P2">year <text:span text:style-name="T2">=</text:span> <text:span text:style-name="T12">int</text:span><text:span text:style-name="T6">(</text:span><text:span text:style-name="T4">input</text:span><text:span text:style-name="T6">('</text:span><text:span text:style-name="T9">Enter the year </text:span><text:span text:style-name="T6">'))</text:span></text:p>
      <text:p text:style-name="P2">x <text:span text:style-name="T2">=</text:span> year<text:span text:style-name="T2">%</text:span><text:span text:style-name="T14">100</text:span></text:p>
      <text:p text:style-name="P2">r <text:span text:style-name="T2">=</text:span> x<text:span text:style-name="T2">%</text:span><text:span text:style-name="T14">4</text:span></text:p>
      <text:p text:style-name="P2"><text:span text:style-name="T8">if</text:span><text:span text:style-name="T6">(</text:span>r<text:span text:style-name="T2">==</text:span><text:span text:style-name="T14">0</text:span><text:span text:style-name="T6">):</text:span></text:p>
      <text:p text:style-name="P2"><text:span text:style-name="T4">print</text:span><text:span text:style-name="T6">('</text:span><text:span text:style-name="T9">It is a leap year</text:span><text:span text:style-name="T6">')</text:span></text:p>
      <text:p text:style-name="P2"><text:span text:style-name="T8">else</text:span><text:span text:style-name="T6">:</text:span></text:p>
      <text:p text:style-name="P2"><text:span text:style-name="T4">print</text:span><text:span text:style-name="T6">('</text:span><text:span text:style-name="T9">It is not a leap year</text:span><text:span text:style-name="T6">')</text:span></text:p>
      <text:p text:style-name="P2"/>
      <text:p text:style-name="P1"/>
      <text:p text:style-name="P14">20.</text:p>
      <text:p text:style-name="P11"># Write a program to find the factorial of a number.</text:p>
      <text:p text:style-name="P2">num <text:span text:style-name="T2">=</text:span> <text:span text:style-name="T12">int</text:span><text:span text:style-name="T6">(</text:span><text:span text:style-name="T4">input</text:span><text:span text:style-name="T6">('</text:span><text:span text:style-name="T9">Enter a number : </text:span><text:span text:style-name="T6">'))</text:span></text:p>
      <text:p text:style-name="P2">factorial <text:span text:style-name="T2">=</text:span> <text:span text:style-name="T14">1</text:span></text:p>
      <text:p text:style-name="P7"><text:soft-page-break/></text:p>
      <text:p text:style-name="P2"><text:span text:style-name="T8">if</text:span><text:span text:style-name="T6">(</text:span>num<text:span text:style-name="T2">&lt;</text:span><text:span text:style-name="T14">0</text:span><text:span text:style-name="T6">):</text:span></text:p>
      <text:p text:style-name="P2"><text:span text:style-name="T4">print</text:span><text:span text:style-name="T6">('</text:span><text:span text:style-name="T9">Factorial does not exist for negative number</text:span><text:span text:style-name="T6">')</text:span></text:p>
      <text:p text:style-name="P2"><text:span text:style-name="T8">elif</text:span><text:span text:style-name="T6">(</text:span>num<text:span text:style-name="T2">==</text:span><text:span text:style-name="T14">0</text:span><text:span text:style-name="T6">):</text:span></text:p>
      <text:p text:style-name="P2"><text:span text:style-name="T4">print</text:span><text:span text:style-name="T6">('</text:span><text:span text:style-name="T9">Factorial is 1</text:span><text:span text:style-name="T6">')</text:span></text:p>
      <text:p text:style-name="P2"><text:span text:style-name="T8">else</text:span><text:span text:style-name="T6">:</text:span></text:p>
      <text:p text:style-name="P2"><text:span text:style-name="T8">for</text:span> i <text:span text:style-name="T8">in</text:span> <text:span text:style-name="T4">range</text:span><text:span text:style-name="T6">(</text:span><text:span text:style-name="T14">1</text:span><text:span text:style-name="T6">,</text:span>num<text:span text:style-name="T2">+</text:span><text:span text:style-name="T14">1</text:span><text:span text:style-name="T6">):</text:span></text:p>
      <text:p text:style-name="P2">factorial <text:span text:style-name="T2">=</text:span> factorial<text:span text:style-name="T2">*</text:span>i</text:p>
      <text:p text:style-name="P2"><text:span text:style-name="T4">print</text:span><text:span text:style-name="T6">('</text:span><text:span text:style-name="T9">The factorial of these number is </text:span><text:span text:style-name="T6">',</text:span>factorial<text:span text:style-name="T6">)</text:span></text:p>
      <text:p text:style-name="P14"/>
      <text:p text:style-name="P14"/>
      <text:p text:style-name="P14">21.</text:p>
      <text:p text:style-name="P11"># Write a program to generate the Fibonacci series up to a range.</text:p>
      <text:p text:style-name="P2">n <text:span text:style-name="T2">=</text:span> <text:span text:style-name="T14">5</text:span></text:p>
      <text:p text:style-name="P2">a <text:span text:style-name="T2">=</text:span> <text:span text:style-name="T14">0</text:span></text:p>
      <text:p text:style-name="P2">b <text:span text:style-name="T2">=</text:span> <text:span text:style-name="T14">1</text:span></text:p>
      <text:p text:style-name="P2"><text:span text:style-name="T4">sum</text:span> <text:span text:style-name="T2">=</text:span> <text:span text:style-name="T14">0</text:span></text:p>
      <text:p text:style-name="P2">count <text:span text:style-name="T2">=</text:span> <text:span text:style-name="T14">1</text:span></text:p>
      <text:p text:style-name="P2"><text:span text:style-name="T4">print</text:span><text:span text:style-name="T6">("</text:span><text:span text:style-name="T9">Fibonacci Series: </text:span><text:span text:style-name="T6">",</text:span> <text:span text:style-name="T15">end</text:span> <text:span text:style-name="T2">=</text:span> <text:span text:style-name="T6">"</text:span><text:span text:style-name="T9"> </text:span><text:span text:style-name="T6">")</text:span></text:p>
      <text:p text:style-name="P2"><text:span text:style-name="T8">while</text:span><text:span text:style-name="T6">(</text:span>count <text:span text:style-name="T2">&lt;=</text:span> n<text:span text:style-name="T6">):</text:span></text:p>
      <text:p text:style-name="P2"><text:span text:style-name="T4">print</text:span><text:span text:style-name="T6">(</text:span><text:span text:style-name="T4">sum</text:span><text:span text:style-name="T6">,</text:span> <text:span text:style-name="T15">end</text:span> <text:span text:style-name="T2">=</text:span> <text:span text:style-name="T6">"</text:span><text:span text:style-name="T9"> </text:span><text:span text:style-name="T6">")</text:span></text:p>
      <text:p text:style-name="P2">count <text:span text:style-name="T2">+=</text:span> <text:span text:style-name="T14">1</text:span></text:p>
      <text:p text:style-name="P2">a <text:span text:style-name="T2">=</text:span> b</text:p>
      <text:p text:style-name="P2">b <text:span text:style-name="T2">=</text:span> <text:span text:style-name="T4">sum</text:span></text:p>
      <text:p text:style-name="P2"><text:span text:style-name="T4">sum</text:span> <text:span text:style-name="T2">=</text:span> a <text:span text:style-name="T2">+</text:span> b</text:p>
      <text:p text:style-name="P14"/>
      <text:p text:style-name="P14">22.</text:p>
      <text:p text:style-name="P11"># Write a program to generate the first “n” Fibonacci numbers.</text:p>
      <text:p text:style-name="P2">n <text:span text:style-name="T2">=</text:span> <text:span text:style-name="T12">int</text:span><text:span text:style-name="T6">(</text:span><text:span text:style-name="T4">input</text:span><text:span text:style-name="T6">("</text:span><text:span text:style-name="T9">Enter the value of 'n': </text:span><text:span text:style-name="T6">"))</text:span></text:p>
      <text:p text:style-name="P2">a <text:span text:style-name="T2">=</text:span> <text:span text:style-name="T14">0</text:span></text:p>
      <text:p text:style-name="P2">b <text:span text:style-name="T2">=</text:span> <text:span text:style-name="T14">1</text:span></text:p>
      <text:p text:style-name="P2"><text:span text:style-name="T4">sum</text:span> <text:span text:style-name="T2">=</text:span> <text:span text:style-name="T14">0</text:span></text:p>
      <text:p text:style-name="P2">count <text:span text:style-name="T2">=</text:span> <text:span text:style-name="T14">1</text:span></text:p>
      <text:p text:style-name="P2"><text:span text:style-name="T4">print</text:span><text:span text:style-name="T6">("</text:span><text:span text:style-name="T9">Fibonacci Series: </text:span><text:span text:style-name="T6">",</text:span> <text:span text:style-name="T15">end</text:span> <text:span text:style-name="T2">=</text:span> <text:span text:style-name="T6">"</text:span><text:span text:style-name="T9"> </text:span><text:span text:style-name="T6">")</text:span></text:p>
      <text:p text:style-name="P2"><text:span text:style-name="T8">while</text:span><text:span text:style-name="T6">(</text:span>count <text:span text:style-name="T2">&lt;=</text:span> n<text:span text:style-name="T6">):</text:span></text:p>
      <text:p text:style-name="P2"><text:span text:style-name="T4">print</text:span><text:span text:style-name="T6">(</text:span><text:span text:style-name="T4">sum</text:span><text:span text:style-name="T6">,</text:span> <text:span text:style-name="T15">end</text:span> <text:span text:style-name="T2">=</text:span> <text:span text:style-name="T6">"</text:span><text:span text:style-name="T9"> </text:span><text:span text:style-name="T6">")</text:span></text:p>
      <text:p text:style-name="P2">count <text:span text:style-name="T2">+=</text:span> <text:span text:style-name="T14">1</text:span></text:p>
      <text:p text:style-name="P2">a <text:span text:style-name="T2">=</text:span> b</text:p>
      <text:p text:style-name="P2">b <text:span text:style-name="T2">=</text:span> <text:span text:style-name="T4">sum</text:span></text:p>
      <text:p text:style-name="P2"><text:span text:style-name="T4">sum</text:span> <text:span text:style-name="T2">=</text:span> a <text:span text:style-name="T2">+</text:span> b</text:p>
      <text:p text:style-name="P14"/>
      <text:p text:style-name="P14">23.</text:p>
      <text:p text:style-name="P11"># Write a program to print following pattern.</text:p>
      <text:p text:style-name="P2"><text:span text:style-name="T8">'''</text:span><text:span text:style-name="T18">*</text:span></text:p>
      <text:p text:style-name="P9">**</text:p>
      <text:p text:style-name="P2"><text:span text:style-name="T18">***</text:span><text:span text:style-name="T8">'''</text:span></text:p>
      <text:p text:style-name="P2"><text:span text:style-name="T8">for</text:span> i <text:span text:style-name="T8">in</text:span> <text:span text:style-name="T4">range</text:span><text:span text:style-name="T6">(</text:span><text:span text:style-name="T14">1</text:span><text:span text:style-name="T6">,</text:span><text:span text:style-name="T14">5</text:span><text:span text:style-name="T6">):</text:span></text:p>
      <text:p text:style-name="P2"><text:span text:style-name="T8">for</text:span> j <text:span text:style-name="T8">in</text:span> <text:span text:style-name="T4">range</text:span><text:span text:style-name="T6">(</text:span><text:span text:style-name="T14">1</text:span><text:span text:style-name="T6">,</text:span>i<text:span text:style-name="T6">):</text:span></text:p>
      <text:p text:style-name="P2"><text:span text:style-name="T4">print</text:span><text:span text:style-name="T6">('</text:span><text:span text:style-name="T9">*</text:span><text:span text:style-name="T6">',</text:span><text:span text:style-name="T15">end</text:span> <text:span text:style-name="T2">=</text:span> <text:span text:style-name="T6">'')</text:span> </text:p>
      <text:p text:style-name="P2"><text:span text:style-name="T4">print</text:span><text:span text:style-name="T6">('\n')</text:span></text:p>
      <text:p text:style-name="P14"/>
      <text:p text:style-name="P14"><text:soft-page-break/>24.</text:p>
      <text:p text:style-name="P11">#Write a program to print the following pattern.</text:p>
      <text:p text:style-name="P2"><text:span text:style-name="T8">'''</text:span><text:span text:style-name="T17">………</text:span><text:span text:style-name="T18">..</text:span></text:p>
      <text:p text:style-name="P9">***</text:p>
      <text:p text:style-name="P9">**</text:p>
      <text:p text:style-name="P2"><text:span text:style-name="T18">*</text:span><text:span text:style-name="T8">'''</text:span></text:p>
      <text:p text:style-name="P2"><text:span text:style-name="T8">for</text:span> i <text:span text:style-name="T8">in</text:span> <text:span text:style-name="T4">range</text:span><text:span text:style-name="T6">(</text:span><text:span text:style-name="T14">4</text:span><text:span text:style-name="T6">,</text:span><text:span text:style-name="T14">0</text:span><text:span text:style-name="T6">,</text:span><text:span text:style-name="T2">-</text:span><text:span text:style-name="T14">1</text:span><text:span text:style-name="T6">):</text:span></text:p>
      <text:p text:style-name="P2"><text:span text:style-name="T8">for</text:span> j <text:span text:style-name="T8">in</text:span> <text:span text:style-name="T4">range</text:span><text:span text:style-name="T6">(</text:span><text:span text:style-name="T14">1</text:span><text:span text:style-name="T6">,</text:span>i<text:span text:style-name="T6">):</text:span></text:p>
      <text:p text:style-name="P2"><text:span text:style-name="T4">print</text:span><text:span text:style-name="T6">('</text:span><text:span text:style-name="T9">*</text:span><text:span text:style-name="T6">',</text:span><text:span text:style-name="T15">end</text:span><text:span text:style-name="T2">=</text:span><text:span text:style-name="T6">'')</text:span></text:p>
      <text:p text:style-name="P2"><text:span text:style-name="T4">print</text:span><text:span text:style-name="T6">('\n')</text:span></text:p>
      <text:p text:style-name="P14"/>
      <text:p text:style-name="P14">25.</text:p>
      <text:p text:style-name="P11">#Write a program to print the following pattern.</text:p>
      <text:p text:style-name="P2"><text:span text:style-name="T8">'''</text:span><text:span text:style-name="T18">*</text:span></text:p>
      <text:p text:style-name="P9">**</text:p>
      <text:p text:style-name="P9">***</text:p>
      <text:p text:style-name="P9">**</text:p>
      <text:p text:style-name="P2"><text:span text:style-name="T18">*</text:span><text:span text:style-name="T8">'''</text:span></text:p>
      <text:p text:style-name="P2"><text:span text:style-name="T8">for</text:span> i <text:span text:style-name="T8">in</text:span> <text:span text:style-name="T4">range</text:span><text:span text:style-name="T6">(</text:span><text:span text:style-name="T14">1</text:span><text:span text:style-name="T6">,</text:span><text:span text:style-name="T14">5</text:span><text:span text:style-name="T6">):</text:span></text:p>
      <text:p text:style-name="P2"><text:span text:style-name="T8">for</text:span> j <text:span text:style-name="T8">in</text:span> <text:span text:style-name="T4">range</text:span><text:span text:style-name="T6">(</text:span><text:span text:style-name="T14">1</text:span><text:span text:style-name="T6">,</text:span>i<text:span text:style-name="T6">):</text:span></text:p>
      <text:p text:style-name="P2"><text:span text:style-name="T4">print</text:span><text:span text:style-name="T6">('</text:span><text:span text:style-name="T9">*</text:span><text:span text:style-name="T6">',</text:span><text:span text:style-name="T15">end</text:span> <text:span text:style-name="T2">=</text:span> <text:span text:style-name="T6">'')</text:span> </text:p>
      <text:p text:style-name="P2"><text:span text:style-name="T4">print</text:span><text:span text:style-name="T6">('\n')</text:span></text:p>
      <text:p text:style-name="P2"><text:span text:style-name="T8">for</text:span> i <text:span text:style-name="T8">in</text:span> <text:span text:style-name="T4">range</text:span><text:span text:style-name="T6">(</text:span><text:span text:style-name="T14">4</text:span><text:span text:style-name="T6">,</text:span><text:span text:style-name="T14">0</text:span><text:span text:style-name="T6">,</text:span><text:span text:style-name="T2">-</text:span><text:span text:style-name="T14">1</text:span><text:span text:style-name="T6">):</text:span></text:p>
      <text:p text:style-name="P2"><text:span text:style-name="T8">for</text:span> j <text:span text:style-name="T8">in</text:span> <text:span text:style-name="T4">range</text:span><text:span text:style-name="T6">(</text:span><text:span text:style-name="T14">1</text:span><text:span text:style-name="T6">,</text:span>i<text:span text:style-name="T6">):</text:span></text:p>
      <text:p text:style-name="P2"><text:span text:style-name="T4">print</text:span><text:span text:style-name="T6">('</text:span><text:span text:style-name="T9">*</text:span><text:span text:style-name="T6">',</text:span><text:span text:style-name="T15">end</text:span><text:span text:style-name="T2">=</text:span><text:span text:style-name="T6">'')</text:span></text:p>
      <text:p text:style-name="P2"><text:span text:style-name="T4">print</text:span><text:span text:style-name="T6">('\n')</text:span></text:p>
      <text:p text:style-name="P14"/>
      <text:p text:style-name="P14">26.</text:p>
      <text:p text:style-name="P11">#Write a program to print the diamond pattern.</text:p>
      <text:p text:style-name="P2"><text:span text:style-name="T8">'''</text:span><text:span text:style-name="T17"> </text:span><text:span text:style-name="T18">*</text:span></text:p>
      <text:p text:style-name="P9">* *</text:p>
      <text:p text:style-name="P9">* * *</text:p>
      <text:p text:style-name="P9">* *</text:p>
      <text:p text:style-name="P2"><text:span text:style-name="T18">*</text:span><text:span text:style-name="T8">'''</text:span></text:p>
      <text:p text:style-name="P2">n<text:span text:style-name="T2">=</text:span><text:span text:style-name="T12">int</text:span><text:span text:style-name="T6">(</text:span><text:span text:style-name="T4">input</text:span><text:span text:style-name="T6">("</text:span><text:span text:style-name="T9">enter the number of rows</text:span><text:span text:style-name="T6">"))</text:span></text:p>
      <text:p text:style-name="P7"/>
      <text:p text:style-name="P2"><text:span text:style-name="T8">for</text:span> i <text:span text:style-name="T8">in</text:span> <text:span text:style-name="T4">range</text:span><text:span text:style-name="T6">(</text:span>n<text:span text:style-name="T6">):</text:span></text:p>
      <text:p text:style-name="P7"/>
      <text:p text:style-name="P2"><text:span text:style-name="T8">for</text:span> j <text:span text:style-name="T8">in</text:span> <text:span text:style-name="T4">range</text:span><text:span text:style-name="T6">(</text:span><text:span text:style-name="T14">1</text:span><text:span text:style-name="T6">,</text:span><text:span text:style-name="T12">int</text:span><text:span text:style-name="T6">((</text:span>n<text:span text:style-name="T2">/</text:span><text:span text:style-name="T14">2</text:span><text:span text:style-name="T6">))</text:span><text:span text:style-name="T2">-</text:span>i<text:span text:style-name="T2">+</text:span><text:span text:style-name="T14">3</text:span><text:span text:style-name="T6">):</text:span></text:p>
      <text:p text:style-name="P7"/>
      <text:p text:style-name="P2"><text:span text:style-name="T4">print</text:span><text:span text:style-name="T6">(</text:span><text:span text:style-name="T15">sep</text:span><text:span text:style-name="T2">=</text:span><text:span text:style-name="T6">"</text:span><text:span text:style-name="T9"> </text:span><text:span text:style-name="T6">",</text:span><text:span text:style-name="T15">end</text:span><text:span text:style-name="T2">=</text:span><text:span text:style-name="T6">"</text:span><text:span text:style-name="T9"> </text:span><text:span text:style-name="T6">")</text:span></text:p>
      <text:p text:style-name="P7"/>
      <text:p text:style-name="P2"><text:span text:style-name="T8">for</text:span> k <text:span text:style-name="T8">in</text:span> <text:span text:style-name="T4">range</text:span><text:span text:style-name="T6">(</text:span><text:span text:style-name="T14">1</text:span><text:span text:style-name="T6">,</text:span>i<text:span text:style-name="T2">+</text:span><text:span text:style-name="T14">2</text:span><text:span text:style-name="T6">):</text:span></text:p>
      <text:p text:style-name="P7"/>
      <text:p text:style-name="P2"><text:span text:style-name="T4">print</text:span><text:span text:style-name="T6">("</text:span><text:span text:style-name="T9">*</text:span><text:span text:style-name="T6">",</text:span> <text:span text:style-name="T15">end</text:span><text:span text:style-name="T2">=</text:span><text:span text:style-name="T6">"</text:span><text:span text:style-name="T9"> </text:span><text:span text:style-name="T6">")</text:span></text:p>
      <text:p text:style-name="P20"><text:line-break/></text:p>
      <text:p text:style-name="P2"><text:span text:style-name="T4">print</text:span><text:span text:style-name="T6">()</text:span></text:p>
      <text:p text:style-name="P7"/>
      <text:p text:style-name="P2"><text:span text:style-name="T8">for</text:span> i <text:span text:style-name="T8">in</text:span> <text:span text:style-name="T4">range</text:span><text:span text:style-name="T6">(</text:span>n<text:span text:style-name="T6">):</text:span></text:p>
      <text:p text:style-name="P7"><text:soft-page-break/></text:p>
      <text:p text:style-name="P2"><text:span text:style-name="T8">for</text:span> j <text:span text:style-name="T8">in</text:span> <text:span text:style-name="T4">range</text:span><text:span text:style-name="T6">(</text:span><text:span text:style-name="T14">1</text:span><text:span text:style-name="T6">,</text:span><text:span text:style-name="T14">5</text:span><text:span text:style-name="T2">-</text:span><text:span text:style-name="T6">(</text:span><text:span text:style-name="T12">int</text:span><text:span text:style-name="T6">((</text:span>n<text:span text:style-name="T2">/</text:span><text:span text:style-name="T14">2</text:span><text:span text:style-name="T6">))</text:span><text:span text:style-name="T2">-</text:span>i<text:span text:style-name="T2">+</text:span><text:span text:style-name="T14">3</text:span><text:span text:style-name="T6">)</text:span><text:span text:style-name="T2">+</text:span><text:span text:style-name="T14">2</text:span><text:span text:style-name="T6">):</text:span></text:p>
      <text:p text:style-name="P7"/>
      <text:p text:style-name="P2"><text:span text:style-name="T4">print</text:span><text:span text:style-name="T6">(</text:span><text:span text:style-name="T15">sep</text:span><text:span text:style-name="T2">=</text:span><text:span text:style-name="T6">"</text:span><text:span text:style-name="T9"> </text:span><text:span text:style-name="T6">",</text:span><text:span text:style-name="T15">end</text:span><text:span text:style-name="T2">=</text:span><text:span text:style-name="T6">"</text:span><text:span text:style-name="T9"> </text:span><text:span text:style-name="T6">")</text:span></text:p>
      <text:p text:style-name="P7"/>
      <text:p text:style-name="P2"><text:span text:style-name="T8">for</text:span> k <text:span text:style-name="T8">in</text:span> <text:span text:style-name="T4">range</text:span><text:span text:style-name="T6">(</text:span><text:span text:style-name="T14">1</text:span><text:span text:style-name="T6">,</text:span><text:span text:style-name="T14">5</text:span><text:span text:style-name="T2">-</text:span>i<text:span text:style-name="T6">):</text:span></text:p>
      <text:p text:style-name="P7"/>
      <text:p text:style-name="P2"><text:span text:style-name="T4">print</text:span><text:span text:style-name="T6">("</text:span><text:span text:style-name="T9">*</text:span><text:span text:style-name="T6">",</text:span> <text:span text:style-name="T15">end</text:span><text:span text:style-name="T2">=</text:span><text:span text:style-name="T6">"</text:span><text:span text:style-name="T9"> </text:span><text:span text:style-name="T6">")</text:span></text:p>
      <text:p text:style-name="P7"/>
      <text:p text:style-name="P2"><text:span text:style-name="T4">print</text:span><text:span text:style-name="T6">()</text:span></text:p>
      <text:p text:style-name="P14"/>
      <text:p text:style-name="P14">27.</text:p>
      <text:p text:style-name="P11">#Write a program to print following pattern.</text:p>
      <text:p text:style-name="P2"><text:span text:style-name="T8">'''</text:span><text:span text:style-name="T17"> </text:span><text:span text:style-name="T18">1</text:span></text:p>
      <text:p text:style-name="P9">12</text:p>
      <text:p text:style-name="P2"><text:span text:style-name="T18">123</text:span><text:span text:style-name="T8">'''</text:span></text:p>
      <text:p text:style-name="P2"><text:span text:style-name="T2">def</text:span> <text:span text:style-name="T4">a</text:span><text:span text:style-name="T6">(</text:span><text:span text:style-name="T15">n</text:span><text:span text:style-name="T6">):</text:span></text:p>
      <text:p text:style-name="P2">num<text:span text:style-name="T2">=</text:span><text:span text:style-name="T14">1</text:span> </text:p>
      <text:p text:style-name="P2"><text:span text:style-name="T8">for</text:span> i <text:span text:style-name="T8">in</text:span> <text:span text:style-name="T4">range</text:span> <text:span text:style-name="T6">(</text:span><text:span text:style-name="T14">0</text:span><text:span text:style-name="T6">,</text:span>n<text:span text:style-name="T6">):</text:span></text:p>
      <text:p text:style-name="P2">num<text:span text:style-name="T2">=</text:span><text:span text:style-name="T14">1</text:span></text:p>
      <text:p text:style-name="P2"><text:span text:style-name="T8">for</text:span> j <text:span text:style-name="T8">in</text:span> <text:span text:style-name="T4">range</text:span> <text:span text:style-name="T6">(</text:span><text:span text:style-name="T14">0</text:span><text:span text:style-name="T6">,</text:span>i<text:span text:style-name="T2">+</text:span><text:span text:style-name="T14">1</text:span><text:span text:style-name="T6">):</text:span></text:p>
      <text:p text:style-name="P2"><text:span text:style-name="T4">print</text:span><text:span text:style-name="T6">(</text:span>num <text:span text:style-name="T6">,</text:span><text:span text:style-name="T15">end</text:span><text:span text:style-name="T2">=</text:span><text:span text:style-name="T6">"</text:span><text:span text:style-name="T9"> </text:span><text:span text:style-name="T6">")</text:span></text:p>
      <text:p text:style-name="P2">num<text:span text:style-name="T2">=</text:span>num<text:span text:style-name="T2">+</text:span><text:span text:style-name="T14">1</text:span></text:p>
      <text:p text:style-name="P2"><text:span text:style-name="T4">print</text:span><text:span text:style-name="T6">("\r")</text:span></text:p>
      <text:p text:style-name="P2">n<text:span text:style-name="T2">=</text:span><text:span text:style-name="T14">5</text:span></text:p>
      <text:p text:style-name="P2">a<text:span text:style-name="T6">(</text:span>n<text:span text:style-name="T6">)</text:span></text:p>
      <text:p text:style-name="P2"/>
      <text:p text:style-name="P14"/>
      <text:p text:style-name="P14">28.</text:p>
      <text:p text:style-name="P11">#Write a program to print the following pattern.</text:p>
      <text:p text:style-name="P2"><text:span text:style-name="T8">'''</text:span><text:span text:style-name="T17">………</text:span><text:span text:style-name="T18">.</text:span></text:p>
      <text:p text:style-name="P9">321</text:p>
      <text:p text:style-name="P9">32</text:p>
      <text:p text:style-name="P2"><text:span text:style-name="T18">3</text:span><text:span text:style-name="T8">'''</text:span></text:p>
      <text:p text:style-name="P2"><text:span text:style-name="T2">def</text:span> <text:span text:style-name="T4">a</text:span><text:span text:style-name="T6">(</text:span><text:span text:style-name="T15">n</text:span><text:span text:style-name="T6">):</text:span></text:p>
      <text:p text:style-name="P2">num<text:span text:style-name="T2">=</text:span><text:span text:style-name="T14">1</text:span> </text:p>
      <text:p text:style-name="P2"><text:span text:style-name="T8">for</text:span> i <text:span text:style-name="T8">in</text:span> <text:span text:style-name="T4">range</text:span> <text:span text:style-name="T6">(</text:span><text:span text:style-name="T14">4</text:span><text:span text:style-name="T6">,</text:span>n<text:span text:style-name="T6">,</text:span><text:span text:style-name="T2">-</text:span><text:span text:style-name="T14">1</text:span><text:span text:style-name="T6">):</text:span></text:p>
      <text:p text:style-name="P2">num<text:span text:style-name="T2">=</text:span><text:span text:style-name="T14">3</text:span></text:p>
      <text:p text:style-name="P2"><text:span text:style-name="T8">for</text:span> j <text:span text:style-name="T8">in</text:span> <text:span text:style-name="T4">range</text:span> <text:span text:style-name="T6">(</text:span><text:span text:style-name="T14">0</text:span><text:span text:style-name="T6">,</text:span>i<text:span text:style-name="T2">-</text:span><text:span text:style-name="T14">1</text:span><text:span text:style-name="T6">):</text:span></text:p>
      <text:p text:style-name="P2"><text:span text:style-name="T4">print</text:span><text:span text:style-name="T6">(</text:span>num <text:span text:style-name="T6">,</text:span><text:span text:style-name="T15">end</text:span><text:span text:style-name="T2">=</text:span><text:span text:style-name="T6">"</text:span><text:span text:style-name="T9"> </text:span><text:span text:style-name="T6">")</text:span></text:p>
      <text:p text:style-name="P2">num<text:span text:style-name="T2">=</text:span>num<text:span text:style-name="T2">-</text:span><text:span text:style-name="T14">1</text:span></text:p>
      <text:p text:style-name="P2"><text:span text:style-name="T4">print</text:span><text:span text:style-name="T6">("\r")</text:span></text:p>
      <text:p text:style-name="P2">n<text:span text:style-name="T2">=</text:span><text:span text:style-name="T14">0</text:span></text:p>
      <text:p text:style-name="P2">a<text:span text:style-name="T6">(</text:span>n<text:span text:style-name="T6">)</text:span></text:p>
      <text:p text:style-name="P14"/>
      <text:p text:style-name="P14">29.</text:p>
      <text:p text:style-name="P11"># Write a program to print the following pattern.</text:p>
      <text:p text:style-name="P2"><text:span text:style-name="T8">'''</text:span><text:span text:style-name="T17"> </text:span><text:span text:style-name="T18">1</text:span></text:p>
      <text:p text:style-name="P9">2 3</text:p>
      <text:p text:style-name="P2"><text:span text:style-name="T18">4 5 6</text:span><text:span text:style-name="T8">'''</text:span></text:p>
      <text:p text:style-name="P7"/>
      <text:p text:style-name="P2"><text:soft-page-break/>currentNumber <text:span text:style-name="T2">=</text:span> <text:span text:style-name="T14">1</text:span></text:p>
      <text:p text:style-name="P7"/>
      <text:p text:style-name="P2">stop <text:span text:style-name="T2">=</text:span> <text:span text:style-name="T14">2</text:span></text:p>
      <text:p text:style-name="P7"/>
      <text:p text:style-name="P2">rows <text:span text:style-name="T2">=</text:span> <text:span text:style-name="T14">3</text:span> </text:p>
      <text:p text:style-name="P7"/>
      <text:p text:style-name="P2"><text:span text:style-name="T8">for</text:span> i <text:span text:style-name="T8">in</text:span> <text:span text:style-name="T4">range</text:span><text:span text:style-name="T6">(</text:span>rows<text:span text:style-name="T6">):</text:span></text:p>
      <text:p text:style-name="P7"/>
      <text:p text:style-name="P2"><text:span text:style-name="T8">for</text:span> column <text:span text:style-name="T8">in</text:span> <text:span text:style-name="T4">range</text:span><text:span text:style-name="T6">(</text:span><text:span text:style-name="T14">1</text:span><text:span text:style-name="T6">,</text:span> stop<text:span text:style-name="T6">):</text:span></text:p>
      <text:p text:style-name="P7"/>
      <text:p text:style-name="P2"><text:span text:style-name="T4">print</text:span><text:span text:style-name="T6">(</text:span>currentNumber<text:span text:style-name="T6">,</text:span> <text:span text:style-name="T15">end</text:span><text:span text:style-name="T2">=</text:span> <text:span text:style-name="T6">"")</text:span></text:p>
      <text:p text:style-name="P7"/>
      <text:p text:style-name="P2">currentNumber <text:span text:style-name="T2">+=</text:span> <text:span text:style-name="T14">1</text:span></text:p>
      <text:p text:style-name="P7"/>
      <text:p text:style-name="P2"><text:span text:style-name="T4">print</text:span><text:span text:style-name="T6">("")</text:span></text:p>
      <text:p text:style-name="P7"/>
      <text:p text:style-name="P2">stop <text:span text:style-name="T2">+=</text:span> <text:span text:style-name="T14">2</text:span></text:p>
      <text:p text:style-name="P14"/>
      <text:p text:style-name="P14">30.</text:p>
      <text:p text:style-name="P11">#Write a program to print the following pattern.</text:p>
      <text:p text:style-name="P2"><text:span text:style-name="T8">'''</text:span><text:span text:style-name="T17"> </text:span><text:span text:style-name="T18">1</text:span></text:p>
      <text:p text:style-name="P9">2 3</text:p>
      <text:p text:style-name="P9">4 5 6</text:p>
      <text:p text:style-name="P2"><text:span text:style-name="T18">7 8</text:span><text:span text:style-name="T8">'''</text:span></text:p>
      <text:p text:style-name="P2"><text:span text:style-name="T2">def</text:span> <text:span text:style-name="T4">halfDiamondStar</text:span><text:span text:style-name="T6">(</text:span><text:span text:style-name="T15">N</text:span><text:span text:style-name="T6">):</text:span></text:p>
      <text:p text:style-name="P2"><text:span text:style-name="T8">for</text:span> i <text:span text:style-name="T8">in</text:span> <text:span text:style-name="T4">range</text:span><text:span text:style-name="T6">(</text:span>N<text:span text:style-name="T6">):</text:span></text:p>
      <text:p text:style-name="P2"><text:span text:style-name="T8">for</text:span> j <text:span text:style-name="T8">in</text:span> <text:span text:style-name="T4">range</text:span><text:span text:style-name="T6">(</text:span><text:span text:style-name="T14">1</text:span><text:span text:style-name="T6">,</text:span> i <text:span text:style-name="T2">+</text:span> <text:span text:style-name="T14">1</text:span><text:span text:style-name="T6">):</text:span></text:p>
      <text:p text:style-name="P2"><text:span text:style-name="T4">print</text:span><text:span text:style-name="T6">(</text:span>j<text:span text:style-name="T6">,</text:span> <text:span text:style-name="T15">end</text:span> <text:span text:style-name="T2">=</text:span> <text:span text:style-name="T6">"")</text:span></text:p>
      <text:p text:style-name="P2"><text:span text:style-name="T4">print</text:span><text:span text:style-name="T6">()</text:span></text:p>
      <text:p text:style-name="P2"><text:span text:style-name="T8">for</text:span> i <text:span text:style-name="T8">in</text:span> <text:span text:style-name="T4">range</text:span><text:span text:style-name="T6">(</text:span><text:span text:style-name="T14">1</text:span><text:span text:style-name="T6">,</text:span> N<text:span text:style-name="T6">):</text:span></text:p>
      <text:p text:style-name="P2"><text:span text:style-name="T8">for</text:span> j <text:span text:style-name="T8">in</text:span> <text:span text:style-name="T4">range</text:span><text:span text:style-name="T6">(</text:span>i<text:span text:style-name="T6">,</text:span> N<text:span text:style-name="T6">):</text:span></text:p>
      <text:p text:style-name="P2"><text:span text:style-name="T4">print</text:span><text:span text:style-name="T6">(</text:span>j<text:span text:style-name="T6">,</text:span> <text:span text:style-name="T15">end</text:span> <text:span text:style-name="T2">=</text:span> <text:span text:style-name="T6">"")</text:span></text:p>
      <text:p text:style-name="P2"><text:span text:style-name="T4">print</text:span><text:span text:style-name="T6">()</text:span></text:p>
      <text:p text:style-name="P2">N <text:span text:style-name="T2">=</text:span> <text:span text:style-name="T14">5</text:span>; </text:p>
      <text:p text:style-name="P2">halfDiamondStar<text:span text:style-name="T6">(</text:span>N<text:span text:style-name="T6">)</text:span><text:span text:style-name="T2">;</text:span></text:p>
      <text:p text:style-name="P14"/>
      <text:p text:style-name="P14">31.</text:p>
      <text:p text:style-name="P11">#Write a program to find the sum of first “n” natural numbers using recursion.</text:p>
      <text:p text:style-name="P2"><text:span text:style-name="T2">def</text:span> <text:span text:style-name="T4">recur_sum</text:span><text:span text:style-name="T6">(</text:span><text:span text:style-name="T15">n</text:span><text:span text:style-name="T6">):</text:span></text:p>
      <text:p text:style-name="P2"><text:span text:style-name="T8">if</text:span> n <text:span text:style-name="T2">&lt;=</text:span> <text:span text:style-name="T14">1</text:span><text:span text:style-name="T6">:</text:span></text:p>
      <text:p text:style-name="P2"><text:span text:style-name="T8">return</text:span> n</text:p>
      <text:p text:style-name="P2"><text:span text:style-name="T8">else</text:span><text:span text:style-name="T6">:</text:span></text:p>
      <text:p text:style-name="P2"><text:span text:style-name="T8">return</text:span> n <text:span text:style-name="T2">+</text:span> recur_sum<text:span text:style-name="T6">(</text:span>n<text:span text:style-name="T2">-</text:span><text:span text:style-name="T14">1</text:span><text:span text:style-name="T6">)</text:span></text:p>
      <text:p text:style-name="P21"/>
      <text:p text:style-name="P2">num <text:span text:style-name="T2">=</text:span> <text:span text:style-name="T12">int</text:span><text:span text:style-name="T6">(</text:span><text:span text:style-name="T4">input</text:span><text:span text:style-name="T6">("</text:span><text:span text:style-name="T9">Enter a number : </text:span><text:span text:style-name="T6">"))</text:span></text:p>
      <text:p text:style-name="P7"/>
      <text:p text:style-name="P2"><text:span text:style-name="T8">if</text:span> num <text:span text:style-name="T2">&lt;</text:span> <text:span text:style-name="T14">0</text:span><text:span text:style-name="T6">:</text:span></text:p>
      <text:p text:style-name="P2"><text:span text:style-name="T4">print</text:span><text:span text:style-name="T6">("</text:span><text:span text:style-name="T9">Enter a positive number</text:span><text:span text:style-name="T6">")</text:span></text:p>
      <text:p text:style-name="P2"><text:span text:style-name="T8">else</text:span><text:span text:style-name="T6">:</text:span></text:p>
      <text:p text:style-name="P2"><text:span text:style-name="T4">print</text:span><text:span text:style-name="T6">("</text:span><text:span text:style-name="T9">The sum is</text:span><text:span text:style-name="T6">",</text:span>recur_sum<text:span text:style-name="T6">(</text:span>num<text:span text:style-name="T6">))</text:span></text:p>
      <text:p text:style-name="P2"><text:soft-page-break/></text:p>
      <text:p text:style-name="P14"/>
      <text:p text:style-name="P14">32.</text:p>
      <text:p text:style-name="P11">#Write a program to find the factorial of a number using recursion.</text:p>
      <text:p text:style-name="P7"/>
      <text:p text:style-name="P2"><text:span text:style-name="T2">def</text:span> <text:span text:style-name="T4">recur_factorial</text:span><text:span text:style-name="T6">(</text:span><text:span text:style-name="T15">n</text:span><text:span text:style-name="T6">):</text:span></text:p>
      <text:p text:style-name="P2"><text:span text:style-name="T8">if</text:span> n <text:span text:style-name="T2">==</text:span> <text:span text:style-name="T14">1</text:span><text:span text:style-name="T6">:</text:span></text:p>
      <text:p text:style-name="P2"><text:span text:style-name="T8">return</text:span> n</text:p>
      <text:p text:style-name="P2"><text:span text:style-name="T8">else</text:span><text:span text:style-name="T6">:</text:span></text:p>
      <text:p text:style-name="P2"><text:span text:style-name="T8">return</text:span> n<text:span text:style-name="T2">*</text:span>recur_factorial<text:span text:style-name="T6">(</text:span>n<text:span text:style-name="T2">-</text:span><text:span text:style-name="T14">1</text:span><text:span text:style-name="T6">)</text:span></text:p>
      <text:p text:style-name="P7"/>
      <text:p text:style-name="P2">num <text:span text:style-name="T2">=</text:span> <text:span text:style-name="T12">int</text:span><text:span text:style-name="T6">(</text:span><text:span text:style-name="T4">input</text:span><text:span text:style-name="T6">('</text:span><text:span text:style-name="T9">Enter a number : </text:span><text:span text:style-name="T6">'))</text:span></text:p>
      <text:p text:style-name="P21"/>
      <text:p text:style-name="P2"><text:span text:style-name="T8">if</text:span> num <text:span text:style-name="T2">&lt;</text:span> <text:span text:style-name="T14">0</text:span><text:span text:style-name="T6">:</text:span></text:p>
      <text:p text:style-name="P2"><text:span text:style-name="T4">print</text:span><text:span text:style-name="T6">("</text:span><text:span text:style-name="T9">Sorry, factorial does not exist for negative numbers</text:span><text:span text:style-name="T6">")</text:span></text:p>
      <text:p text:style-name="P2"><text:span text:style-name="T8">elif</text:span> num <text:span text:style-name="T2">==</text:span> <text:span text:style-name="T14">0</text:span><text:span text:style-name="T6">:</text:span></text:p>
      <text:p text:style-name="P2"><text:span text:style-name="T4">print</text:span><text:span text:style-name="T6">("</text:span><text:span text:style-name="T9">The factorial of 0 is 1</text:span><text:span text:style-name="T6">")</text:span></text:p>
      <text:p text:style-name="P2"><text:span text:style-name="T8">else</text:span><text:span text:style-name="T6">:</text:span></text:p>
      <text:p text:style-name="P2"><text:span text:style-name="T4">print</text:span><text:span text:style-name="T6">("</text:span><text:span text:style-name="T9">The factorial of</text:span><text:span text:style-name="T6">",</text:span> num<text:span text:style-name="T6">,</text:span> <text:span text:style-name="T6">"</text:span><text:span text:style-name="T9">is</text:span><text:span text:style-name="T6">",</text:span> recur_factorial<text:span text:style-name="T6">(</text:span>num<text:span text:style-name="T6">))</text:span></text:p>
      <text:p text:style-name="P2"/>
      <text:p text:style-name="P14">33.</text:p>
      <text:p text:style-name="P11">#Write a program to generate the fibonacci series up to a range using recursion.</text:p>
      <text:p text:style-name="P21"/>
      <text:p text:style-name="P2"><text:span text:style-name="T2">def</text:span> <text:span text:style-name="T4">recur_fibo</text:span><text:span text:style-name="T6">(</text:span><text:span text:style-name="T15">n</text:span><text:span text:style-name="T6">):</text:span> </text:p>
      <text:p text:style-name="P2"><text:span text:style-name="T8">if</text:span> n <text:span text:style-name="T2">&lt;=</text:span> <text:span text:style-name="T14">1</text:span><text:span text:style-name="T6">:</text:span> </text:p>
      <text:p text:style-name="P2"><text:span text:style-name="T8">return</text:span> n </text:p>
      <text:p text:style-name="P2"><text:span text:style-name="T8">else</text:span><text:span text:style-name="T6">:</text:span> </text:p>
      <text:p text:style-name="P2"><text:span text:style-name="T8">return</text:span><text:span text:style-name="T6">(</text:span>recur_fibo<text:span text:style-name="T6">(</text:span>n<text:span text:style-name="T2">-</text:span><text:span text:style-name="T14">1</text:span><text:span text:style-name="T6">)</text:span> <text:span text:style-name="T2">+</text:span> recur_fibo<text:span text:style-name="T6">(</text:span>n<text:span text:style-name="T2">-</text:span><text:span text:style-name="T14">2</text:span><text:span text:style-name="T6">))</text:span> </text:p>
      <text:p text:style-name="P2">nterms <text:span text:style-name="T2">=</text:span> <text:span text:style-name="T12">int</text:span><text:span text:style-name="T6">(</text:span><text:span text:style-name="T4">input</text:span><text:span text:style-name="T6">("</text:span><text:span text:style-name="T9">How many terms? </text:span><text:span text:style-name="T6">"))</text:span> </text:p>
      <text:p text:style-name="P2"><text:span text:style-name="T8">if</text:span> nterms <text:span text:style-name="T2">&lt;=</text:span> <text:span text:style-name="T14">0</text:span><text:span text:style-name="T6">:</text:span> </text:p>
      <text:p text:style-name="P2"><text:span text:style-name="T4">print</text:span><text:span text:style-name="T6">("</text:span><text:span text:style-name="T9">Plese enter a positive integer</text:span><text:span text:style-name="T6">")</text:span> </text:p>
      <text:p text:style-name="P2"><text:span text:style-name="T8">else</text:span><text:span text:style-name="T6">:</text:span> </text:p>
      <text:p text:style-name="P2"><text:span text:style-name="T4">print</text:span><text:span text:style-name="T6">("</text:span><text:span text:style-name="T9">Fibonacci sequence:</text:span><text:span text:style-name="T6">")</text:span> </text:p>
      <text:p text:style-name="P2"><text:span text:style-name="T8">for</text:span> i <text:span text:style-name="T8">in</text:span> <text:span text:style-name="T4">range</text:span><text:span text:style-name="T6">(</text:span>nterms<text:span text:style-name="T6">):</text:span> </text:p>
      <text:p text:style-name="P2"><text:span text:style-name="T4">print</text:span><text:span text:style-name="T6">(</text:span>recur_fibo<text:span text:style-name="T6">(</text:span>i<text:span text:style-name="T6">))</text:span> </text:p>
      <text:p text:style-name="P14"/>
      <text:p text:style-name="P14">34.</text:p>
      <text:p text:style-name="P11">#Write a program to find out the doublet and triplet of a number using lambda functions.</text:p>
      <text:p text:style-name="P7"/>
      <text:p text:style-name="P2"><text:span text:style-name="T8">from</text:span> itertools <text:span text:style-name="T8">import</text:span> combinations</text:p>
      <text:p text:style-name="P7"/>
      <text:p text:style-name="P2">lst <text:span text:style-name="T2">=</text:span> <text:span text:style-name="T6">[</text:span><text:span text:style-name="T14">1</text:span><text:span text:style-name="T6">,</text:span> <text:span text:style-name="T14">2</text:span><text:span text:style-name="T6">,</text:span> <text:span text:style-name="T14">3</text:span><text:span text:style-name="T6">,</text:span> <text:span text:style-name="T14">4</text:span><text:span text:style-name="T6">,</text:span> <text:span text:style-name="T14">5</text:span><text:span text:style-name="T6">,</text:span> <text:span text:style-name="T14">6</text:span><text:span text:style-name="T6">,</text:span> <text:span text:style-name="T14">7</text:span><text:span text:style-name="T6">,</text:span> <text:span text:style-name="T14">8</text:span><text:span text:style-name="T6">,</text:span> <text:span text:style-name="T14">9</text:span><text:span text:style-name="T6">,</text:span> <text:span text:style-name="T14">10</text:span><text:span text:style-name="T6">]</text:span></text:p>
      <text:p text:style-name="P2"><text:span text:style-name="T4">print</text:span><text:span text:style-name="T6">(</text:span><text:span text:style-name="T2">lambda</text:span>(<text:span text:style-name="T15">lst</text:span><text:span text:style-name="T6">,</text:span> key)<text:span text:style-name="T6">:</text:span> <text:span text:style-name="T2">lambda</text:span>(val)<text:span text:style-name="T6">:</text:span> <text:span text:style-name="T4">sum</text:span><text:span text:style-name="T6">(</text:span>val<text:span text:style-name="T6">)</text:span> <text:span text:style-name="T2">==</text:span> key ;<text:span text:style-name="T12">list</text:span><text:span text:style-name="T6">(</text:span><text:span text:style-name="T4">filter</text:span><text:span text:style-name="T6">(</text:span>valid<text:span text:style-name="T6">,</text:span> <text:span text:style-name="T12">list</text:span><text:span text:style-name="T6">(</text:span>combinations<text:span text:style-name="T6">(</text:span>lst<text:span text:style-name="T6">,</text:span> <text:span text:style-name="T14">3</text:span><text:span text:style-name="T6">)))))</text:span></text:p>
      <text:p text:style-name="P14"/>
      <text:p text:style-name="P14">35.</text:p>
      <text:p text:style-name="P11">#Write a program to implement the use of arguments in to a function and return values from a function.</text:p>
      <text:p text:style-name="P2"><text:span text:style-name="T2">def</text:span> <text:span text:style-name="T4">greet</text:span><text:span text:style-name="T6">(</text:span><text:span text:style-name="T15">name</text:span><text:span text:style-name="T6">,</text:span> <text:span text:style-name="T15">msg</text:span><text:span text:style-name="T6">):</text:span></text:p>
      <text:p text:style-name="P7"/>
      <text:p text:style-name="P2"><text:soft-page-break/><text:span text:style-name="T4">print</text:span><text:span text:style-name="T6">("</text:span><text:span text:style-name="T9">Hello</text:span><text:span text:style-name="T6">",</text:span> name <text:span text:style-name="T2">+</text:span> <text:span text:style-name="T6">'</text:span><text:span text:style-name="T9">, </text:span><text:span text:style-name="T6">'</text:span> <text:span text:style-name="T2">+</text:span> msg<text:span text:style-name="T6">)</text:span></text:p>
      <text:p text:style-name="P7"/>
      <text:p text:style-name="P2">greet<text:span text:style-name="T6">("</text:span><text:span text:style-name="T9">Gos</text:span><text:span text:style-name="T6">",</text:span> <text:span text:style-name="T6">"</text:span><text:span text:style-name="T9">Good morning!</text:span><text:span text:style-name="T6">")</text:span></text:p>
      <text:p text:style-name="P2"><text:span text:style-name="T2">def</text:span> <text:span text:style-name="T4">sum</text:span><text:span text:style-name="T6">():</text:span></text:p>
      <text:p text:style-name="P2"><text:span text:style-name="T8">return</text:span><text:span text:style-name="T6">(</text:span><text:span text:style-name="T14">65</text:span><text:span text:style-name="T6">)</text:span></text:p>
      <text:p text:style-name="P2"><text:span text:style-name="T4">print</text:span><text:span text:style-name="T6">(</text:span><text:span text:style-name="T4">sum</text:span><text:span text:style-name="T6">())</text:span></text:p>
      <text:p text:style-name="P14"/>
      <text:p text:style-name="P14">36.</text:p>
      <text:p text:style-name="P11">#Write a program to demonstrate the use of local and global variables.</text:p>
      <text:p text:style-name="P2">x <text:span text:style-name="T2">=</text:span> <text:span text:style-name="T6">"</text:span><text:span text:style-name="T9">global </text:span><text:span text:style-name="T6">"</text:span></text:p>
      <text:p text:style-name="P7"/>
      <text:p text:style-name="P2"><text:span text:style-name="T2">def</text:span> <text:span text:style-name="T4">foo</text:span><text:span text:style-name="T6">():</text:span></text:p>
      <text:p text:style-name="P2"><text:span text:style-name="T2">global</text:span> x</text:p>
      <text:p text:style-name="P2">y <text:span text:style-name="T2">=</text:span> <text:span text:style-name="T6">"</text:span><text:span text:style-name="T9">local</text:span><text:span text:style-name="T6">"</text:span></text:p>
      <text:p text:style-name="P2">x <text:span text:style-name="T2">=</text:span> x <text:span text:style-name="T2">*</text:span> <text:span text:style-name="T14">2</text:span></text:p>
      <text:p text:style-name="P2"><text:span text:style-name="T4">print</text:span><text:span text:style-name="T6">(</text:span>x<text:span text:style-name="T6">)</text:span></text:p>
      <text:p text:style-name="P2"><text:span text:style-name="T4">print</text:span><text:span text:style-name="T6">(</text:span>y<text:span text:style-name="T6">)</text:span></text:p>
      <text:p text:style-name="P7"/>
      <text:p text:style-name="P2">foo<text:span text:style-name="T6">()</text:span></text:p>
      <text:p text:style-name="P14"/>
      <text:p text:style-name="P14">37.</text:p>
      <text:p text:style-name="P11"># Write a program to implement the usage of some built-in library modules (math, matplotlib, turtle, numpy, random etc.)math</text:p>
      <text:p text:style-name="P2"><text:span text:style-name="T8">import</text:span> math</text:p>
      <text:p text:style-name="P2"><text:span text:style-name="T4">print</text:span><text:span text:style-name="T6">(</text:span>math<text:span text:style-name="T6">.</text:span>sqrt<text:span text:style-name="T6">(</text:span><text:span text:style-name="T14">4</text:span><text:span text:style-name="T6">))</text:span></text:p>
      <text:p text:style-name="P2"><text:span text:style-name="T4">print</text:span><text:span text:style-name="T6">(</text:span>math<text:span text:style-name="T6">.</text:span>pi<text:span text:style-name="T6">)</text:span></text:p>
      <text:p text:style-name="P2"><text:span text:style-name="T4">print</text:span><text:span text:style-name="T6">(</text:span>math<text:span text:style-name="T6">.</text:span>e<text:span text:style-name="T6">)</text:span></text:p>
      <text:p text:style-name="P2"><text:span text:style-name="T4">print</text:span><text:span text:style-name="T6">(</text:span>math<text:span text:style-name="T6">.</text:span>radians<text:span text:style-name="T6">(</text:span><text:span text:style-name="T14">30</text:span><text:span text:style-name="T6">))</text:span></text:p>
      <text:p text:style-name="P2"><text:span text:style-name="T4">print</text:span><text:span text:style-name="T6">(</text:span>math<text:span text:style-name="T6">.</text:span>degrees<text:span text:style-name="T6">(</text:span>math<text:span text:style-name="T6">.</text:span>pi<text:span text:style-name="T2">/</text:span><text:span text:style-name="T14">6</text:span><text:span text:style-name="T6">))</text:span></text:p>
      <text:p text:style-name="P2"><text:span text:style-name="T4">print</text:span><text:span text:style-name="T6">(</text:span>math<text:span text:style-name="T6">.</text:span>sin<text:span text:style-name="T6">(</text:span><text:span text:style-name="T14">90</text:span><text:span text:style-name="T6">))</text:span></text:p>
      <text:p text:style-name="P2"><text:span text:style-name="T4">print</text:span><text:span text:style-name="T6">(</text:span>math<text:span text:style-name="T6">.</text:span>cos<text:span text:style-name="T6">(</text:span><text:span text:style-name="T14">90</text:span><text:span text:style-name="T6">))</text:span></text:p>
      <text:p text:style-name="P2"><text:span text:style-name="T4">print</text:span><text:span text:style-name="T6">(</text:span>math<text:span text:style-name="T6">.</text:span>tan<text:span text:style-name="T6">(</text:span><text:span text:style-name="T14">90</text:span><text:span text:style-name="T6">))</text:span></text:p>
      <text:p text:style-name="P2"><text:span text:style-name="T4">print</text:span><text:span text:style-name="T6">(</text:span>math<text:span text:style-name="T6">.</text:span>log<text:span text:style-name="T6">(</text:span><text:span text:style-name="T14">8</text:span><text:span text:style-name="T6">))</text:span></text:p>
      <text:p text:style-name="P14"/>
      <text:p text:style-name="P11">#!/usr/bin/env python</text:p>
      <text:p text:style-name="P9"># coding: utf-8</text:p>
      <text:p text:style-name="P7"/>
      <text:p text:style-name="P9"># # Hello welcome</text:p>
      <text:p text:style-name="P7"/>
      <text:p text:style-name="P9"># In[1]:</text:p>
      <text:p text:style-name="P21"/>
      <text:p text:style-name="P2"><text:span text:style-name="T8">import</text:span> numpy <text:span text:style-name="T8">as</text:span> np</text:p>
      <text:p text:style-name="P21"/>
      <text:p text:style-name="P9"># In[2]:</text:p>
      <text:p text:style-name="P21"/>
      <text:p text:style-name="P2">myarr <text:span text:style-name="T2">=</text:span> np<text:span text:style-name="T6">.</text:span>array<text:span text:style-name="T6">([</text:span><text:span text:style-name="T14">3</text:span><text:span text:style-name="T6">,</text:span><text:span text:style-name="T14">4</text:span><text:span text:style-name="T6">,</text:span><text:span text:style-name="T14">5</text:span><text:span text:style-name="T6">,</text:span><text:span text:style-name="T14">6</text:span><text:span text:style-name="T6">])</text:span></text:p>
      <text:p text:style-name="P21"/>
      <text:p text:style-name="P9"><text:soft-page-break/># In[3]:</text:p>
      <text:p text:style-name="P21"/>
      <text:p text:style-name="P2">myarr</text:p>
      <text:p text:style-name="P21"/>
      <text:p text:style-name="P9"># In[4]:</text:p>
      <text:p text:style-name="P21"/>
      <text:p text:style-name="P2"><text:span text:style-name="T4">print</text:span><text:span text:style-name="T6">(</text:span>myarr<text:span text:style-name="T6">)</text:span></text:p>
      <text:p text:style-name="P21"/>
      <text:p text:style-name="P9"># In[5]:</text:p>
      <text:p text:style-name="P21"/>
      <text:p text:style-name="P2">mua <text:span text:style-name="T2">=</text:span> np<text:span text:style-name="T6">.</text:span>array<text:span text:style-name="T6">([</text:span><text:span text:style-name="T14">3</text:span><text:span text:style-name="T6">,</text:span><text:span text:style-name="T14">4</text:span><text:span text:style-name="T6">,</text:span><text:span text:style-name="T14">5</text:span><text:span text:style-name="T6">,</text:span><text:span text:style-name="T14">6</text:span><text:span text:style-name="T6">],</text:span>np<text:span text:style-name="T6">.</text:span>int32<text:span text:style-name="T6">)</text:span></text:p>
      <text:p text:style-name="P21"/>
      <text:p text:style-name="P9"># In[6]:</text:p>
      <text:p text:style-name="P21"/>
      <text:p text:style-name="P2">mua</text:p>
      <text:p text:style-name="P21"/>
      <text:p text:style-name="P9"># In[7]:</text:p>
      <text:p text:style-name="P21"/>
      <text:p text:style-name="P2">mua<text:span text:style-name="T6">[</text:span><text:span text:style-name="T14">0</text:span><text:span text:style-name="T6">]</text:span></text:p>
      <text:p text:style-name="P21"/>
      <text:p text:style-name="P9"># In[8]:</text:p>
      <text:p text:style-name="P21"/>
      <text:p text:style-name="P2">mj<text:span text:style-name="T2">=</text:span>np<text:span text:style-name="T6">.</text:span>array<text:span text:style-name="T6">([[</text:span><text:span text:style-name="T14">1</text:span><text:span text:style-name="T6">,</text:span><text:span text:style-name="T14">2</text:span><text:span text:style-name="T6">,</text:span><text:span text:style-name="T14">3</text:span><text:span text:style-name="T6">],[</text:span><text:span text:style-name="T14">3</text:span><text:span text:style-name="T6">,</text:span><text:span text:style-name="T14">4</text:span><text:span text:style-name="T6">,</text:span><text:span text:style-name="T14">5</text:span><text:span text:style-name="T6">]])</text:span></text:p>
      <text:p text:style-name="P21"/>
      <text:p text:style-name="P9"># In[9]:</text:p>
      <text:p text:style-name="P21"/>
      <text:p text:style-name="P2">mj</text:p>
      <text:p text:style-name="P21"/>
      <text:p text:style-name="P9"># In[10]:</text:p>
      <text:p text:style-name="P21"/>
      <text:p text:style-name="P2"><text:span text:style-name="T4">print</text:span><text:span text:style-name="T6">(</text:span>mj<text:span text:style-name="T6">)</text:span></text:p>
      <text:p text:style-name="P21"/>
      <text:p text:style-name="P9"># In[11]:</text:p>
      <text:p text:style-name="P21"/>
      <text:p text:style-name="P2"><text:soft-page-break/>mj<text:span text:style-name="T6">[</text:span><text:span text:style-name="T14">1</text:span><text:span text:style-name="T6">,</text:span><text:span text:style-name="T14">2</text:span><text:span text:style-name="T6">]</text:span></text:p>
      <text:p text:style-name="P21"/>
      <text:p text:style-name="P9"># In[12]:</text:p>
      <text:p text:style-name="P21"/>
      <text:p text:style-name="P2">mua<text:span text:style-name="T6">.</text:span>shape</text:p>
      <text:p text:style-name="P21"/>
      <text:p text:style-name="P9"># In[13]:</text:p>
      <text:p text:style-name="P21"/>
      <text:p text:style-name="P2">mj<text:span text:style-name="T6">.</text:span>shape</text:p>
      <text:p text:style-name="P21"/>
      <text:p text:style-name="P9"># In[14]:</text:p>
      <text:p text:style-name="P21"/>
      <text:p text:style-name="P2">mua<text:span text:style-name="T6">.</text:span>dtype</text:p>
      <text:p text:style-name="P21"/>
      <text:p text:style-name="P9"># In[15]:</text:p>
      <text:p text:style-name="P21"/>
      <text:p text:style-name="P2">mj<text:span text:style-name="T6">.</text:span>dtype</text:p>
      <text:p text:style-name="P21"/>
      <text:p text:style-name="P9"># In[16]:</text:p>
      <text:p text:style-name="P21"/>
      <text:p text:style-name="P2">mj<text:span text:style-name="T6">[</text:span><text:span text:style-name="T14">0</text:span><text:span text:style-name="T6">,</text:span><text:span text:style-name="T14">1</text:span><text:span text:style-name="T6">]</text:span><text:span text:style-name="T2">=</text:span><text:span text:style-name="T14">90</text:span></text:p>
      <text:p text:style-name="P21"/>
      <text:p text:style-name="P9"># In[17]:</text:p>
      <text:p text:style-name="P21"/>
      <text:p text:style-name="P2">mj</text:p>
      <text:p text:style-name="P21"/>
      <text:p text:style-name="P9"># In[18]:</text:p>
      <text:p text:style-name="P21"/>
      <text:p text:style-name="P2">mua<text:span text:style-name="T6">[</text:span><text:span text:style-name="T14">0</text:span><text:span text:style-name="T6">]</text:span><text:span text:style-name="T2">=</text:span><text:span text:style-name="T14">60</text:span></text:p>
      <text:p text:style-name="P21"/>
      <text:p text:style-name="P9"># In[19]:</text:p>
      <text:p text:style-name="P21"/>
      <text:p text:style-name="P2">mua</text:p>
      <text:p text:style-name="P21"/>
      <text:p text:style-name="P9"><text:soft-page-break/># In[20]:</text:p>
      <text:p text:style-name="P21"/>
      <text:p text:style-name="P2">mua<text:span text:style-name="T6">.</text:span>size</text:p>
      <text:p text:style-name="P21"/>
      <text:p text:style-name="P9"># In[21]:</text:p>
      <text:p text:style-name="P21"/>
      <text:p text:style-name="P2">li <text:span text:style-name="T2">=</text:span> np<text:span text:style-name="T6">.</text:span>array<text:span text:style-name="T6">([[</text:span><text:span text:style-name="T14">1</text:span><text:span text:style-name="T6">,</text:span><text:span text:style-name="T14">2</text:span><text:span text:style-name="T6">,</text:span><text:span text:style-name="T14">3</text:span><text:span text:style-name="T6">],[</text:span><text:span text:style-name="T14">4</text:span><text:span text:style-name="T6">,</text:span><text:span text:style-name="T14">5</text:span><text:span text:style-name="T6">,</text:span><text:span text:style-name="T14">6</text:span><text:span text:style-name="T6">],[</text:span><text:span text:style-name="T14">7</text:span><text:span text:style-name="T6">,</text:span><text:span text:style-name="T14">8</text:span><text:span text:style-name="T6">,</text:span><text:span text:style-name="T14">9</text:span><text:span text:style-name="T6">]])</text:span></text:p>
      <text:p text:style-name="P21"/>
      <text:p text:style-name="P9"># In[22]:</text:p>
      <text:p text:style-name="P21"/>
      <text:p text:style-name="P2">li<text:span text:style-name="T6">.</text:span>size</text:p>
      <text:p text:style-name="P21"/>
      <text:p text:style-name="P9"># In[23]:</text:p>
      <text:p text:style-name="P21"/>
      <text:p text:style-name="P2">mj<text:span text:style-name="T6">.</text:span>size</text:p>
      <text:p text:style-name="P21"/>
      <text:p text:style-name="P9"># In[24]:</text:p>
      <text:p text:style-name="P21"/>
      <text:p text:style-name="P2">k<text:span text:style-name="T2">=</text:span>np<text:span text:style-name="T6">.</text:span>array<text:span text:style-name="T6">({</text:span><text:span text:style-name="T14">1</text:span><text:span text:style-name="T6">,</text:span><text:span text:style-name="T14">2</text:span><text:span text:style-name="T6">,</text:span><text:span text:style-name="T14">3</text:span><text:span text:style-name="T6">})</text:span></text:p>
      <text:p text:style-name="P21"/>
      <text:p text:style-name="P9"># In[25]:</text:p>
      <text:p text:style-name="P21"/>
      <text:p text:style-name="P2">k<text:span text:style-name="T6">.</text:span>dtype</text:p>
      <text:p text:style-name="P21"/>
      <text:p text:style-name="P9"># In[26]:</text:p>
      <text:p text:style-name="P21"/>
      <text:p text:style-name="P2">zer <text:span text:style-name="T2">=</text:span> np<text:span text:style-name="T6">.</text:span>zeros<text:span text:style-name="T6">((</text:span><text:span text:style-name="T14">2</text:span><text:span text:style-name="T6">,</text:span><text:span text:style-name="T14">5</text:span><text:span text:style-name="T6">))</text:span></text:p>
      <text:p text:style-name="P21"/>
      <text:p text:style-name="P9"># In[27]:</text:p>
      <text:p text:style-name="P21"/>
      <text:p text:style-name="P2">zer</text:p>
      <text:p text:style-name="P21"/>
      <text:p text:style-name="P9"># In[28]:</text:p>
      <text:p text:style-name="P21"/>
      <text:p text:style-name="P2"><text:soft-page-break/>zer<text:span text:style-name="T6">.</text:span>dtype</text:p>
      <text:p text:style-name="P21"/>
      <text:p text:style-name="P9"># In[29]:</text:p>
      <text:p text:style-name="P21"/>
      <text:p text:style-name="P2">np<text:span text:style-name="T6">.</text:span>range<text:span text:style-name="T6">(</text:span><text:span text:style-name="T14">15</text:span><text:span text:style-name="T6">)</text:span></text:p>
      <text:p text:style-name="P21"/>
      <text:p text:style-name="P9"># In[ ]:</text:p>
      <text:p text:style-name="P21"/>
      <text:p text:style-name="P2">sp <text:span text:style-name="T2">=</text:span> np<text:span text:style-name="T6">.</text:span>linspace<text:span text:style-name="T6">(</text:span><text:span text:style-name="T14">1</text:span><text:span text:style-name="T6">,</text:span><text:span text:style-name="T14">5</text:span><text:span text:style-name="T6">,</text:span><text:span text:style-name="T14">5</text:span><text:span text:style-name="T6">)</text:span></text:p>
      <text:p text:style-name="P21"/>
      <text:p text:style-name="P9"># In[ ]:</text:p>
      <text:p text:style-name="P21"/>
      <text:p text:style-name="P2">sp</text:p>
      <text:p text:style-name="P21"/>
      <text:p text:style-name="P9"># In[ ]:</text:p>
      <text:p text:style-name="P21"/>
      <text:p text:style-name="P2">emp <text:span text:style-name="T2">=</text:span> np<text:span text:style-name="T6">.</text:span>empty<text:span text:style-name="T6">(</text:span><text:span text:style-name="T14">4</text:span><text:span text:style-name="T6">,</text:span><text:span text:style-name="T14">6</text:span><text:span text:style-name="T6">)</text:span></text:p>
      <text:p text:style-name="P21"/>
      <text:p text:style-name="P9"># emp_like=np.empty.like(moj)</text:p>
      <text:p text:style-name="P7"/>
      <text:p text:style-name="P9"># In[31]:</text:p>
      <text:p text:style-name="P21"/>
      <text:p text:style-name="P2">arr <text:span text:style-name="T2">=</text:span> np<text:span text:style-name="T6">.</text:span>identity<text:span text:style-name="T6">(</text:span><text:span text:style-name="T14">45</text:span><text:span text:style-name="T6">)</text:span></text:p>
      <text:p text:style-name="P21"/>
      <text:p text:style-name="P9"># In[32]:</text:p>
      <text:p text:style-name="P21"/>
      <text:p text:style-name="P2">arr</text:p>
      <text:p text:style-name="P21"/>
      <text:p text:style-name="P9"># In[34]:</text:p>
      <text:p text:style-name="P21"/>
      <text:p text:style-name="P2">arr <text:span text:style-name="T2">=</text:span> np<text:span text:style-name="T6">.</text:span>arrange<text:span text:style-name="T6">(</text:span><text:span text:style-name="T14">99</text:span><text:span text:style-name="T6">)</text:span></text:p>
      <text:p text:style-name="P21"/>
      <text:p text:style-name="P9"># In[37]:</text:p>
      <text:p text:style-name="P21"/>
      <text:p text:style-name="P2">mj <text:span text:style-name="T2">=</text:span> mj<text:span text:style-name="T6">.</text:span>reshape<text:span text:style-name="T6">(</text:span><text:span text:style-name="T14">3</text:span><text:span text:style-name="T6">,</text:span><text:span text:style-name="T14">2</text:span><text:span text:style-name="T6">)</text:span></text:p>
      <text:p text:style-name="P21"><text:soft-page-break/></text:p>
      <text:p text:style-name="P9"># In[38]:</text:p>
      <text:p text:style-name="P21"/>
      <text:p text:style-name="P2">mj</text:p>
      <text:p text:style-name="P21"/>
      <text:p text:style-name="P9"># In[39]:</text:p>
      <text:p text:style-name="P21"/>
      <text:p text:style-name="P2">mj<text:span text:style-name="T6">.</text:span>ravel<text:span text:style-name="T6">()</text:span></text:p>
      <text:p text:style-name="P21"/>
      <text:p text:style-name="P9"># In[40]:</text:p>
      <text:p text:style-name="P21"/>
      <text:p text:style-name="P2">li</text:p>
      <text:p text:style-name="P21"/>
      <text:p text:style-name="P9"># In[41]:</text:p>
      <text:p text:style-name="P21"/>
      <text:p text:style-name="P2">kp <text:span text:style-name="T2">=</text:span> np<text:span text:style-name="T6">.</text:span>array<text:span text:style-name="T6">(</text:span>li<text:span text:style-name="T6">)</text:span></text:p>
      <text:p text:style-name="P21"/>
      <text:p text:style-name="P9"># In[42]:</text:p>
      <text:p text:style-name="P21"/>
      <text:p text:style-name="P2">kp<text:span text:style-name="T6">.</text:span>sum<text:span text:style-name="T6">(</text:span><text:span text:style-name="T15">axis</text:span><text:span text:style-name="T2">=</text:span><text:span text:style-name="T14">0</text:span><text:span text:style-name="T6">)</text:span></text:p>
      <text:p text:style-name="P21"/>
      <text:p text:style-name="P9"># In[43]:</text:p>
      <text:p text:style-name="P21"/>
      <text:p text:style-name="P2">kp<text:span text:style-name="T6">.</text:span>sum<text:span text:style-name="T6">(</text:span><text:span text:style-name="T15">axis</text:span><text:span text:style-name="T2">=</text:span><text:span text:style-name="T14">1</text:span><text:span text:style-name="T6">)</text:span></text:p>
      <text:p text:style-name="P21"/>
      <text:p text:style-name="P9"># In[44]:</text:p>
      <text:p text:style-name="P21"/>
      <text:p text:style-name="P2">kp<text:span text:style-name="T6">.</text:span>T</text:p>
      <text:p text:style-name="P21"/>
      <text:p text:style-name="P9"># In[46]:</text:p>
      <text:p text:style-name="P21"/>
      <text:p text:style-name="P2">kp<text:span text:style-name="T6">.</text:span>ndim</text:p>
      <text:p text:style-name="P21"/>
      <text:p text:style-name="P9"># In[47]:</text:p>
      <text:p text:style-name="P21"><text:soft-page-break/></text:p>
      <text:p text:style-name="P2">kp<text:span text:style-name="T6">.</text:span>flat</text:p>
      <text:p text:style-name="P21"/>
      <text:p text:style-name="P9"># In[48]:</text:p>
      <text:p text:style-name="P21"/>
      <text:p text:style-name="P2"><text:span text:style-name="T8">for</text:span> i <text:span text:style-name="T8">in</text:span> kp<text:span text:style-name="T6">.</text:span>flat<text:span text:style-name="T6">:</text:span></text:p>
      <text:p text:style-name="P2"><text:span text:style-name="T4">print</text:span><text:span text:style-name="T6">(</text:span>i<text:span text:style-name="T6">)</text:span></text:p>
      <text:p text:style-name="P21"/>
      <text:p text:style-name="P9"># In[49]:</text:p>
      <text:p text:style-name="P21"/>
      <text:p text:style-name="P2">kp<text:span text:style-name="T6">.</text:span>size</text:p>
      <text:p text:style-name="P21"/>
      <text:p text:style-name="P9"># In[50]:</text:p>
      <text:p text:style-name="P21"/>
      <text:p text:style-name="P2">kp<text:span text:style-name="T6">.</text:span>nbytes</text:p>
      <text:p text:style-name="P21"/>
      <text:p text:style-name="P9"># In[51]:</text:p>
      <text:p text:style-name="P21"/>
      <text:p text:style-name="P2">lol <text:span text:style-name="T2">=</text:span> np<text:span text:style-name="T6">.</text:span>array<text:span text:style-name="T6">([</text:span><text:span text:style-name="T14">4</text:span><text:span text:style-name="T6">,</text:span><text:span text:style-name="T14">7</text:span><text:span text:style-name="T6">,</text:span><text:span text:style-name="T14">8</text:span><text:span text:style-name="T6">,</text:span><text:span text:style-name="T14">9</text:span><text:span text:style-name="T6">,</text:span><text:span text:style-name="T14">6</text:span><text:span text:style-name="T6">])</text:span></text:p>
      <text:p text:style-name="P21"/>
      <text:p text:style-name="P9"># In[52]:</text:p>
      <text:p text:style-name="P21"/>
      <text:p text:style-name="P2">lol<text:span text:style-name="T6">.</text:span>argmax<text:span text:style-name="T6">()</text:span></text:p>
      <text:p text:style-name="P21"/>
      <text:p text:style-name="P9"># In[53]:</text:p>
      <text:p text:style-name="P21"/>
      <text:p text:style-name="P2">lol<text:span text:style-name="T6">.</text:span>argmin<text:span text:style-name="T6">()</text:span></text:p>
      <text:p text:style-name="P21"/>
      <text:p text:style-name="P9"># In[54]:</text:p>
      <text:p text:style-name="P21"/>
      <text:p text:style-name="P2">lol<text:span text:style-name="T6">.</text:span>min<text:span text:style-name="T6">()</text:span></text:p>
      <text:p text:style-name="P21"/>
      <text:p text:style-name="P9"># In[55]:</text:p>
      <text:p text:style-name="P21"/>
      <text:p text:style-name="P2"><text:soft-page-break/>lol<text:span text:style-name="T6">.</text:span>max<text:span text:style-name="T6">()</text:span></text:p>
      <text:p text:style-name="P21"/>
      <text:p text:style-name="P9"># In[56]:</text:p>
      <text:p text:style-name="P21"/>
      <text:p text:style-name="P2">lol<text:span text:style-name="T6">.</text:span>argsort<text:span text:style-name="T6">()</text:span></text:p>
      <text:p text:style-name="P21"/>
      <text:p text:style-name="P9"># In[58]:</text:p>
      <text:p text:style-name="P21"/>
      <text:p text:style-name="P2">mj<text:span text:style-name="T6">.</text:span>argmax<text:span text:style-name="T6">()</text:span></text:p>
      <text:p text:style-name="P21"/>
      <text:p text:style-name="P9"># In[59]:</text:p>
      <text:p text:style-name="P21"/>
      <text:p text:style-name="P2">mj<text:span text:style-name="T6">.</text:span>argmin<text:span text:style-name="T6">()</text:span></text:p>
      <text:p text:style-name="P21"/>
      <text:p text:style-name="P9"># In[61]:</text:p>
      <text:p text:style-name="P21"/>
      <text:p text:style-name="P2">mj<text:span text:style-name="T6">.</text:span>argsort<text:span text:style-name="T6">()</text:span></text:p>
      <text:p text:style-name="P21"/>
      <text:p text:style-name="P9"># In[62]:</text:p>
      <text:p text:style-name="P21"/>
      <text:p text:style-name="P2">mj<text:span text:style-name="T6">.</text:span>max<text:span text:style-name="T6">()</text:span></text:p>
      <text:p text:style-name="P21"/>
      <text:p text:style-name="P9"># In[63]:</text:p>
      <text:p text:style-name="P21"/>
      <text:p text:style-name="P2">mj<text:span text:style-name="T6">.</text:span>min<text:span text:style-name="T6">()</text:span></text:p>
      <text:p text:style-name="P21"/>
      <text:p text:style-name="P9"># In[64]:</text:p>
      <text:p text:style-name="P21"/>
      <text:p text:style-name="P2">mj<text:span text:style-name="T6">.</text:span>min<text:span text:style-name="T6">(</text:span><text:span text:style-name="T15">axis</text:span><text:span text:style-name="T2">=</text:span><text:span text:style-name="T14">0</text:span></text:p>
      <text:p text:style-name="P15">)</text:p>
      <text:p text:style-name="P21"/>
      <text:p text:style-name="P9"># In[65]:</text:p>
      <text:p text:style-name="P21"/>
      <text:p text:style-name="P2">mj<text:span text:style-name="T6">.</text:span>max<text:span text:style-name="T6">(</text:span><text:span text:style-name="T15">axis</text:span><text:span text:style-name="T2">=</text:span><text:span text:style-name="T14">1</text:span><text:span text:style-name="T6">)</text:span></text:p>
      <text:p text:style-name="P21"/>
      <text:p text:style-name="P9"><text:soft-page-break/># In[66]:</text:p>
      <text:p text:style-name="P21"/>
      <text:p text:style-name="P2">mj<text:span text:style-name="T6">.</text:span>argsort<text:span text:style-name="T6">(</text:span><text:span text:style-name="T15">axis</text:span><text:span text:style-name="T2">=</text:span><text:span text:style-name="T14">0</text:span><text:span text:style-name="T6">)</text:span></text:p>
      <text:p text:style-name="P21"/>
      <text:p text:style-name="P9"># In[67]:</text:p>
      <text:p text:style-name="P21"/>
      <text:p text:style-name="P2">mj<text:span text:style-name="T6">.</text:span>argmax<text:span text:style-name="T6">(</text:span><text:span text:style-name="T15">axis</text:span><text:span text:style-name="T2">=</text:span><text:span text:style-name="T14">0</text:span><text:span text:style-name="T6">.)</text:span></text:p>
      <text:p text:style-name="P21"/>
      <text:p text:style-name="P9"># In[68]:</text:p>
      <text:p text:style-name="P21"/>
      <text:p text:style-name="P2">mj<text:span text:style-name="T6">.</text:span>savel<text:span text:style-name="T6">()</text:span></text:p>
      <text:p text:style-name="P21"/>
      <text:p text:style-name="P9"># In[69]:</text:p>
      <text:p text:style-name="P21"/>
      <text:p text:style-name="P2">mj</text:p>
      <text:p text:style-name="P21"/>
      <text:p text:style-name="P9"># In[70]:</text:p>
      <text:p text:style-name="P21"/>
      <text:p text:style-name="P2">mj<text:span text:style-name="T6">.</text:span>reshape<text:span text:style-name="T6">(</text:span><text:span text:style-name="T14">6</text:span><text:span text:style-name="T6">,)</text:span></text:p>
      <text:p text:style-name="P21"/>
      <text:p text:style-name="P9"># In[71]:</text:p>
      <text:p text:style-name="P21"/>
      <text:p text:style-name="P2">ar1 <text:span text:style-name="T2">=</text:span> np<text:span text:style-name="T6">.</text:span>array<text:span text:style-name="T6">([[</text:span><text:span text:style-name="T14">4</text:span><text:span text:style-name="T6">,</text:span><text:span text:style-name="T14">7</text:span><text:span text:style-name="T6">,</text:span><text:span text:style-name="T14">8</text:span><text:span text:style-name="T6">],[</text:span><text:span text:style-name="T14">7</text:span><text:span text:style-name="T6">,</text:span><text:span text:style-name="T14">9</text:span><text:span text:style-name="T6">,</text:span><text:span text:style-name="T14">8</text:span><text:span text:style-name="T6">],[</text:span><text:span text:style-name="T14">5</text:span><text:span text:style-name="T6">,</text:span><text:span text:style-name="T14">3</text:span><text:span text:style-name="T6">,</text:span><text:span text:style-name="T14">8</text:span><text:span text:style-name="T6">]])</text:span></text:p>
      <text:p text:style-name="P2">ar2 <text:span text:style-name="T2">=</text:span> np<text:span text:style-name="T6">.</text:span>array<text:span text:style-name="T6">([[</text:span><text:span text:style-name="T14">2</text:span><text:span text:style-name="T6">,</text:span><text:span text:style-name="T14">5</text:span><text:span text:style-name="T6">,</text:span><text:span text:style-name="T14">4</text:span><text:span text:style-name="T6">],[</text:span><text:span text:style-name="T14">8</text:span><text:span text:style-name="T6">,</text:span><text:span text:style-name="T14">9</text:span><text:span text:style-name="T6">,</text:span><text:span text:style-name="T14">4</text:span><text:span text:style-name="T6">],[</text:span><text:span text:style-name="T14">7</text:span><text:span text:style-name="T6">,</text:span><text:span text:style-name="T14">2</text:span><text:span text:style-name="T6">,</text:span><text:span text:style-name="T14">3</text:span><text:span text:style-name="T6">]])</text:span></text:p>
      <text:p text:style-name="P2">prod <text:span text:style-name="T2">=</text:span> ar1<text:span text:style-name="T2">*</text:span>ar2</text:p>
      <text:p text:style-name="P2"><text:span text:style-name="T4">sum</text:span> <text:span text:style-name="T2">=</text:span> ar1<text:span text:style-name="T2">+</text:span>ar2</text:p>
      <text:p text:style-name="P21"/>
      <text:p text:style-name="P9"># In[72]:</text:p>
      <text:p text:style-name="P21"/>
      <text:p text:style-name="P2">prod</text:p>
      <text:p text:style-name="P21"/>
      <text:p text:style-name="P9"># In[73]:</text:p>
      <text:p text:style-name="P21"/>
      <text:p text:style-name="P17">sum</text:p>
      <text:p text:style-name="P21"/>
      <text:p text:style-name="P9"><text:soft-page-break/># In[74]:</text:p>
      <text:p text:style-name="P21"/>
      <text:p text:style-name="P2">np<text:span text:style-name="T6">.</text:span>sqrt<text:span text:style-name="T6">(</text:span>ar2<text:span text:style-name="T6">)</text:span></text:p>
      <text:p text:style-name="P21"/>
      <text:p text:style-name="P9"># In[75]:</text:p>
      <text:p text:style-name="P21"/>
      <text:p text:style-name="P2">np<text:span text:style-name="T6">.</text:span>where<text:span text:style-name="T6">(</text:span>ar2<text:span text:style-name="T2">&gt;</text:span><text:span text:style-name="T14">5</text:span><text:span text:style-name="T6">)</text:span></text:p>
      <text:p text:style-name="P21"/>
      <text:p text:style-name="P9"># In[77]:</text:p>
      <text:p text:style-name="P21"/>
      <text:p text:style-name="P2">np<text:span text:style-name="T6">.</text:span>count_nonzero<text:span text:style-name="T6">(</text:span>ar2<text:span text:style-name="T6">)</text:span></text:p>
      <text:p text:style-name="P21"/>
      <text:p text:style-name="P9"># In[78]:</text:p>
      <text:p text:style-name="P21"/>
      <text:p text:style-name="P2">np<text:span text:style-name="T6">.</text:span>nonzero<text:span text:style-name="T6">(</text:span>ar2<text:span text:style-name="T6">)</text:span></text:p>
      <text:p text:style-name="P21"/>
      <text:p text:style-name="P9"># In[79]:</text:p>
      <text:p text:style-name="P21"/>
      <text:p text:style-name="P2"><text:span text:style-name="T8">import</text:span> sys</text:p>
      <text:p text:style-name="P21"/>
      <text:p text:style-name="P9"># In[80]:</text:p>
      <text:p text:style-name="P21"/>
      <text:p text:style-name="P2">ch <text:span text:style-name="T2">=</text:span> <text:span text:style-name="T6">[</text:span><text:span text:style-name="T14">0</text:span><text:span text:style-name="T6">,</text:span><text:span text:style-name="T14">1</text:span><text:span text:style-name="T6">,</text:span><text:span text:style-name="T14">2</text:span><text:span text:style-name="T6">,</text:span><text:span text:style-name="T14">3</text:span><text:span text:style-name="T6">,</text:span><text:span text:style-name="T14">4</text:span><text:span text:style-name="T6">]</text:span></text:p>
      <text:p text:style-name="P2">sys<text:span text:style-name="T6">.</text:span>getsizeof<text:span text:style-name="T6">(</text:span><text:span text:style-name="T14">1</text:span><text:span text:style-name="T6">)</text:span><text:span text:style-name="T2">*</text:span><text:span text:style-name="T4">len</text:span><text:span text:style-name="T6">(</text:span>ch<text:span text:style-name="T6">)</text:span></text:p>
      <text:p text:style-name="P21"/>
      <text:p text:style-name="P9"># In[83]:</text:p>
      <text:p text:style-name="P21"/>
      <text:p text:style-name="P2">l <text:span text:style-name="T2">=</text:span> np<text:span text:style-name="T6">.</text:span>array<text:span text:style-name="T6">([</text:span><text:span text:style-name="T14">0</text:span><text:span text:style-name="T6">,</text:span><text:span text:style-name="T14">1</text:span><text:span text:style-name="T6">,</text:span><text:span text:style-name="T14">2</text:span><text:span text:style-name="T6">,</text:span><text:span text:style-name="T14">3</text:span><text:span text:style-name="T6">,</text:span><text:span text:style-name="T14">4</text:span><text:span text:style-name="T6">])</text:span></text:p>
      <text:p text:style-name="P2">sys<text:span text:style-name="T6">.</text:span>getsizeof<text:span text:style-name="T6">(</text:span><text:span text:style-name="T14">1</text:span><text:span text:style-name="T6">)</text:span><text:span text:style-name="T2">*</text:span><text:span text:style-name="T4">len</text:span><text:span text:style-name="T6">(</text:span>l<text:span text:style-name="T6">)</text:span></text:p>
      <text:p text:style-name="P21"/>
      <text:p text:style-name="P9"># In[ ]:</text:p>
      <text:p text:style-name="P14"/>
      <text:p text:style-name="P11">#!/usr/bin/env python</text:p>
      <text:p text:style-name="P9"># coding: utf-8</text:p>
      <text:p text:style-name="P7"/>
      <text:p text:style-name="P9"># In[1]:</text:p>
      <text:p text:style-name="P21"/>
      <text:p text:style-name="P2"><text:soft-page-break/><text:span text:style-name="T8">import</text:span> numpy <text:span text:style-name="T8">as</text:span> np</text:p>
      <text:p text:style-name="P2"><text:span text:style-name="T8">import</text:span> pandas <text:span text:style-name="T8">as</text:span> pd</text:p>
      <text:p text:style-name="P21"/>
      <text:p text:style-name="P9"># In[2]:</text:p>
      <text:p text:style-name="P21"/>
      <text:p text:style-name="P2"><text:span text:style-name="T12">dict</text:span> <text:span text:style-name="T2">=</text:span> <text:span text:style-name="T6">{</text:span></text:p>
      <text:p text:style-name="P2"><text:span text:style-name="T6">"</text:span><text:span text:style-name="T9">name</text:span><text:span text:style-name="T6">":['</text:span><text:span text:style-name="T9">hero</text:span><text:span text:style-name="T6">','</text:span><text:span text:style-name="T9">king</text:span><text:span text:style-name="T6">','</text:span><text:span text:style-name="T9">love</text:span><text:span text:style-name="T6">','</text:span><text:span text:style-name="T9">chandu</text:span><text:span text:style-name="T6">','</text:span><text:span text:style-name="T9">kappu</text:span><text:span text:style-name="T6">','</text:span><text:span text:style-name="T9">raju</text:span><text:span text:style-name="T6">'],</text:span></text:p>
      <text:p text:style-name="P2"><text:span text:style-name="T6">"</text:span><text:span text:style-name="T9">marks</text:span><text:span text:style-name="T6">":[</text:span><text:span text:style-name="T14">90</text:span><text:span text:style-name="T6">,</text:span><text:span text:style-name="T14">86</text:span><text:span text:style-name="T6">,</text:span><text:span text:style-name="T14">97</text:span><text:span text:style-name="T6">,</text:span><text:span text:style-name="T14">56</text:span><text:span text:style-name="T6">,</text:span><text:span text:style-name="T14">86</text:span><text:span text:style-name="T6">,</text:span><text:span text:style-name="T14">99</text:span><text:span text:style-name="T6">],</text:span></text:p>
      <text:p text:style-name="P2"><text:span text:style-name="T6">"</text:span><text:span text:style-name="T9">city</text:span><text:span text:style-name="T6">":['</text:span><text:span text:style-name="T9">kolapur</text:span><text:span text:style-name="T6">','</text:span><text:span text:style-name="T9">sonpur</text:span><text:span text:style-name="T6">','</text:span><text:span text:style-name="T9">bokaro</text:span><text:span text:style-name="T6">','</text:span><text:span text:style-name="T9">agra</text:span><text:span text:style-name="T6">','</text:span><text:span text:style-name="T9">bihar</text:span><text:span text:style-name="T6">','</text:span><text:span text:style-name="T9">delhi</text:span><text:span text:style-name="T6">']</text:span></text:p>
      <text:p text:style-name="P15">}</text:p>
      <text:p text:style-name="P21"/>
      <text:p text:style-name="P9"># In[3]:</text:p>
      <text:p text:style-name="P21"/>
      <text:p text:style-name="P2">df <text:span text:style-name="T2">=</text:span> pd<text:span text:style-name="T6">.</text:span>DataFrame<text:span text:style-name="T6">(</text:span><text:span text:style-name="T12">dict</text:span><text:span text:style-name="T6">)</text:span></text:p>
      <text:p text:style-name="P21"/>
      <text:p text:style-name="P9"># In[4]:</text:p>
      <text:p text:style-name="P21"/>
      <text:p text:style-name="P2">df</text:p>
      <text:p text:style-name="P21"/>
      <text:p text:style-name="P9"># In[5]:</text:p>
      <text:p text:style-name="P21"/>
      <text:p text:style-name="P2">df<text:span text:style-name="T6">.</text:span>to_csv<text:span text:style-name="T6">('</text:span><text:span text:style-name="T9">marks.csv</text:span><text:span text:style-name="T6">')</text:span></text:p>
      <text:p text:style-name="P21"/>
      <text:p text:style-name="P9"># In[6]:</text:p>
      <text:p text:style-name="P21"/>
      <text:p text:style-name="P2">df<text:span text:style-name="T6">.</text:span>to_csv<text:span text:style-name="T6">('</text:span><text:span text:style-name="T9">marks_false.csv</text:span><text:span text:style-name="T6">',</text:span><text:span text:style-name="T15">index</text:span> <text:span text:style-name="T2">=</text:span> <text:span text:style-name="T14">False</text:span><text:span text:style-name="T6">)</text:span></text:p>
      <text:p text:style-name="P21"/>
      <text:p text:style-name="P9"># In[7]:</text:p>
      <text:p text:style-name="P21"/>
      <text:p text:style-name="P2">df<text:span text:style-name="T6">.</text:span>head<text:span text:style-name="T6">()</text:span></text:p>
      <text:p text:style-name="P21"/>
      <text:p text:style-name="P9"># In[8]:</text:p>
      <text:p text:style-name="P21"/>
      <text:p text:style-name="P2">df<text:span text:style-name="T6">.</text:span>head<text:span text:style-name="T6">(</text:span><text:span text:style-name="T14">2</text:span><text:span text:style-name="T6">)</text:span></text:p>
      <text:p text:style-name="P21"/>
      <text:p text:style-name="P9"># In[9]:</text:p>
      <text:p text:style-name="P21"><text:soft-page-break/></text:p>
      <text:p text:style-name="P2">df<text:span text:style-name="T6">.</text:span>tail<text:span text:style-name="T6">(</text:span><text:span text:style-name="T14">2</text:span><text:span text:style-name="T6">)</text:span></text:p>
      <text:p text:style-name="P21"/>
      <text:p text:style-name="P9"># In[10]:</text:p>
      <text:p text:style-name="P21"/>
      <text:p text:style-name="P2">df<text:span text:style-name="T6">.</text:span>describe<text:span text:style-name="T6">()</text:span></text:p>
      <text:p text:style-name="P14"/>
      <text:p text:style-name="P14"/>
      <text:p text:style-name="P11">#!/usr/bin/env python</text:p>
      <text:p text:style-name="P9"># coding: utf-8</text:p>
      <text:p text:style-name="P7"/>
      <text:p text:style-name="P9"># In[2]:</text:p>
      <text:p text:style-name="P21"/>
      <text:p text:style-name="P2"><text:span text:style-name="T8">from</text:span> matplotlib <text:span text:style-name="T8">import</text:span> pyplot <text:span text:style-name="T8">as</text:span> plt</text:p>
      <text:p text:style-name="P2">plt<text:span text:style-name="T6">.</text:span>plot<text:span text:style-name="T6">([</text:span><text:span text:style-name="T14">1</text:span><text:span text:style-name="T6">,</text:span><text:span text:style-name="T14">2</text:span><text:span text:style-name="T6">,</text:span><text:span text:style-name="T14">3</text:span><text:span text:style-name="T6">],[</text:span><text:span text:style-name="T14">4</text:span><text:span text:style-name="T6">,</text:span><text:span text:style-name="T14">5</text:span><text:span text:style-name="T6">,</text:span><text:span text:style-name="T14">1</text:span><text:span text:style-name="T6">])</text:span></text:p>
      <text:p text:style-name="P2">plt<text:span text:style-name="T6">.</text:span>show<text:span text:style-name="T6">()</text:span></text:p>
      <text:p text:style-name="P21"/>
      <text:p text:style-name="P9"># In[4]:</text:p>
      <text:p text:style-name="P21"/>
      <text:p text:style-name="P2">x <text:span text:style-name="T2">=</text:span> <text:span text:style-name="T6">[</text:span><text:span text:style-name="T14">5</text:span><text:span text:style-name="T6">,</text:span><text:span text:style-name="T14">6</text:span><text:span text:style-name="T6">,</text:span><text:span text:style-name="T14">7</text:span><text:span text:style-name="T6">]</text:span></text:p>
      <text:p text:style-name="P2">y <text:span text:style-name="T2">=</text:span> <text:span text:style-name="T6">[</text:span><text:span text:style-name="T14">7</text:span><text:span text:style-name="T6">,</text:span><text:span text:style-name="T14">9</text:span><text:span text:style-name="T6">,</text:span><text:span text:style-name="T14">6</text:span><text:span text:style-name="T6">]</text:span></text:p>
      <text:p text:style-name="P2">plt<text:span text:style-name="T6">.</text:span>plot<text:span text:style-name="T6">(</text:span>x<text:span text:style-name="T6">,</text:span>y<text:span text:style-name="T6">)</text:span></text:p>
      <text:p text:style-name="P2">plt<text:span text:style-name="T6">.</text:span>title<text:span text:style-name="T6">('</text:span><text:span text:style-name="T9">Hur</text:span><text:span text:style-name="T6">')</text:span></text:p>
      <text:p text:style-name="P2">plt<text:span text:style-name="T6">.</text:span>ylabel<text:span text:style-name="T6">('</text:span><text:span text:style-name="T9">Y axis</text:span><text:span text:style-name="T6">')</text:span></text:p>
      <text:p text:style-name="P2">plt<text:span text:style-name="T6">.</text:span>xlabel<text:span text:style-name="T6">('</text:span><text:span text:style-name="T9">X axis</text:span><text:span text:style-name="T6">')</text:span></text:p>
      <text:p text:style-name="P2">plt<text:span text:style-name="T6">.</text:span>show<text:span text:style-name="T6">()</text:span></text:p>
      <text:p text:style-name="P21"/>
      <text:p text:style-name="P9"># In[6]:</text:p>
      <text:p text:style-name="P21"/>
      <text:p text:style-name="P2"><text:span text:style-name="T8">from</text:span> matplotlib <text:span text:style-name="T8">import</text:span> pyplot <text:span text:style-name="T8">as</text:span> plt</text:p>
      <text:p text:style-name="P2"><text:span text:style-name="T8">from</text:span> matplotlib <text:span text:style-name="T8">import</text:span> style</text:p>
      <text:p text:style-name="P21"/>
      <text:p text:style-name="P9"># In[9]:</text:p>
      <text:p text:style-name="P21"/>
      <text:p text:style-name="P2">style<text:span text:style-name="T6">.</text:span>use<text:span text:style-name="T6">('</text:span><text:span text:style-name="T9">ggplot</text:span><text:span text:style-name="T6">')</text:span></text:p>
      <text:p text:style-name="P2">x <text:span text:style-name="T2">=</text:span> <text:span text:style-name="T6">[</text:span><text:span text:style-name="T14">5</text:span><text:span text:style-name="T6">,</text:span><text:span text:style-name="T14">6</text:span><text:span text:style-name="T6">,</text:span><text:span text:style-name="T14">7</text:span><text:span text:style-name="T6">]</text:span></text:p>
      <text:p text:style-name="P2">y <text:span text:style-name="T2">=</text:span> <text:span text:style-name="T6">[</text:span><text:span text:style-name="T14">7</text:span><text:span text:style-name="T6">,</text:span><text:span text:style-name="T14">9</text:span><text:span text:style-name="T6">,</text:span><text:span text:style-name="T14">6</text:span><text:span text:style-name="T6">]</text:span></text:p>
      <text:p text:style-name="P2">plt<text:span text:style-name="T6">.</text:span>plot<text:span text:style-name="T6">(</text:span>x<text:span text:style-name="T6">,</text:span>y<text:span text:style-name="T6">,'</text:span><text:span text:style-name="T9">c</text:span><text:span text:style-name="T6">',</text:span><text:span text:style-name="T15">label</text:span><text:span text:style-name="T2">=</text:span><text:span text:style-name="T6">'</text:span><text:span text:style-name="T9">line</text:span><text:span text:style-name="T6">',</text:span><text:span text:style-name="T15">linewidth</text:span> <text:span text:style-name="T2">=</text:span> <text:span text:style-name="T14">5</text:span><text:span text:style-name="T6">)</text:span></text:p>
      <text:p text:style-name="P2">plt<text:span text:style-name="T6">.</text:span>title<text:span text:style-name="T6">('</text:span><text:span text:style-name="T9">Hur</text:span><text:span text:style-name="T6">')</text:span></text:p>
      <text:p text:style-name="P2">plt<text:span text:style-name="T6">.</text:span>ylabel<text:span text:style-name="T6">('</text:span><text:span text:style-name="T9">Y axis</text:span><text:span text:style-name="T6">')</text:span></text:p>
      <text:p text:style-name="P2">plt<text:span text:style-name="T6">.</text:span>xlabel<text:span text:style-name="T6">('</text:span><text:span text:style-name="T9">X axis</text:span><text:span text:style-name="T6">')</text:span></text:p>
      <text:p text:style-name="P2"><text:soft-page-break/>plt<text:span text:style-name="T6">.</text:span>grid<text:span text:style-name="T6">(</text:span><text:span text:style-name="T14">True</text:span><text:span text:style-name="T6">,</text:span><text:span text:style-name="T15">color</text:span> <text:span text:style-name="T2">=</text:span> <text:span text:style-name="T6">'</text:span><text:span text:style-name="T9">k</text:span><text:span text:style-name="T6">')</text:span></text:p>
      <text:p text:style-name="P2">plt<text:span text:style-name="T6">.</text:span>show<text:span text:style-name="T6">()</text:span></text:p>
      <text:p text:style-name="P21"/>
      <text:p text:style-name="P9"># In[5]:</text:p>
      <text:p text:style-name="P21"/>
      <text:p text:style-name="P2"><text:span text:style-name="T8">from</text:span> matplotlib <text:span text:style-name="T8">import</text:span> pyplot <text:span text:style-name="T8">as</text:span> plt</text:p>
      <text:p text:style-name="P2">plt<text:span text:style-name="T6">.</text:span>bar<text:span text:style-name="T6">([</text:span><text:span text:style-name="T14">1</text:span><text:span text:style-name="T6">,</text:span><text:span text:style-name="T14">3</text:span><text:span text:style-name="T6">,</text:span><text:span text:style-name="T14">4</text:span><text:span text:style-name="T6">,</text:span><text:span text:style-name="T14">5</text:span><text:span text:style-name="T6">],[</text:span><text:span text:style-name="T14">5</text:span><text:span text:style-name="T6">,</text:span><text:span text:style-name="T14">2</text:span><text:span text:style-name="T6">,</text:span><text:span text:style-name="T14">7</text:span><text:span text:style-name="T6">,</text:span><text:span text:style-name="T14">8</text:span><text:span text:style-name="T6">],</text:span><text:span text:style-name="T15">label</text:span> <text:span text:style-name="T2">=</text:span> <text:span text:style-name="T6">'</text:span><text:span text:style-name="T9">Example One</text:span><text:span text:style-name="T6">')</text:span></text:p>
      <text:p text:style-name="P2">plt<text:span text:style-name="T6">.</text:span>bar<text:span text:style-name="T6">([</text:span><text:span text:style-name="T14">2</text:span><text:span text:style-name="T6">,</text:span><text:span text:style-name="T14">6</text:span><text:span text:style-name="T6">,</text:span><text:span text:style-name="T14">7</text:span><text:span text:style-name="T6">,</text:span><text:span text:style-name="T14">4</text:span><text:span text:style-name="T6">],[</text:span><text:span text:style-name="T14">4</text:span><text:span text:style-name="T6">,</text:span><text:span text:style-name="T14">6</text:span><text:span text:style-name="T6">,</text:span><text:span text:style-name="T14">3</text:span><text:span text:style-name="T6">,</text:span><text:span text:style-name="T14">9</text:span><text:span text:style-name="T6">],</text:span><text:span text:style-name="T15">label</text:span> <text:span text:style-name="T2">=</text:span> <text:span text:style-name="T6">'</text:span><text:span text:style-name="T9">Example Two</text:span><text:span text:style-name="T6">')</text:span></text:p>
      <text:p text:style-name="P2">plt<text:span text:style-name="T6">.</text:span>legend<text:span text:style-name="T6">()</text:span></text:p>
      <text:p text:style-name="P2">plt<text:span text:style-name="T6">.</text:span>title<text:span text:style-name="T6">('</text:span><text:span text:style-name="T9">Hang</text:span><text:span text:style-name="T6">')</text:span></text:p>
      <text:p text:style-name="P2">plt<text:span text:style-name="T6">.</text:span>xlabel<text:span text:style-name="T6">('</text:span><text:span text:style-name="T9">Sell</text:span><text:span text:style-name="T6">')</text:span></text:p>
      <text:p text:style-name="P2">plt<text:span text:style-name="T6">.</text:span>ylabel<text:span text:style-name="T6">('</text:span><text:span text:style-name="T9">Taxes</text:span><text:span text:style-name="T6">')</text:span></text:p>
      <text:p text:style-name="P2">plt<text:span text:style-name="T6">.</text:span>show<text:span text:style-name="T6">()</text:span></text:p>
      <text:p text:style-name="P2"/>
      <text:p text:style-name="P18"/>
      <text:p text:style-name="P5"><text:span text:style-name="T8">from</text:span> turtle <text:span text:style-name="T8">import</text:span> <text:span text:style-name="T2">*</text:span></text:p>
      <text:p text:style-name="P2"><text:span text:style-name="T8">import</text:span> turtle</text:p>
      <text:p text:style-name="P2">color<text:span text:style-name="T6">('</text:span><text:span text:style-name="T9">red</text:span><text:span text:style-name="T6">')</text:span></text:p>
      <text:p text:style-name="P2">begin_fill<text:span text:style-name="T6">()</text:span></text:p>
      <text:p text:style-name="P2">forward<text:span text:style-name="T6">(</text:span><text:span text:style-name="T14">150</text:span><text:span text:style-name="T6">)</text:span></text:p>
      <text:p text:style-name="P2">left<text:span text:style-name="T6">(</text:span><text:span text:style-name="T14">90</text:span><text:span text:style-name="T6">)</text:span></text:p>
      <text:p text:style-name="P2">forward<text:span text:style-name="T6">(</text:span><text:span text:style-name="T14">200</text:span><text:span text:style-name="T6">)</text:span></text:p>
      <text:p text:style-name="P2">left<text:span text:style-name="T6">(</text:span><text:span text:style-name="T14">90</text:span><text:span text:style-name="T6">)</text:span></text:p>
      <text:p text:style-name="P2">forward<text:span text:style-name="T6">(</text:span><text:span text:style-name="T14">25</text:span><text:span text:style-name="T6">)</text:span></text:p>
      <text:p text:style-name="P2">left<text:span text:style-name="T6">(</text:span><text:span text:style-name="T14">90</text:span><text:span text:style-name="T6">)</text:span></text:p>
      <text:p text:style-name="P2">forward<text:span text:style-name="T6">(</text:span><text:span text:style-name="T14">175</text:span><text:span text:style-name="T6">)</text:span></text:p>
      <text:p text:style-name="P2">right<text:span text:style-name="T6">(</text:span><text:span text:style-name="T14">90</text:span><text:span text:style-name="T6">)</text:span></text:p>
      <text:p text:style-name="P2">forward<text:span text:style-name="T6">(</text:span><text:span text:style-name="T14">100</text:span><text:span text:style-name="T6">)</text:span></text:p>
      <text:p text:style-name="P2">right<text:span text:style-name="T6">(</text:span><text:span text:style-name="T14">90</text:span><text:span text:style-name="T6">)</text:span></text:p>
      <text:p text:style-name="P2">forward<text:span text:style-name="T6">(</text:span><text:span text:style-name="T14">175</text:span><text:span text:style-name="T6">)</text:span></text:p>
      <text:p text:style-name="P2">left<text:span text:style-name="T6">(</text:span><text:span text:style-name="T14">90</text:span><text:span text:style-name="T6">)</text:span></text:p>
      <text:p text:style-name="P2">forward<text:span text:style-name="T6">(</text:span><text:span text:style-name="T14">25</text:span><text:span text:style-name="T6">)</text:span></text:p>
      <text:p text:style-name="P2">left<text:span text:style-name="T6">(</text:span><text:span text:style-name="T14">90</text:span><text:span text:style-name="T6">)</text:span></text:p>
      <text:p text:style-name="P2">forward<text:span text:style-name="T6">(</text:span><text:span text:style-name="T14">200</text:span><text:span text:style-name="T6">)</text:span></text:p>
      <text:p text:style-name="P2">end_fill<text:span text:style-name="T6">()</text:span></text:p>
      <text:p text:style-name="P2">turtle<text:span text:style-name="T6">.</text:span>hideturtle<text:span text:style-name="T6">()</text:span></text:p>
      <text:p text:style-name="P2">done<text:span text:style-name="T6">()</text:span></text:p>
      <text:p text:style-name="P18"/>
      <text:p text:style-name="P18">38.</text:p>
      <text:p text:style-name="P12">#Write a program to implement the use of user defined library modules.</text:p>
      <text:p text:style-name="P2"><text:span text:style-name="T8">from</text:span> calc <text:span text:style-name="T8">import</text:span> add</text:p>
      <text:p text:style-name="P2"><text:span text:style-name="T4">print</text:span><text:span text:style-name="T6">(</text:span>add<text:span text:style-name="T6">(</text:span><text:span text:style-name="T14">10</text:span><text:span text:style-name="T6">,</text:span> <text:span text:style-name="T14">2</text:span><text:span text:style-name="T6">))</text:span></text:p>
      <text:p text:style-name="P2"/>
      <text:p text:style-name="P18">39.</text:p>
      <text:p text:style-name="P12">#Write a program to print the sine and cosine values for the degrees 0, 30, 45, 60 and 90.</text:p>
      <text:p text:style-name="P7"/>
      <text:p text:style-name="P2"><text:span text:style-name="T8">import</text:span> math</text:p>
      <text:p text:style-name="P2">gun <text:span text:style-name="T2">=</text:span><text:span text:style-name="T6">[</text:span><text:span text:style-name="T14">0</text:span><text:span text:style-name="T6">,</text:span><text:span text:style-name="T14">30</text:span><text:span text:style-name="T6">,</text:span><text:span text:style-name="T14">45</text:span><text:span text:style-name="T6">,</text:span><text:span text:style-name="T14">60</text:span><text:span text:style-name="T6">,</text:span><text:span text:style-name="T14">90</text:span><text:span text:style-name="T6">]</text:span></text:p>
      <text:p text:style-name="P2"><text:span text:style-name="T8">for</text:span> i <text:span text:style-name="T8">in</text:span> gun <text:span text:style-name="T6">:</text:span></text:p>
      <text:p text:style-name="P2"><text:soft-page-break/><text:span text:style-name="T4">print</text:span><text:span text:style-name="T6">(</text:span>math<text:span text:style-name="T6">.</text:span>sin<text:span text:style-name="T6">(</text:span>i<text:span text:style-name="T6">))</text:span></text:p>
      <text:p text:style-name="P2"><text:span text:style-name="T4">print</text:span><text:span text:style-name="T6">(</text:span>math<text:span text:style-name="T6">.</text:span>cos<text:span text:style-name="T6">(</text:span>i<text:span text:style-name="T6">))</text:span></text:p>
      <text:p text:style-name="P18"/>
      <text:p text:style-name="P18">40.</text:p>
      <text:p text:style-name="P5"><text:span text:style-name="T8">"""</text:span><text:span text:style-name="T18">Write a program to make a list in Python and perform following operations on List:</text:span></text:p>
      <text:p text:style-name="P9">a) length using len() function</text:p>
      <text:p text:style-name="P9">b) print element at index 0</text:p>
      <text:p text:style-name="P9">c) adding an elements of a list to another list using + operator</text:p>
      <text:p text:style-name="P9">d) appending an element to the list </text:p>
      <text:p text:style-name="P9">e) negative indexing in list</text:p>
      <text:p text:style-name="P9">f) remove the first occurrence of element a from list</text:p>
      <text:p text:style-name="P9">g) reverse the list</text:p>
      <text:p text:style-name="P9">h) sort list</text:p>
      <text:p text:style-name="P16">"""</text:p>
      <text:p text:style-name="P2">friend <text:span text:style-name="T2">=</text:span> <text:span text:style-name="T6">["</text:span><text:span text:style-name="T9">Karan</text:span><text:span text:style-name="T6">","</text:span><text:span text:style-name="T9">Love</text:span><text:span text:style-name="T6">","</text:span><text:span text:style-name="T9">Kiya</text:span><text:span text:style-name="T6">","</text:span><text:span text:style-name="T9">Kelly</text:span><text:span text:style-name="T6">","</text:span><text:span text:style-name="T9">Alia</text:span><text:span text:style-name="T6">"]</text:span></text:p>
      <text:p text:style-name="P2"><text:span text:style-name="T4">print</text:span><text:span text:style-name="T6">(</text:span>friend<text:span text:style-name="T6">[</text:span><text:span text:style-name="T14">0</text:span><text:span text:style-name="T6">])</text:span></text:p>
      <text:p text:style-name="P9"># printing any element from list</text:p>
      <text:p text:style-name="P2"><text:span text:style-name="T4">print</text:span><text:span text:style-name="T6">(</text:span>friend<text:span text:style-name="T6">[</text:span><text:span text:style-name="T14">1</text:span><text:span text:style-name="T6">:</text:span><text:span text:style-name="T14">3</text:span><text:span text:style-name="T6">:</text:span><text:span text:style-name="T2">-</text:span><text:span text:style-name="T14">1</text:span><text:span text:style-name="T6">])</text:span></text:p>
      <text:p text:style-name="P9"># printing element upto any num from list</text:p>
      <text:p text:style-name="P2"><text:span text:style-name="T4">print</text:span><text:span text:style-name="T6">(</text:span>friend<text:span text:style-name="T6">)</text:span></text:p>
      <text:p text:style-name="P9"># printing whole list</text:p>
      <text:p text:style-name="P2">friend<text:span text:style-name="T6">.</text:span>append<text:span text:style-name="T6">("</text:span><text:span text:style-name="T9">Creed</text:span><text:span text:style-name="T6">")</text:span></text:p>
      <text:p text:style-name="P2"><text:span text:style-name="T4">print</text:span><text:span text:style-name="T6">(</text:span>friend<text:span text:style-name="T6">)</text:span></text:p>
      <text:p text:style-name="P9"># adding new element at last in list</text:p>
      <text:p text:style-name="P2">friend<text:span text:style-name="T6">.</text:span>insert<text:span text:style-name="T6">(</text:span><text:span text:style-name="T14">2</text:span><text:span text:style-name="T6">,"</text:span><text:span text:style-name="T9">Me</text:span><text:span text:style-name="T6">")</text:span></text:p>
      <text:p text:style-name="P2"><text:span text:style-name="T4">print</text:span><text:span text:style-name="T6">(</text:span>friend<text:span text:style-name="T6">)</text:span></text:p>
      <text:p text:style-name="P9"># adding new element in certain place</text:p>
      <text:p text:style-name="P2">friend <text:span text:style-name="T2">=</text:span> <text:span text:style-name="T6">["</text:span><text:span text:style-name="T9">Karan</text:span><text:span text:style-name="T6">","</text:span><text:span text:style-name="T9">Love</text:span><text:span text:style-name="T6">","</text:span><text:span text:style-name="T9">Me</text:span><text:span text:style-name="T6">","</text:span><text:span text:style-name="T9">Kiya</text:span><text:span text:style-name="T6">","</text:span><text:span text:style-name="T9">Kelly</text:span><text:span text:style-name="T6">","</text:span><text:span text:style-name="T9">Alia</text:span><text:span text:style-name="T6">"]</text:span></text:p>
      <text:p text:style-name="P2">friend<text:span text:style-name="T6">.</text:span>remove<text:span text:style-name="T6">("</text:span><text:span text:style-name="T9">Me</text:span><text:span text:style-name="T6">")</text:span></text:p>
      <text:p text:style-name="P2"><text:span text:style-name="T4">print</text:span><text:span text:style-name="T6">(</text:span>friend<text:span text:style-name="T6">)</text:span></text:p>
      <text:p text:style-name="P9"># removing any element from list</text:p>
      <text:p text:style-name="P2">friend<text:span text:style-name="T6">.</text:span>clear<text:span text:style-name="T6">()</text:span></text:p>
      <text:p text:style-name="P2"><text:span text:style-name="T4">print</text:span><text:span text:style-name="T6">(</text:span>friend<text:span text:style-name="T6">)</text:span></text:p>
      <text:p text:style-name="P9"># clear all element from list</text:p>
      <text:p text:style-name="P2">friend <text:span text:style-name="T2">=</text:span> <text:span text:style-name="T6">["</text:span><text:span text:style-name="T9">Karan</text:span><text:span text:style-name="T6">","</text:span><text:span text:style-name="T9">Love</text:span><text:span text:style-name="T6">","</text:span><text:span text:style-name="T9">Me</text:span><text:span text:style-name="T6">","</text:span><text:span text:style-name="T9">Kiya</text:span><text:span text:style-name="T6">","</text:span><text:span text:style-name="T9">Kelly</text:span><text:span text:style-name="T6">","</text:span><text:span text:style-name="T9">Alia</text:span><text:span text:style-name="T6">"]</text:span></text:p>
      <text:p text:style-name="P2">friend<text:span text:style-name="T6">.</text:span>pop<text:span text:style-name="T6">()</text:span></text:p>
      <text:p text:style-name="P2"><text:span text:style-name="T4">print</text:span><text:span text:style-name="T6">(</text:span>friend<text:span text:style-name="T6">)</text:span></text:p>
      <text:p text:style-name="P9"># to remove last element from list</text:p>
      <text:p text:style-name="P2"><text:span text:style-name="T4">print</text:span><text:span text:style-name="T6">(</text:span>friend<text:span text:style-name="T6">.</text:span>index<text:span text:style-name="T6">("</text:span><text:span text:style-name="T9">Me</text:span><text:span text:style-name="T6">"))</text:span></text:p>
      <text:p text:style-name="P9"># to get its index</text:p>
      <text:p text:style-name="P2">friend <text:span text:style-name="T2">=</text:span> <text:span text:style-name="T6">["</text:span><text:span text:style-name="T9">Karan</text:span><text:span text:style-name="T6">","</text:span><text:span text:style-name="T9">Love</text:span><text:span text:style-name="T6">","</text:span><text:span text:style-name="T9">Me</text:span><text:span text:style-name="T6">","</text:span><text:span text:style-name="T9">Kiya</text:span><text:span text:style-name="T6">","</text:span><text:span text:style-name="T9">Kelly</text:span><text:span text:style-name="T6">","</text:span><text:span text:style-name="T9">Alia</text:span><text:span text:style-name="T6">","</text:span><text:span text:style-name="T9">Me</text:span><text:span text:style-name="T6">","</text:span><text:span text:style-name="T9">Me</text:span><text:span text:style-name="T6">"]</text:span></text:p>
      <text:p text:style-name="P2"><text:span text:style-name="T4">print</text:span><text:span text:style-name="T6">(</text:span>friend<text:span text:style-name="T6">.</text:span>count<text:span text:style-name="T6">("</text:span><text:span text:style-name="T9">Me</text:span><text:span text:style-name="T6">"))</text:span></text:p>
      <text:p text:style-name="P9"># to get numbers of time element it in the list</text:p>
      <text:p text:style-name="P2">luck_num <text:span text:style-name="T2">=</text:span> <text:span text:style-name="T6">["</text:span><text:span text:style-name="T9">89</text:span><text:span text:style-name="T6">","</text:span><text:span text:style-name="T9">78</text:span><text:span text:style-name="T6">","</text:span><text:span text:style-name="T9">45</text:span><text:span text:style-name="T6">","</text:span><text:span text:style-name="T9">56</text:span><text:span text:style-name="T6">","</text:span><text:span text:style-name="T9">73</text:span><text:span text:style-name="T6">","</text:span><text:span text:style-name="T9">39</text:span><text:span text:style-name="T6">"]</text:span></text:p>
      <text:p text:style-name="P2">luck_num<text:span text:style-name="T6">.</text:span>sort<text:span text:style-name="T6">()</text:span></text:p>
      <text:p text:style-name="P2"><text:span text:style-name="T4">print</text:span><text:span text:style-name="T6">(</text:span>luck_num<text:span text:style-name="T6">)</text:span></text:p>
      <text:p text:style-name="P9"># to arrange in ascending order</text:p>
      <text:p text:style-name="P2">luck_num<text:span text:style-name="T6">.</text:span>reverse<text:span text:style-name="T6">()</text:span></text:p>
      <text:p text:style-name="P2"><text:span text:style-name="T4">print</text:span><text:span text:style-name="T6">(</text:span>luck_num<text:span text:style-name="T6">)</text:span></text:p>
      <text:p text:style-name="P9"># to reverse the list</text:p>
      <text:p text:style-name="P18"/>
      <text:p text:style-name="P18"><text:soft-page-break/>41.</text:p>
      <text:p text:style-name="P12">#Write a program to demonstrate list creation, copy the entire list to another list.</text:p>
      <text:p text:style-name="P2">luck_num <text:span text:style-name="T2">=</text:span> <text:span text:style-name="T6">["</text:span><text:span text:style-name="T9">89</text:span><text:span text:style-name="T6">","</text:span><text:span text:style-name="T9">78</text:span><text:span text:style-name="T6">","</text:span><text:span text:style-name="T9">45</text:span><text:span text:style-name="T6">","</text:span><text:span text:style-name="T9">56</text:span><text:span text:style-name="T6">","</text:span><text:span text:style-name="T9">73</text:span><text:span text:style-name="T6">","</text:span><text:span text:style-name="T9">39</text:span><text:span text:style-name="T6">"]</text:span></text:p>
      <text:p text:style-name="P2">frnd <text:span text:style-name="T2">=</text:span> luck_num<text:span text:style-name="T6">.</text:span>copy<text:span text:style-name="T6">()</text:span></text:p>
      <text:p text:style-name="P2"><text:span text:style-name="T4">print</text:span><text:span text:style-name="T6">(</text:span>frnd<text:span text:style-name="T6">)</text:span></text:p>
      <text:p text:style-name="P9"># to copy one list to other</text:p>
      <text:p text:style-name="P2"/>
      <text:p text:style-name="P18">42.</text:p>
      <text:p text:style-name="P12">#Write a program to demonstrate slicing operations on the list.</text:p>
      <text:p text:style-name="P2">my_list <text:span text:style-name="T2">=</text:span> <text:span text:style-name="T6">[</text:span><text:span text:style-name="T14">1</text:span><text:span text:style-name="T6">,</text:span> <text:span text:style-name="T14">2</text:span><text:span text:style-name="T6">,</text:span> <text:span text:style-name="T14">3</text:span><text:span text:style-name="T6">,</text:span> <text:span text:style-name="T14">4</text:span><text:span text:style-name="T6">,</text:span> <text:span text:style-name="T14">5</text:span><text:span text:style-name="T6">]</text:span></text:p>
      <text:p text:style-name="P7"/>
      <text:p text:style-name="P2"><text:span text:style-name="T4">print</text:span><text:span text:style-name="T6">(</text:span>my_list<text:span text:style-name="T6">[:])</text:span></text:p>
      <text:p text:style-name="P2"><text:span text:style-name="T4">print</text:span><text:span text:style-name="T6">(</text:span>my_list<text:span text:style-name="T6">[</text:span><text:span text:style-name="T14">2</text:span><text:span text:style-name="T6">:])</text:span></text:p>
      <text:p text:style-name="P2"><text:span text:style-name="T4">print</text:span><text:span text:style-name="T6">(</text:span>my_list<text:span text:style-name="T6">[:</text:span><text:span text:style-name="T14">2</text:span><text:span text:style-name="T6">])</text:span></text:p>
      <text:p text:style-name="P2"><text:span text:style-name="T4">print</text:span><text:span text:style-name="T6">(</text:span>my_list<text:span text:style-name="T6">[</text:span><text:span text:style-name="T14">2</text:span><text:span text:style-name="T6">:</text:span><text:span text:style-name="T14">4</text:span><text:span text:style-name="T6">])</text:span></text:p>
      <text:p text:style-name="P2"><text:span text:style-name="T4">print</text:span><text:span text:style-name="T6">(</text:span>my_list<text:span text:style-name="T6">[::</text:span><text:span text:style-name="T14">2</text:span><text:span text:style-name="T6">])</text:span></text:p>
      <text:p text:style-name="P2"><text:span text:style-name="T4">print</text:span><text:span text:style-name="T6">(</text:span>my_list<text:span text:style-name="T6">[::</text:span><text:span text:style-name="T2">-</text:span><text:span text:style-name="T14">2</text:span><text:span text:style-name="T6">])</text:span></text:p>
      <text:p text:style-name="P2"><text:span text:style-name="T4">print</text:span><text:span text:style-name="T6">(</text:span>my_list<text:span text:style-name="T6">[</text:span><text:span text:style-name="T14">1</text:span><text:span text:style-name="T6">:</text:span><text:span text:style-name="T14">4</text:span><text:span text:style-name="T6">:</text:span><text:span text:style-name="T14">2</text:span><text:span text:style-name="T6">])</text:span></text:p>
      <text:p text:style-name="P18"/>
      <text:p text:style-name="P18">43.</text:p>
      <text:p text:style-name="P12">#Write a program to perform spilt and join operation on a list.</text:p>
      <text:p text:style-name="P2">result1 <text:span text:style-name="T2">=</text:span> <text:span text:style-name="T12">slice</text:span><text:span text:style-name="T6">(</text:span><text:span text:style-name="T14">3</text:span><text:span text:style-name="T6">)</text:span></text:p>
      <text:p text:style-name="P2"><text:span text:style-name="T4">print</text:span><text:span text:style-name="T6">(</text:span>result1<text:span text:style-name="T6">)</text:span></text:p>
      <text:p text:style-name="P2">result2 <text:span text:style-name="T2">=</text:span> <text:span text:style-name="T12">slice</text:span><text:span text:style-name="T6">(</text:span><text:span text:style-name="T14">1</text:span><text:span text:style-name="T6">,</text:span> <text:span text:style-name="T14">5</text:span><text:span text:style-name="T6">,</text:span> <text:span text:style-name="T14">2</text:span><text:span text:style-name="T6">)</text:span></text:p>
      <text:p text:style-name="P2"><text:span text:style-name="T4">print</text:span><text:span text:style-name="T6">(</text:span><text:span text:style-name="T12">slice</text:span><text:span text:style-name="T6">(</text:span><text:span text:style-name="T14">1</text:span><text:span text:style-name="T6">,</text:span> <text:span text:style-name="T14">5</text:span><text:span text:style-name="T6">,</text:span> <text:span text:style-name="T14">2</text:span><text:span text:style-name="T6">))</text:span></text:p>
      <text:p text:style-name="P2">py_string <text:span text:style-name="T2">=</text:span> <text:span text:style-name="T6">'</text:span><text:span text:style-name="T9">AlexSir</text:span><text:span text:style-name="T6">'</text:span></text:p>
      <text:p text:style-name="P2">slice_object <text:span text:style-name="T2">=</text:span> <text:span text:style-name="T12">slice</text:span><text:span text:style-name="T6">(</text:span><text:span text:style-name="T14">3</text:span><text:span text:style-name="T6">)</text:span> </text:p>
      <text:p text:style-name="P2"><text:span text:style-name="T4">print</text:span><text:span text:style-name="T6">(</text:span>py_string<text:span text:style-name="T6">[</text:span>slice_object<text:span text:style-name="T6">])</text:span></text:p>
      <text:p text:style-name="P2">slice_object <text:span text:style-name="T2">=</text:span> <text:span text:style-name="T12">slice</text:span><text:span text:style-name="T6">(</text:span><text:span text:style-name="T14">1</text:span><text:span text:style-name="T6">,</text:span> <text:span text:style-name="T14">6</text:span><text:span text:style-name="T6">,</text:span> <text:span text:style-name="T14">2</text:span><text:span text:style-name="T6">)</text:span></text:p>
      <text:p text:style-name="P2"><text:span text:style-name="T4">print</text:span><text:span text:style-name="T6">(</text:span>py_string<text:span text:style-name="T6">[</text:span>slice_object<text:span text:style-name="T6">])</text:span></text:p>
      <text:p text:style-name="P2">pystring <text:span text:style-name="T2">=</text:span> <text:span text:style-name="T6">'</text:span><text:span text:style-name="T9">Python</text:span><text:span text:style-name="T6">'</text:span></text:p>
      <text:p text:style-name="P2">slice_object <text:span text:style-name="T2">=</text:span> <text:span text:style-name="T12">slice</text:span><text:span text:style-name="T6">(</text:span><text:span text:style-name="T2">-</text:span><text:span text:style-name="T14">1</text:span><text:span text:style-name="T6">,</text:span> <text:span text:style-name="T2">-</text:span><text:span text:style-name="T14">4</text:span><text:span text:style-name="T6">,</text:span> <text:span text:style-name="T2">-</text:span><text:span text:style-name="T14">1</text:span><text:span text:style-name="T6">)</text:span></text:p>
      <text:p text:style-name="P2"><text:span text:style-name="T4">print</text:span><text:span text:style-name="T6">(</text:span>pystring<text:span text:style-name="T6">[</text:span>slice_object<text:span text:style-name="T6">])</text:span></text:p>
      <text:p text:style-name="P2">mary <text:span text:style-name="T2">=</text:span> <text:span text:style-name="T6">'</text:span><text:span text:style-name="T9">Mary had a little lamb</text:span><text:span text:style-name="T6">'</text:span></text:p>
      <text:p text:style-name="P2">mary<text:span text:style-name="T6">.</text:span>split<text:span text:style-name="T6">()</text:span></text:p>
      <text:p text:style-name="P2">mwords <text:span text:style-name="T2">=</text:span> mary<text:span text:style-name="T6">.</text:span>split<text:span text:style-name="T6">()</text:span> </text:p>
      <text:p text:style-name="P2"><text:span text:style-name="T4">print</text:span><text:span text:style-name="T6">(</text:span>mwords<text:span text:style-name="T6">)</text:span></text:p>
      <text:p text:style-name="P2"><text:span text:style-name="T4">print</text:span><text:span text:style-name="T6">(</text:span>mary<text:span text:style-name="T6">.</text:span>join<text:span text:style-name="T6">(</text:span>mwords<text:span text:style-name="T6">))</text:span></text:p>
      <text:p text:style-name="P18"/>
      <text:p text:style-name="P18">44.</text:p>
      <text:p text:style-name="P12">#Write a program to search an element in a list, find the number of occurrences and the index of its first occurrence.</text:p>
      <text:p text:style-name="P2">friend <text:span text:style-name="T2">=</text:span> <text:span text:style-name="T6">["</text:span><text:span text:style-name="T9">Karan</text:span><text:span text:style-name="T6">","</text:span><text:span text:style-name="T9">Love</text:span><text:span text:style-name="T6">","</text:span><text:span text:style-name="T9">Me</text:span><text:span text:style-name="T6">","</text:span><text:span text:style-name="T9">Kiya</text:span><text:span text:style-name="T6">","</text:span><text:span text:style-name="T9">Kelly</text:span><text:span text:style-name="T6">","</text:span><text:span text:style-name="T9">Alia</text:span><text:span text:style-name="T6">","</text:span><text:span text:style-name="T9">Me</text:span><text:span text:style-name="T6">","</text:span><text:span text:style-name="T9">Me</text:span><text:span text:style-name="T6">"]</text:span></text:p>
      <text:p text:style-name="P2"><text:span text:style-name="T4">print</text:span><text:span text:style-name="T6">(</text:span>friend<text:span text:style-name="T6">.</text:span>count<text:span text:style-name="T6">("</text:span><text:span text:style-name="T9">Me</text:span><text:span text:style-name="T6">"))</text:span></text:p>
      <text:p text:style-name="P7"/>
      <text:p text:style-name="P2"><text:span text:style-name="T4">print</text:span><text:span text:style-name="T6">(</text:span>friend<text:span text:style-name="T6">.</text:span>index<text:span text:style-name="T6">("</text:span><text:span text:style-name="T9">Me</text:span><text:span text:style-name="T6">"))</text:span></text:p>
      <text:p text:style-name="P2"><text:span text:style-name="T8">if</text:span> <text:span text:style-name="T6">'</text:span><text:span text:style-name="T9">love</text:span><text:span text:style-name="T6">'</text:span> <text:span text:style-name="T2">in</text:span> friend<text:span text:style-name="T6">:</text:span></text:p>
      <text:p text:style-name="P2"><text:span text:style-name="T4">print</text:span><text:span text:style-name="T6">('</text:span><text:span text:style-name="T9">Yes</text:span><text:span text:style-name="T6">')</text:span></text:p>
      <text:p text:style-name="P2"><text:span text:style-name="T8">else</text:span><text:span text:style-name="T6">:</text:span></text:p>
      <text:p text:style-name="P2"><text:span text:style-name="T4">print</text:span><text:span text:style-name="T6">('</text:span><text:span text:style-name="T9">No</text:span><text:span text:style-name="T6">')</text:span></text:p>
      <text:p text:style-name="P18"/>
      <text:p text:style-name="P18">45.</text:p>
      <text:p text:style-name="P12"><text:soft-page-break/>#Write a program to create a 2D list and a 3D list.</text:p>
      <text:p text:style-name="P2">a_list <text:span text:style-name="T2">=</text:span> <text:span text:style-name="T6">[[</text:span><text:span text:style-name="T14">2</text:span><text:span text:style-name="T6">,</text:span><text:span text:style-name="T14">3</text:span><text:span text:style-name="T6">,</text:span><text:span text:style-name="T14">4</text:span><text:span text:style-name="T6">],[</text:span><text:span text:style-name="T14">5</text:span><text:span text:style-name="T6">,</text:span><text:span text:style-name="T14">6</text:span><text:span text:style-name="T6">,</text:span><text:span text:style-name="T14">7</text:span><text:span text:style-name="T6">]]</text:span></text:p>
      <text:p text:style-name="P2"><text:span text:style-name="T4">print</text:span><text:span text:style-name="T6">(</text:span>a_list<text:span text:style-name="T6">[</text:span><text:span text:style-name="T14">0</text:span><text:span text:style-name="T6">][</text:span><text:span text:style-name="T14">0</text:span><text:span text:style-name="T6">])</text:span></text:p>
      <text:p text:style-name="P2">l <text:span text:style-name="T2">=</text:span> a_list<text:span text:style-name="T6">[</text:span><text:span text:style-name="T14">0</text:span><text:span text:style-name="T6">][</text:span><text:span text:style-name="T14">0</text:span><text:span text:style-name="T6">]</text:span><text:span text:style-name="T2">*</text:span>a_list<text:span text:style-name="T6">[</text:span><text:span text:style-name="T14">1</text:span><text:span text:style-name="T6">][</text:span><text:span text:style-name="T14">0</text:span><text:span text:style-name="T6">]</text:span></text:p>
      <text:p text:style-name="P2"><text:span text:style-name="T4">print</text:span><text:span text:style-name="T6">(</text:span>l<text:span text:style-name="T6">)</text:span></text:p>
      <text:p text:style-name="P2"><text:span text:style-name="T8">for</text:span> i <text:span text:style-name="T8">in</text:span> a_list<text:span text:style-name="T6">:</text:span></text:p>
      <text:p text:style-name="P2"><text:span text:style-name="T4">print</text:span><text:span text:style-name="T6">(</text:span>i<text:span text:style-name="T6">)</text:span></text:p>
      <text:p text:style-name="P2">b_list <text:span text:style-name="T2">=</text:span> <text:span text:style-name="T6">[[</text:span><text:span text:style-name="T14">2</text:span><text:span text:style-name="T6">,</text:span><text:span text:style-name="T14">3</text:span><text:span text:style-name="T6">,</text:span><text:span text:style-name="T14">4</text:span><text:span text:style-name="T6">],[</text:span><text:span text:style-name="T14">5</text:span><text:span text:style-name="T6">,</text:span><text:span text:style-name="T14">6</text:span><text:span text:style-name="T6">,</text:span><text:span text:style-name="T14">7</text:span><text:span text:style-name="T6">],[</text:span><text:span text:style-name="T14">8</text:span><text:span text:style-name="T6">,</text:span><text:span text:style-name="T14">4</text:span><text:span text:style-name="T6">,</text:span><text:span text:style-name="T14">1</text:span><text:span text:style-name="T6">]]</text:span></text:p>
      <text:p text:style-name="P2"><text:span text:style-name="T4">print</text:span><text:span text:style-name="T6">(</text:span><text:span text:style-name="T12">int</text:span><text:span text:style-name="T6">(</text:span>b_list<text:span text:style-name="T6">[</text:span><text:span text:style-name="T14">0</text:span><text:span text:style-name="T6">][</text:span><text:span text:style-name="T14">0</text:span><text:span text:style-name="T6">][</text:span><text:span text:style-name="T14">0</text:span><text:span text:style-name="T6">]))</text:span></text:p>
      <text:p text:style-name="P2">l <text:span text:style-name="T2">=</text:span> b_list<text:span text:style-name="T6">[</text:span><text:span text:style-name="T14">0</text:span><text:span text:style-name="T6">][</text:span><text:span text:style-name="T14">0</text:span><text:span text:style-name="T6">][</text:span><text:span text:style-name="T14">0</text:span><text:span text:style-name="T6">]</text:span><text:span text:style-name="T2">*</text:span>b_list<text:span text:style-name="T6">[</text:span><text:span text:style-name="T14">1</text:span><text:span text:style-name="T6">][</text:span><text:span text:style-name="T14">0</text:span><text:span text:style-name="T6">][</text:span><text:span text:style-name="T14">1</text:span><text:span text:style-name="T6">]</text:span></text:p>
      <text:p text:style-name="P2"><text:span text:style-name="T4">print</text:span><text:span text:style-name="T6">(</text:span>l<text:span text:style-name="T6">)</text:span></text:p>
      <text:p text:style-name="P2"><text:span text:style-name="T8">for</text:span> j <text:span text:style-name="T8">in</text:span> b_list<text:span text:style-name="T6">:</text:span></text:p>
      <text:p text:style-name="P2"><text:span text:style-name="T4">print</text:span><text:span text:style-name="T6">(</text:span>j<text:span text:style-name="T6">)</text:span></text:p>
      <text:p text:style-name="P18">46.</text:p>
      <text:p text:style-name="P12">#Write a program to iterate over a 2D list in different ways.</text:p>
      <text:p text:style-name="P2">rows <text:span text:style-name="T2">=</text:span><text:span text:style-name="T14">3</text:span></text:p>
      <text:p text:style-name="P2">columns<text:span text:style-name="T2">=</text:span> <text:span text:style-name="T14">2</text:span></text:p>
      <text:p text:style-name="P2">mylist <text:span text:style-name="T2">=</text:span> <text:span text:style-name="T6">[[</text:span><text:span text:style-name="T14">0</text:span> <text:span text:style-name="T8">for</text:span> x <text:span text:style-name="T8">in</text:span> <text:span text:style-name="T4">range</text:span><text:span text:style-name="T6">(</text:span>columns<text:span text:style-name="T6">)]</text:span> <text:span text:style-name="T8">for</text:span> x <text:span text:style-name="T8">in</text:span> <text:span text:style-name="T4">range</text:span><text:span text:style-name="T6">(</text:span>rows<text:span text:style-name="T6">)]</text:span></text:p>
      <text:p text:style-name="P2"><text:span text:style-name="T8">for</text:span> i <text:span text:style-name="T8">in</text:span> <text:span text:style-name="T4">range</text:span><text:span text:style-name="T6">(</text:span>rows<text:span text:style-name="T6">):</text:span></text:p>
      <text:p text:style-name="P2"><text:span text:style-name="T8">for</text:span> j <text:span text:style-name="T8">in</text:span> <text:span text:style-name="T4">range</text:span><text:span text:style-name="T6">(</text:span>columns<text:span text:style-name="T6">):</text:span></text:p>
      <text:p text:style-name="P2">mylist<text:span text:style-name="T6">[</text:span>i<text:span text:style-name="T6">][</text:span>j<text:span text:style-name="T6">]</text:span> <text:span text:style-name="T2">=</text:span> <text:span text:style-name="T6">'</text:span><text:span text:style-name="T14">%s</text:span><text:span text:style-name="T9">,</text:span><text:span text:style-name="T14">%s</text:span><text:span text:style-name="T6">'</text:span><text:span text:style-name="T2">%</text:span><text:span text:style-name="T6">(</text:span>i<text:span text:style-name="T6">,</text:span>j<text:span text:style-name="T6">)</text:span></text:p>
      <text:p text:style-name="P2"><text:span text:style-name="T4">print</text:span><text:span text:style-name="T6">(</text:span>mylist<text:span text:style-name="T6">)</text:span></text:p>
      <text:p text:style-name="P2"/>
      <text:p text:style-name="P18"/>
      <text:p text:style-name="P18">47.</text:p>
      <text:p text:style-name="P12">#Write a program to demonstrate the use of numpy library for creating arrays in Python.</text:p>
      <text:p text:style-name="P2"><text:span text:style-name="T8">import</text:span> numpy <text:span text:style-name="T8">as</text:span> np</text:p>
      <text:p text:style-name="P2">myarr <text:span text:style-name="T2">=</text:span> np<text:span text:style-name="T6">.</text:span>array<text:span text:style-name="T6">([</text:span><text:span text:style-name="T14">3</text:span><text:span text:style-name="T6">,</text:span><text:span text:style-name="T14">4</text:span><text:span text:style-name="T6">,</text:span><text:span text:style-name="T14">5</text:span><text:span text:style-name="T6">,</text:span><text:span text:style-name="T14">6</text:span><text:span text:style-name="T6">])</text:span></text:p>
      <text:p text:style-name="P2"><text:span text:style-name="T4">print</text:span><text:span text:style-name="T6">(</text:span>myarr<text:span text:style-name="T6">)</text:span></text:p>
      <text:p text:style-name="P2">mua <text:span text:style-name="T2">=</text:span> np<text:span text:style-name="T6">.</text:span>array<text:span text:style-name="T6">([</text:span><text:span text:style-name="T14">3</text:span><text:span text:style-name="T6">,</text:span><text:span text:style-name="T14">4</text:span><text:span text:style-name="T6">,</text:span><text:span text:style-name="T14">5</text:span><text:span text:style-name="T6">,</text:span><text:span text:style-name="T14">6</text:span><text:span text:style-name="T6">],</text:span>np<text:span text:style-name="T6">.</text:span>int32<text:span text:style-name="T6">)</text:span></text:p>
      <text:p text:style-name="P2"><text:span text:style-name="T4">print</text:span><text:span text:style-name="T6">(</text:span>mua<text:span text:style-name="T6">)</text:span></text:p>
      <text:p text:style-name="P2"><text:span text:style-name="T4">print</text:span><text:span text:style-name="T6">(</text:span>mua<text:span text:style-name="T6">[</text:span><text:span text:style-name="T14">0</text:span><text:span text:style-name="T6">])</text:span></text:p>
      <text:p text:style-name="P2">mj<text:span text:style-name="T2">=</text:span>np<text:span text:style-name="T6">.</text:span>array<text:span text:style-name="T6">([[</text:span><text:span text:style-name="T14">1</text:span><text:span text:style-name="T6">,</text:span><text:span text:style-name="T14">2</text:span><text:span text:style-name="T6">,</text:span><text:span text:style-name="T14">3</text:span><text:span text:style-name="T6">],[</text:span><text:span text:style-name="T14">3</text:span><text:span text:style-name="T6">,</text:span><text:span text:style-name="T14">4</text:span><text:span text:style-name="T6">,</text:span><text:span text:style-name="T14">5</text:span><text:span text:style-name="T6">]])</text:span></text:p>
      <text:p text:style-name="P2"><text:span text:style-name="T4">print</text:span><text:span text:style-name="T6">(</text:span>mj<text:span text:style-name="T6">)</text:span></text:p>
      <text:p text:style-name="P2"><text:span text:style-name="T4">print</text:span><text:span text:style-name="T6">(</text:span>mj<text:span text:style-name="T6">[</text:span><text:span text:style-name="T14">1</text:span><text:span text:style-name="T6">,</text:span><text:span text:style-name="T14">2</text:span><text:span text:style-name="T6">])</text:span></text:p>
      <text:p text:style-name="P2">zer <text:span text:style-name="T2">=</text:span> np<text:span text:style-name="T6">.</text:span>zeros<text:span text:style-name="T6">((</text:span><text:span text:style-name="T14">2</text:span><text:span text:style-name="T6">,</text:span><text:span text:style-name="T14">5</text:span><text:span text:style-name="T6">))</text:span></text:p>
      <text:p text:style-name="P2"><text:span text:style-name="T4">print</text:span><text:span text:style-name="T6">(</text:span>zer<text:span text:style-name="T6">)</text:span></text:p>
      <text:p text:style-name="P2"><text:span text:style-name="T4">print</text:span><text:span text:style-name="T6">(</text:span><text:span text:style-name="T15">sp</text:span> <text:span text:style-name="T2">=</text:span> np<text:span text:style-name="T6">.</text:span>linspace<text:span text:style-name="T6">(</text:span><text:span text:style-name="T14">1</text:span><text:span text:style-name="T6">,</text:span><text:span text:style-name="T14">5</text:span><text:span text:style-name="T6">,</text:span><text:span text:style-name="T14">5</text:span><text:span text:style-name="T6">))</text:span></text:p>
      <text:p text:style-name="P2"><text:span text:style-name="T4">print</text:span><text:span text:style-name="T6">(</text:span><text:span text:style-name="T15">emp</text:span> <text:span text:style-name="T2">=</text:span> np<text:span text:style-name="T6">.</text:span>empty<text:span text:style-name="T6">(</text:span><text:span text:style-name="T14">4</text:span><text:span text:style-name="T6">,</text:span><text:span text:style-name="T14">6</text:span><text:span text:style-name="T6">))</text:span></text:p>
      <text:p text:style-name="P2"><text:span text:style-name="T4">print</text:span><text:span text:style-name="T6">(</text:span><text:span text:style-name="T15">arr</text:span> <text:span text:style-name="T2">=</text:span> np<text:span text:style-name="T6">.</text:span>identity<text:span text:style-name="T6">(</text:span><text:span text:style-name="T14">45</text:span><text:span text:style-name="T6">))</text:span></text:p>
      <text:p text:style-name="P2"><text:span text:style-name="T4">print</text:span><text:span text:style-name="T6">(</text:span><text:span text:style-name="T15">arr</text:span> <text:span text:style-name="T2">=</text:span> np<text:span text:style-name="T6">.</text:span>arrange<text:span text:style-name="T6">(</text:span><text:span text:style-name="T14">99</text:span><text:span text:style-name="T6">))</text:span></text:p>
      <text:p text:style-name="P2"><text:span text:style-name="T4">print</text:span><text:span text:style-name="T6">(</text:span><text:span text:style-name="T15">mj</text:span> <text:span text:style-name="T2">=</text:span> mj<text:span text:style-name="T6">.</text:span>reshape<text:span text:style-name="T6">(</text:span><text:span text:style-name="T14">3</text:span><text:span text:style-name="T6">,</text:span><text:span text:style-name="T14">2</text:span><text:span text:style-name="T6">))</text:span></text:p>
      <text:p text:style-name="P18"/>
      <text:p text:style-name="P18">48.</text:p>
      <text:p text:style-name="P12">#Write a program to find the sum and difference of two matrices.</text:p>
      <text:p text:style-name="P2"><text:span text:style-name="T8">import</text:span> numpy <text:span text:style-name="T8">as</text:span> np</text:p>
      <text:p text:style-name="P2">ar1 <text:span text:style-name="T2">=</text:span> np<text:span text:style-name="T6">.</text:span>array<text:span text:style-name="T6">([[</text:span><text:span text:style-name="T14">4</text:span><text:span text:style-name="T6">,</text:span><text:span text:style-name="T14">7</text:span><text:span text:style-name="T6">,</text:span><text:span text:style-name="T14">8</text:span><text:span text:style-name="T6">],[</text:span><text:span text:style-name="T14">7</text:span><text:span text:style-name="T6">,</text:span><text:span text:style-name="T14">9</text:span><text:span text:style-name="T6">,</text:span><text:span text:style-name="T14">8</text:span><text:span text:style-name="T6">],[</text:span><text:span text:style-name="T14">5</text:span><text:span text:style-name="T6">,</text:span><text:span text:style-name="T14">3</text:span><text:span text:style-name="T6">,</text:span><text:span text:style-name="T14">8</text:span><text:span text:style-name="T6">]])</text:span></text:p>
      <text:p text:style-name="P2">ar2 <text:span text:style-name="T2">=</text:span> np<text:span text:style-name="T6">.</text:span>array<text:span text:style-name="T6">([[</text:span><text:span text:style-name="T14">2</text:span><text:span text:style-name="T6">,</text:span><text:span text:style-name="T14">5</text:span><text:span text:style-name="T6">,</text:span><text:span text:style-name="T14">4</text:span><text:span text:style-name="T6">],[</text:span><text:span text:style-name="T14">8</text:span><text:span text:style-name="T6">,</text:span><text:span text:style-name="T14">9</text:span><text:span text:style-name="T6">,</text:span><text:span text:style-name="T14">4</text:span><text:span text:style-name="T6">],[</text:span><text:span text:style-name="T14">7</text:span><text:span text:style-name="T6">,</text:span><text:span text:style-name="T14">2</text:span><text:span text:style-name="T6">,</text:span><text:span text:style-name="T14">3</text:span><text:span text:style-name="T6">]])</text:span></text:p>
      <text:p text:style-name="P7"/>
      <text:p text:style-name="P2">add <text:span text:style-name="T2">=</text:span> ar1<text:span text:style-name="T2">+</text:span>ar2</text:p>
      <text:p text:style-name="P2">differenc <text:span text:style-name="T2">=</text:span> ar2<text:span text:style-name="T2">-</text:span>ar2</text:p>
      <text:p text:style-name="P2"><text:soft-page-break/><text:span text:style-name="T4">print</text:span><text:span text:style-name="T6">(</text:span>add<text:span text:style-name="T6">)</text:span></text:p>
      <text:p text:style-name="P2"><text:span text:style-name="T4">print</text:span><text:span text:style-name="T6">(</text:span>differenc<text:span text:style-name="T6">)</text:span></text:p>
      <text:p text:style-name="P2"/>
      <text:p text:style-name="P18"/>
      <text:p text:style-name="P18">49.</text:p>
      <text:p text:style-name="P12">#Write a program to find the product of two matrices.</text:p>
      <text:p text:style-name="P2"><text:span text:style-name="T8">import</text:span> numpy <text:span text:style-name="T8">as</text:span> np</text:p>
      <text:p text:style-name="P2">ar1 <text:span text:style-name="T2">=</text:span> np<text:span text:style-name="T6">.</text:span>array<text:span text:style-name="T6">([[</text:span><text:span text:style-name="T14">4</text:span><text:span text:style-name="T6">,</text:span><text:span text:style-name="T14">7</text:span><text:span text:style-name="T6">,</text:span><text:span text:style-name="T14">8</text:span><text:span text:style-name="T6">],[</text:span><text:span text:style-name="T14">7</text:span><text:span text:style-name="T6">,</text:span><text:span text:style-name="T14">9</text:span><text:span text:style-name="T6">,</text:span><text:span text:style-name="T14">8</text:span><text:span text:style-name="T6">],[</text:span><text:span text:style-name="T14">5</text:span><text:span text:style-name="T6">,</text:span><text:span text:style-name="T14">3</text:span><text:span text:style-name="T6">,</text:span><text:span text:style-name="T14">8</text:span><text:span text:style-name="T6">]])</text:span></text:p>
      <text:p text:style-name="P2">ar2 <text:span text:style-name="T2">=</text:span> np<text:span text:style-name="T6">.</text:span>array<text:span text:style-name="T6">([[</text:span><text:span text:style-name="T14">2</text:span><text:span text:style-name="T6">,</text:span><text:span text:style-name="T14">5</text:span><text:span text:style-name="T6">,</text:span><text:span text:style-name="T14">4</text:span><text:span text:style-name="T6">],[</text:span><text:span text:style-name="T14">8</text:span><text:span text:style-name="T6">,</text:span><text:span text:style-name="T14">9</text:span><text:span text:style-name="T6">,</text:span><text:span text:style-name="T14">4</text:span><text:span text:style-name="T6">],[</text:span><text:span text:style-name="T14">7</text:span><text:span text:style-name="T6">,</text:span><text:span text:style-name="T14">2</text:span><text:span text:style-name="T6">,</text:span><text:span text:style-name="T14">3</text:span><text:span text:style-name="T6">]])</text:span></text:p>
      <text:p text:style-name="P2">prod <text:span text:style-name="T2">=</text:span> ar1<text:span text:style-name="T2">*</text:span>ar2</text:p>
      <text:p text:style-name="P2"><text:span text:style-name="T4">print</text:span><text:span text:style-name="T6">(</text:span>prod<text:span text:style-name="T6">)</text:span></text:p>
      <text:p text:style-name="P18"/>
      <text:p text:style-name="P18">50.</text:p>
      <text:p text:style-name="P12">#Write a program to demonstrate use of tuple in Python with their inbuilt functions.</text:p>
      <text:p text:style-name="P2">my_tuple <text:span text:style-name="T2">=</text:span> <text:span text:style-name="T6">('</text:span><text:span text:style-name="T9">Max</text:span><text:span text:style-name="T6">','</text:span><text:span text:style-name="T9">28</text:span><text:span text:style-name="T6">','</text:span><text:span text:style-name="T9">Boston</text:span><text:span text:style-name="T6">')</text:span></text:p>
      <text:p text:style-name="P2"><text:span text:style-name="T4">print</text:span><text:span text:style-name="T6">(</text:span><text:span text:style-name="T12">type</text:span><text:span text:style-name="T6">(</text:span>my_tuple<text:span text:style-name="T6">))</text:span></text:p>
      <text:p text:style-name="P2"><text:span text:style-name="T4">print</text:span><text:span text:style-name="T6">(</text:span>my_tuple<text:span text:style-name="T6">[</text:span><text:span text:style-name="T14">0</text:span><text:span text:style-name="T6">])</text:span></text:p>
      <text:p text:style-name="P2"><text:span text:style-name="T8">for</text:span> i <text:span text:style-name="T8">in</text:span> my_tuple<text:span text:style-name="T6">:</text:span></text:p>
      <text:p text:style-name="P2"><text:span text:style-name="T4">print</text:span><text:span text:style-name="T6">(</text:span>i<text:span text:style-name="T6">)</text:span></text:p>
      <text:p text:style-name="P2"><text:span text:style-name="T8">if</text:span><text:span text:style-name="T6">'</text:span><text:span text:style-name="T9">max</text:span><text:span text:style-name="T6">'</text:span><text:span text:style-name="T2">in</text:span> my_tuple<text:span text:style-name="T6">:</text:span></text:p>
      <text:p text:style-name="P2"><text:span text:style-name="T4">print</text:span><text:span text:style-name="T6">('</text:span><text:span text:style-name="T9">Yes</text:span><text:span text:style-name="T6">')</text:span></text:p>
      <text:p text:style-name="P2"><text:span text:style-name="T8">else</text:span><text:span text:style-name="T6">:</text:span></text:p>
      <text:p text:style-name="P2"><text:span text:style-name="T4">print</text:span><text:span text:style-name="T6">('</text:span><text:span text:style-name="T9">No</text:span><text:span text:style-name="T6">')</text:span></text:p>
      <text:p text:style-name="P2"><text:span text:style-name="T4">print</text:span><text:span text:style-name="T6">(</text:span><text:span text:style-name="T4">len</text:span><text:span text:style-name="T6">(</text:span>my_tuple<text:span text:style-name="T6">))</text:span></text:p>
      <text:p text:style-name="P2"><text:span text:style-name="T4">print</text:span><text:span text:style-name="T6">(</text:span>my_tuple<text:span text:style-name="T6">.</text:span>count<text:span text:style-name="T6">('</text:span><text:span text:style-name="T9">P</text:span><text:span text:style-name="T6">'))</text:span></text:p>
      <text:p text:style-name="P2"><text:span text:style-name="T4">print</text:span><text:span text:style-name="T6">(</text:span>my_tuple<text:span text:style-name="T6">.</text:span>index<text:span text:style-name="T6">('</text:span><text:span text:style-name="T9">o</text:span><text:span text:style-name="T6">'))</text:span></text:p>
      <text:p text:style-name="P2">my_list <text:span text:style-name="T2">=</text:span> <text:span text:style-name="T12">list</text:span><text:span text:style-name="T6">(</text:span>my_tuple<text:span text:style-name="T6">)</text:span></text:p>
      <text:p text:style-name="P2"><text:span text:style-name="T4">print</text:span><text:span text:style-name="T6">(</text:span><text:span text:style-name="T12">type</text:span><text:span text:style-name="T6">(</text:span>my_list<text:span text:style-name="T6">))</text:span></text:p>
      <text:p text:style-name="P2"/>
      <text:p text:style-name="P18">51.</text:p>
      <text:p text:style-name="P5">myset <text:span text:style-name="T2">=</text:span><text:span text:style-name="T6">{</text:span><text:span text:style-name="T14">1</text:span><text:span text:style-name="T6">,</text:span><text:span text:style-name="T14">2</text:span><text:span text:style-name="T6">,</text:span><text:span text:style-name="T14">3</text:span><text:span text:style-name="T6">}</text:span></text:p>
      <text:p text:style-name="P2"><text:span text:style-name="T4">print</text:span><text:span text:style-name="T6">(</text:span>myset<text:span text:style-name="T6">)</text:span></text:p>
      <text:p text:style-name="P2">myset<text:span text:style-name="T6">.</text:span>add<text:span text:style-name="T6">(</text:span><text:span text:style-name="T14">2</text:span><text:span text:style-name="T6">)</text:span></text:p>
      <text:p text:style-name="P2"><text:span text:style-name="T4">print</text:span><text:span text:style-name="T6">(</text:span>myset<text:span text:style-name="T6">)</text:span></text:p>
      <text:p text:style-name="P2">myset<text:span text:style-name="T6">.</text:span>discard<text:span text:style-name="T6">(</text:span><text:span text:style-name="T14">3</text:span><text:span text:style-name="T6">)</text:span></text:p>
      <text:p text:style-name="P2"><text:span text:style-name="T4">print</text:span><text:span text:style-name="T6">(</text:span>myset<text:span text:style-name="T6">)</text:span></text:p>
      <text:p text:style-name="P2">myset1 <text:span text:style-name="T2">=</text:span><text:span text:style-name="T6">{</text:span><text:span text:style-name="T14">1</text:span><text:span text:style-name="T6">,</text:span><text:span text:style-name="T14">2</text:span><text:span text:style-name="T6">,</text:span><text:span text:style-name="T14">3</text:span><text:span text:style-name="T6">,</text:span><text:span text:style-name="T14">4</text:span><text:span text:style-name="T6">,</text:span><text:span text:style-name="T14">5</text:span><text:span text:style-name="T6">}</text:span></text:p>
      <text:p text:style-name="P2">myset1<text:span text:style-name="T6">.</text:span>clear<text:span text:style-name="T6">()</text:span></text:p>
      <text:p text:style-name="P2"><text:span text:style-name="T4">print</text:span><text:span text:style-name="T6">(</text:span>myset1<text:span text:style-name="T6">)</text:span></text:p>
      <text:p text:style-name="P2"><text:span text:style-name="T4">print</text:span><text:span text:style-name="T6">(</text:span>myset<text:span text:style-name="T6">.</text:span>pop<text:span text:style-name="T6">())</text:span></text:p>
      <text:p text:style-name="P2">myset2 <text:span text:style-name="T2">=</text:span><text:span text:style-name="T6">{</text:span><text:span text:style-name="T14">1</text:span><text:span text:style-name="T6">,</text:span><text:span text:style-name="T14">2</text:span><text:span text:style-name="T6">,</text:span><text:span text:style-name="T14">3</text:span><text:span text:style-name="T6">,</text:span><text:span text:style-name="T14">4</text:span><text:span text:style-name="T6">,</text:span><text:span text:style-name="T14">5</text:span><text:span text:style-name="T6">}</text:span></text:p>
      <text:p text:style-name="P2">u <text:span text:style-name="T2">=</text:span> myset2<text:span text:style-name="T6">.</text:span>union<text:span text:style-name="T6">(</text:span>myset<text:span text:style-name="T6">)</text:span></text:p>
      <text:p text:style-name="P2"><text:span text:style-name="T4">print</text:span><text:span text:style-name="T6">(</text:span>u<text:span text:style-name="T6">)</text:span></text:p>
      <text:p text:style-name="P2">diff <text:span text:style-name="T2">=</text:span> myset1<text:span text:style-name="T6">.</text:span>difference<text:span text:style-name="T6">(</text:span>myset2<text:span text:style-name="T6">)</text:span></text:p>
      <text:p text:style-name="P18"/>
      <text:p text:style-name="P18">52.</text:p>
      <text:p text:style-name="P12">#Write a program to demonstrate use of dictionary in Python with their inbuilt functions.</text:p>
      <text:p text:style-name="P2">mydict <text:span text:style-name="T2">=</text:span><text:span text:style-name="T6">{</text:span></text:p>
      <text:p text:style-name="P2"><text:span text:style-name="T6">'</text:span><text:span text:style-name="T9">name</text:span><text:span text:style-name="T6">':'</text:span><text:span text:style-name="T9">Alex</text:span><text:span text:style-name="T6">','</text:span><text:span text:style-name="T9">age</text:span><text:span text:style-name="T6">':</text:span><text:span text:style-name="T14">30</text:span><text:span text:style-name="T6">,'</text:span><text:span text:style-name="T9">University</text:span><text:span text:style-name="T6">':</text:span> <text:span text:style-name="T6">'</text:span><text:span text:style-name="T9">SMVDU</text:span><text:span text:style-name="T6">'</text:span></text:p>
      <text:p text:style-name="P15">}</text:p>
      <text:p text:style-name="P2">mydict2 <text:span text:style-name="T2">=</text:span><text:span text:style-name="T6">{</text:span></text:p>
      <text:p text:style-name="P2"><text:soft-page-break/><text:span text:style-name="T6">'</text:span><text:span text:style-name="T9">name</text:span><text:span text:style-name="T6">'</text:span> <text:span text:style-name="T6">:'</text:span><text:span text:style-name="T9">Sir</text:span><text:span text:style-name="T6">','</text:span><text:span text:style-name="T9">age</text:span><text:span text:style-name="T6">':</text:span><text:span text:style-name="T14">34</text:span><text:span text:style-name="T6">,"</text:span><text:span text:style-name="T9">University</text:span><text:span text:style-name="T6">"</text:span> <text:span text:style-name="T6">:</text:span> <text:span text:style-name="T6">'</text:span><text:span text:style-name="T9">SMVDU</text:span><text:span text:style-name="T6">'</text:span></text:p>
      <text:p text:style-name="P15">}</text:p>
      <text:p text:style-name="P2">value <text:span text:style-name="T2">=</text:span> mydict<text:span text:style-name="T6">['</text:span><text:span text:style-name="T9">name</text:span><text:span text:style-name="T6">']</text:span></text:p>
      <text:p text:style-name="P2"><text:span text:style-name="T4">print</text:span><text:span text:style-name="T6">(</text:span>value<text:span text:style-name="T6">)</text:span></text:p>
      <text:p text:style-name="P2">mydict<text:span text:style-name="T6">['</text:span><text:span text:style-name="T9">email</text:span><text:span text:style-name="T6">']</text:span><text:span text:style-name="T2">=</text:span><text:span text:style-name="T6">'</text:span><text:span text:style-name="T9">alex@smvdu.ac.in</text:span><text:span text:style-name="T6">'</text:span></text:p>
      <text:p text:style-name="P2"><text:span text:style-name="T8">del</text:span> mydict<text:span text:style-name="T6">['</text:span><text:span text:style-name="T9">name</text:span><text:span text:style-name="T6">']</text:span></text:p>
      <text:p text:style-name="P2"><text:span text:style-name="T4">print</text:span><text:span text:style-name="T6">(</text:span>mydict<text:span text:style-name="T6">)</text:span></text:p>
      <text:p text:style-name="P2"><text:span text:style-name="T4">print</text:span><text:span text:style-name="T6">(</text:span>mydict<text:span text:style-name="T6">.</text:span>pop<text:span text:style-name="T6">('</text:span><text:span text:style-name="T9">age</text:span><text:span text:style-name="T6">'))</text:span></text:p>
      <text:p text:style-name="P2"><text:span text:style-name="T4">print</text:span><text:span text:style-name="T6">(</text:span>mydict<text:span text:style-name="T6">.</text:span>popitem<text:span text:style-name="T6">())</text:span></text:p>
      <text:p text:style-name="P2">mydict_cpy <text:span text:style-name="T2">=</text:span> <text:span text:style-name="T12">dict</text:span><text:span text:style-name="T6">(</text:span>mydict<text:span text:style-name="T6">)</text:span></text:p>
      <text:p text:style-name="P2"><text:span text:style-name="T4">print</text:span><text:span text:style-name="T6">(</text:span>mydict_cpy<text:span text:style-name="T6">)</text:span></text:p>
      <text:p text:style-name="P2">mydict<text:span text:style-name="T6">.</text:span>update<text:span text:style-name="T6">(</text:span>mydict2<text:span text:style-name="T6">)</text:span></text:p>
      <text:p text:style-name="P2"><text:span text:style-name="T4">print</text:span><text:span text:style-name="T6">(</text:span>mydict<text:span text:style-name="T6">)</text:span></text:p>
      <text:p text:style-name="P18"/>
      <text:p text:style-name="P18">53.</text:p>
      <text:p text:style-name="P22">#Write a program to implement the usage of iterators on collections.</text:p>
      <text:p text:style-name="P2"><text:span text:style-name="T8">from</text:span> collections <text:span text:style-name="T8">import</text:span> namedtuple</text:p>
      <text:p text:style-name="P2"><text:span text:style-name="T8">from</text:span> itertools <text:span text:style-name="T8">import</text:span> product</text:p>
      <text:p text:style-name="P2">point <text:span text:style-name="T2">=</text:span> namedtuple<text:span text:style-name="T6">('</text:span><text:span text:style-name="T9">Point</text:span><text:span text:style-name="T6">',['</text:span><text:span text:style-name="T9">x</text:span><text:span text:style-name="T6">','</text:span><text:span text:style-name="T9">y</text:span><text:span text:style-name="T6">'])</text:span></text:p>
      <text:p text:style-name="P2">pt <text:span text:style-name="T2">=</text:span> point<text:span text:style-name="T6">(</text:span><text:span text:style-name="T14">1</text:span><text:span text:style-name="T6">,</text:span><text:span text:style-name="T2">-</text:span><text:span text:style-name="T14">4</text:span><text:span text:style-name="T6">)</text:span></text:p>
      <text:p text:style-name="P2">pt2 <text:span text:style-name="T2">=</text:span> point<text:span text:style-name="T6">(</text:span><text:span text:style-name="T14">4</text:span><text:span text:style-name="T6">,</text:span><text:span text:style-name="T14">6</text:span><text:span text:style-name="T6">)</text:span></text:p>
      <text:p text:style-name="P2">prod <text:span text:style-name="T2">=</text:span> product<text:span text:style-name="T6">(</text:span>pt<text:span text:style-name="T6">,</text:span>pt2<text:span text:style-name="T6">)</text:span></text:p>
      <text:p text:style-name="P2"><text:span text:style-name="T4">print</text:span><text:span text:style-name="T6">(</text:span><text:span text:style-name="T12">list</text:span><text:span text:style-name="T6">(</text:span>prod<text:span text:style-name="T6">))</text:span></text:p>
      <text:p text:style-name="P23"/>
      <text:p text:style-name="P18"/>
      <text:p text:style-name="P19">54.</text:p>
      <text:p text:style-name="P13">#Write a program to implement the usage of iterators on strings.</text:p>
      <text:p text:style-name="P2">iterable_value <text:span text:style-name="T2">=</text:span> <text:span text:style-name="T6">'</text:span><text:span text:style-name="T9">SMVDU</text:span><text:span text:style-name="T6">'</text:span></text:p>
      <text:p text:style-name="P2">iterable_obj <text:span text:style-name="T2">=</text:span> <text:span text:style-name="T4">iter</text:span><text:span text:style-name="T6">(</text:span>iterable_value<text:span text:style-name="T6">)</text:span></text:p>
      <text:p text:style-name="P2"><text:span text:style-name="T8">while</text:span> <text:span text:style-name="T14">True</text:span><text:span text:style-name="T6">:</text:span></text:p>
      <text:p text:style-name="P2"><text:span text:style-name="T8">try</text:span><text:span text:style-name="T6">:</text:span></text:p>
      <text:p text:style-name="P2">item <text:span text:style-name="T2">=</text:span> <text:span text:style-name="T4">next</text:span><text:span text:style-name="T6">(</text:span>iterable_obj<text:span text:style-name="T6">)</text:span></text:p>
      <text:p text:style-name="P2"><text:span text:style-name="T4">print</text:span><text:span text:style-name="T6">(</text:span>item<text:span text:style-name="T6">)</text:span></text:p>
      <text:p text:style-name="P2"><text:span text:style-name="T8">except</text:span> <text:span text:style-name="T12">StopIteration</text:span><text:span text:style-name="T6">:</text:span></text:p>
      <text:p text:style-name="P16">break</text:p>
      <text:p text:style-name="P19"/>
      <text:p text:style-name="P19">55.</text:p>
      <text:p text:style-name="P13">#Write a program to implement the usage of look up table as a dictionary for finding out the country name from code of 25 countries.</text:p>
      <text:p text:style-name="P2">country <text:span text:style-name="T2">=</text:span><text:span text:style-name="T6">{</text:span></text:p>
      <text:p text:style-name="P2"><text:span text:style-name="T14">1</text:span><text:span text:style-name="T6">:'</text:span><text:span text:style-name="T9">Afghanistan</text:span><text:span text:style-name="T6">',</text:span> </text:p>
      <text:p text:style-name="P2"><text:span text:style-name="T14">2</text:span><text:span text:style-name="T6">:'</text:span><text:span text:style-name="T9">Albania</text:span><text:span text:style-name="T6">',</text:span> </text:p>
      <text:p text:style-name="P2"><text:span text:style-name="T14">3</text:span><text:span text:style-name="T6">:'</text:span><text:span text:style-name="T9">Algeria</text:span><text:span text:style-name="T6">',</text:span></text:p>
      <text:p text:style-name="P2"><text:span text:style-name="T14">4</text:span><text:span text:style-name="T6">:'</text:span><text:span text:style-name="T9">Andorra</text:span><text:span text:style-name="T6">',</text:span> </text:p>
      <text:p text:style-name="P2"><text:span text:style-name="T14">5</text:span><text:span text:style-name="T6">:'</text:span><text:span text:style-name="T9">Angola</text:span><text:span text:style-name="T6">',</text:span></text:p>
      <text:p text:style-name="P2"><text:span text:style-name="T14">6</text:span><text:span text:style-name="T6">:'</text:span><text:span text:style-name="T9">Antigua</text:span><text:span text:style-name="T6">',</text:span> </text:p>
      <text:p text:style-name="P2"><text:span text:style-name="T14">7</text:span><text:span text:style-name="T6">:'</text:span><text:span text:style-name="T9">Argentina</text:span><text:span text:style-name="T6">',</text:span></text:p>
      <text:p text:style-name="P2"><text:span text:style-name="T14">8</text:span><text:span text:style-name="T6">:'</text:span><text:span text:style-name="T9">Armenia</text:span><text:span text:style-name="T6">',</text:span></text:p>
      <text:p text:style-name="P2"><text:span text:style-name="T14">9</text:span><text:span text:style-name="T6">:'</text:span><text:span text:style-name="T9">Australia</text:span><text:span text:style-name="T6">',</text:span></text:p>
      <text:p text:style-name="P2"><text:span text:style-name="T14">10</text:span><text:span text:style-name="T6">:'</text:span><text:span text:style-name="T9">Austria</text:span><text:span text:style-name="T6">',</text:span> </text:p>
      <text:p text:style-name="P2"><text:span text:style-name="T14">11</text:span><text:span text:style-name="T6">:'</text:span><text:span text:style-name="T9">Azerbaijan</text:span><text:span text:style-name="T6">',</text:span> </text:p>
      <text:p text:style-name="P2"><text:span text:style-name="T14">12</text:span><text:span text:style-name="T6">:'</text:span><text:span text:style-name="T9">Bahamas</text:span><text:span text:style-name="T6">',</text:span></text:p>
      <text:p text:style-name="P2"><text:soft-page-break/><text:span text:style-name="T14">13</text:span><text:span text:style-name="T6">:'</text:span><text:span text:style-name="T9">Bahrain</text:span><text:span text:style-name="T6">',</text:span> </text:p>
      <text:p text:style-name="P2"><text:span text:style-name="T14">14</text:span><text:span text:style-name="T6">:'</text:span><text:span text:style-name="T9">Bangladesh</text:span><text:span text:style-name="T6">',</text:span> </text:p>
      <text:p text:style-name="P2"><text:span text:style-name="T14">15</text:span><text:span text:style-name="T6">:'</text:span><text:span text:style-name="T9">Barbados</text:span><text:span text:style-name="T6">',</text:span></text:p>
      <text:p text:style-name="P2"><text:span text:style-name="T14">16</text:span><text:span text:style-name="T6">:'</text:span><text:span text:style-name="T9">Belarus</text:span><text:span text:style-name="T6">',</text:span> </text:p>
      <text:p text:style-name="P2"><text:span text:style-name="T14">17</text:span><text:span text:style-name="T6">:'</text:span><text:span text:style-name="T9">Belgium</text:span><text:span text:style-name="T6">',</text:span> </text:p>
      <text:p text:style-name="P2"><text:span text:style-name="T14">18</text:span><text:span text:style-name="T6">:'</text:span><text:span text:style-name="T9">Belize</text:span><text:span text:style-name="T6">',</text:span> </text:p>
      <text:p text:style-name="P2"><text:span text:style-name="T14">19</text:span><text:span text:style-name="T6">:'</text:span><text:span text:style-name="T9">Benin</text:span><text:span text:style-name="T6">',</text:span> </text:p>
      <text:p text:style-name="P2"><text:span text:style-name="T14">20</text:span><text:span text:style-name="T6">:'</text:span><text:span text:style-name="T9">Bhutan</text:span><text:span text:style-name="T6">',</text:span> </text:p>
      <text:p text:style-name="P2"><text:span text:style-name="T14">21</text:span><text:span text:style-name="T6">:'</text:span><text:span text:style-name="T9">Bolivia</text:span><text:span text:style-name="T6">',</text:span> </text:p>
      <text:p text:style-name="P2"><text:span text:style-name="T14">22</text:span><text:span text:style-name="T6">:'</text:span><text:span text:style-name="T9">Bosnia</text:span><text:span text:style-name="T6">',</text:span> </text:p>
      <text:p text:style-name="P2"><text:span text:style-name="T14">23</text:span><text:span text:style-name="T6">:'</text:span><text:span text:style-name="T9">Botswana</text:span><text:span text:style-name="T6">',</text:span> </text:p>
      <text:p text:style-name="P2"><text:span text:style-name="T14">24</text:span><text:span text:style-name="T6">:'</text:span><text:span text:style-name="T9">Brazil</text:span><text:span text:style-name="T6">',</text:span> </text:p>
      <text:p text:style-name="P2"><text:span text:style-name="T14">25</text:span><text:span text:style-name="T6">:'</text:span><text:span text:style-name="T9">Brunei</text:span><text:span text:style-name="T6">',</text:span> </text:p>
      <text:p text:style-name="P15">}</text:p>
      <text:p text:style-name="P2"><text:span text:style-name="T4">print</text:span><text:span text:style-name="T6">(</text:span>country<text:span text:style-name="T6">[</text:span><text:span text:style-name="T14">1</text:span><text:span text:style-name="T6">])</text:span></text:p>
      <text:p text:style-name="P2"/>
      <text:p text:style-name="P19">56.</text:p>
      <text:p text:style-name="P13">#Write a program to create a look up table using dictionary for finding the factorial of numbers up to 25.</text:p>
      <text:p text:style-name="P2">factorial <text:span text:style-name="T2">=</text:span> <text:span text:style-name="T6">{</text:span></text:p>
      <text:p text:style-name="P2"><text:span text:style-name="T14">1</text:span><text:span text:style-name="T6">:</text:span><text:span text:style-name="T14">1</text:span><text:span text:style-name="T6">,</text:span></text:p>
      <text:p text:style-name="P2"><text:span text:style-name="T14">2</text:span><text:span text:style-name="T6">:</text:span><text:span text:style-name="T14">2</text:span><text:span text:style-name="T6">,</text:span></text:p>
      <text:p text:style-name="P2"><text:span text:style-name="T14">3</text:span><text:span text:style-name="T6">:</text:span><text:span text:style-name="T14">6</text:span><text:span text:style-name="T6">,</text:span></text:p>
      <text:p text:style-name="P2"><text:span text:style-name="T14">4</text:span><text:span text:style-name="T6">:</text:span><text:span text:style-name="T14">24</text:span><text:span text:style-name="T6">,</text:span></text:p>
      <text:p text:style-name="P2"><text:span text:style-name="T14">5</text:span><text:span text:style-name="T6">:</text:span><text:span text:style-name="T14">120</text:span><text:span text:style-name="T6">,</text:span></text:p>
      <text:p text:style-name="P2"><text:span text:style-name="T14">6</text:span><text:span text:style-name="T6">:</text:span><text:span text:style-name="T14">720</text:span><text:span text:style-name="T6">,</text:span></text:p>
      <text:p text:style-name="P2"><text:span text:style-name="T14">7</text:span><text:span text:style-name="T6">:</text:span><text:span text:style-name="T14">504</text:span><text:span text:style-name="T6">,</text:span></text:p>
      <text:p text:style-name="P2"><text:span text:style-name="T14">8</text:span><text:span text:style-name="T6">:</text:span><text:span text:style-name="T14">40320</text:span><text:span text:style-name="T6">,</text:span></text:p>
      <text:p text:style-name="P2"><text:span text:style-name="T14">9</text:span><text:span text:style-name="T6">:</text:span><text:span text:style-name="T14">362880</text:span></text:p>
      <text:p text:style-name="P2"><text:span text:style-name="T6">,</text:span><text:span text:style-name="T14">10</text:span><text:span text:style-name="T6">:</text:span><text:span text:style-name="T14">3628800</text:span></text:p>
      <text:p text:style-name="P2"><text:span text:style-name="T6">,</text:span><text:span text:style-name="T14">11</text:span><text:span text:style-name="T6">:</text:span><text:span text:style-name="T14">39916800</text:span></text:p>
      <text:p text:style-name="P2"><text:span text:style-name="T6">,</text:span><text:span text:style-name="T14">12</text:span><text:span text:style-name="T6">:</text:span><text:span text:style-name="T14">479001600</text:span></text:p>
      <text:p text:style-name="P2"><text:span text:style-name="T6">,</text:span><text:span text:style-name="T14">13</text:span><text:span text:style-name="T6">:</text:span><text:span text:style-name="T14">6227020800</text:span></text:p>
      <text:p text:style-name="P2"><text:span text:style-name="T6">,</text:span><text:span text:style-name="T14">14</text:span><text:span text:style-name="T6">:</text:span><text:span text:style-name="T14">87178291200</text:span></text:p>
      <text:p text:style-name="P2"><text:span text:style-name="T6">,</text:span><text:span text:style-name="T14">15</text:span><text:span text:style-name="T6">:</text:span><text:span text:style-name="T14">1307674368000</text:span></text:p>
      <text:p text:style-name="P2"><text:span text:style-name="T6">,</text:span><text:span text:style-name="T14">16</text:span><text:span text:style-name="T6">:</text:span><text:span text:style-name="T14">20922789888000</text:span></text:p>
      <text:p text:style-name="P2"><text:span text:style-name="T6">,</text:span><text:span text:style-name="T14">17</text:span><text:span text:style-name="T6">:</text:span><text:span text:style-name="T14">355687428096000</text:span></text:p>
      <text:p text:style-name="P2"><text:span text:style-name="T6">,</text:span><text:span text:style-name="T14">18</text:span><text:span text:style-name="T6">:</text:span><text:span text:style-name="T14">6402373705728000</text:span></text:p>
      <text:p text:style-name="P2"><text:span text:style-name="T6">,</text:span><text:span text:style-name="T14">19</text:span><text:span text:style-name="T6">:</text:span><text:span text:style-name="T14">121645100408832000</text:span></text:p>
      <text:p text:style-name="P2"><text:span text:style-name="T6">,</text:span><text:span text:style-name="T14">20</text:span><text:span text:style-name="T6">:</text:span><text:span text:style-name="T14">2432902008176640000</text:span></text:p>
      <text:p text:style-name="P2"><text:span text:style-name="T6">,</text:span><text:span text:style-name="T14">21</text:span><text:span text:style-name="T6">:</text:span><text:span text:style-name="T14">51090942171709440000</text:span></text:p>
      <text:p text:style-name="P2"><text:span text:style-name="T6">,</text:span><text:span text:style-name="T14">22</text:span><text:span text:style-name="T6">:</text:span><text:span text:style-name="T14">1124000727777607680000</text:span></text:p>
      <text:p text:style-name="P2"><text:span text:style-name="T6">,</text:span><text:span text:style-name="T14">23</text:span><text:span text:style-name="T6">:</text:span><text:span text:style-name="T14">25852016738884976640000</text:span></text:p>
      <text:p text:style-name="P2"><text:span text:style-name="T6">,</text:span><text:span text:style-name="T14">24</text:span><text:span text:style-name="T6">:</text:span><text:span text:style-name="T14">620448401733239439360000</text:span></text:p>
      <text:p text:style-name="P2"><text:span text:style-name="T6">,</text:span><text:span text:style-name="T14">25</text:span><text:span text:style-name="T6">:</text:span><text:span text:style-name="T14">15511210043330985984000000</text:span></text:p>
      <text:p text:style-name="P15">}</text:p>
      <text:p text:style-name="P2"><text:span text:style-name="T4">print</text:span><text:span text:style-name="T6">(</text:span>factorial<text:span text:style-name="T6">[</text:span><text:span text:style-name="T14">4</text:span><text:span text:style-name="T6">])</text:span></text:p>
      <text:p text:style-name="P19"/>
      <text:p text:style-name="P19">57.</text:p>
      <text:p text:style-name="P13">#Write a program to implement the concept of class and object creation.</text:p>
      <text:p text:style-name="P2"><text:span text:style-name="T2">class</text:span> <text:span text:style-name="T19">Person</text:span><text:span text:style-name="T6">:</text:span></text:p>
      <text:p text:style-name="P2"><text:soft-page-break/>age <text:span text:style-name="T2">=</text:span> <text:span text:style-name="T14">10</text:span></text:p>
      <text:p text:style-name="P7"/>
      <text:p text:style-name="P2"><text:span text:style-name="T2">def</text:span> <text:span text:style-name="T4">greet</text:span><text:span text:style-name="T6">(</text:span><text:span text:style-name="T15">self</text:span><text:span text:style-name="T6">):</text:span></text:p>
      <text:p text:style-name="P2"><text:span text:style-name="T4">print</text:span><text:span text:style-name="T6">('</text:span><text:span text:style-name="T9">Hello</text:span><text:span text:style-name="T6">')</text:span></text:p>
      <text:p text:style-name="P20"><text:line-break/></text:p>
      <text:p text:style-name="P2"><text:span text:style-name="T4">print</text:span><text:span text:style-name="T6">(</text:span>Person<text:span text:style-name="T6">.</text:span>age<text:span text:style-name="T6">)</text:span></text:p>
      <text:p text:style-name="P2"><text:span text:style-name="T4">print</text:span><text:span text:style-name="T6">(</text:span>Person<text:span text:style-name="T6">.</text:span>greet<text:span text:style-name="T6">)</text:span></text:p>
      <text:p text:style-name="P2"><text:span text:style-name="T4">print</text:span><text:span text:style-name="T6">(</text:span>Person<text:span text:style-name="T6">.</text:span>__doc__<text:span text:style-name="T6">)</text:span></text:p>
      <text:p text:style-name="P21"/>
      <text:p text:style-name="P2"><text:span text:style-name="T2">class</text:span> <text:span text:style-name="T19">Person</text:span><text:span text:style-name="T6">:</text:span></text:p>
      <text:p text:style-name="P2">age <text:span text:style-name="T2">=</text:span> <text:span text:style-name="T14">10</text:span></text:p>
      <text:p text:style-name="P7"/>
      <text:p text:style-name="P2"><text:span text:style-name="T2">def</text:span> <text:span text:style-name="T4">greet</text:span><text:span text:style-name="T6">(</text:span><text:span text:style-name="T15">self</text:span><text:span text:style-name="T6">):</text:span></text:p>
      <text:p text:style-name="P2"><text:span text:style-name="T4">print</text:span><text:span text:style-name="T6">('</text:span><text:span text:style-name="T9">Hello</text:span><text:span text:style-name="T6">')</text:span></text:p>
      <text:p text:style-name="P21"/>
      <text:p text:style-name="P2">harry <text:span text:style-name="T2">=</text:span> Person<text:span text:style-name="T6">()</text:span></text:p>
      <text:p text:style-name="P2"><text:span text:style-name="T4">print</text:span><text:span text:style-name="T6">(</text:span>Person<text:span text:style-name="T6">.</text:span>greet<text:span text:style-name="T6">)</text:span></text:p>
      <text:p text:style-name="P2"><text:span text:style-name="T4">print</text:span><text:span text:style-name="T6">(</text:span>harry<text:span text:style-name="T6">.</text:span>greet<text:span text:style-name="T6">)</text:span></text:p>
      <text:p text:style-name="P7"/>
      <text:p text:style-name="P2">harry<text:span text:style-name="T6">.</text:span>greet<text:span text:style-name="T6">()</text:span></text:p>
      <text:p text:style-name="P19"/>
      <text:p text:style-name="P19">58.</text:p>
      <text:p text:style-name="P13">#Write a program to store marks of “n” students in a class for “m” subjects using OOP.</text:p>
      <text:p text:style-name="P2"><text:span text:style-name="T2">class</text:span> <text:span text:style-name="T19">Marks</text:span> <text:span text:style-name="T6">()</text:span> <text:span text:style-name="T6">:</text:span></text:p>
      <text:p text:style-name="P2">dict1<text:span text:style-name="T2">=</text:span><text:span text:style-name="T6">{}</text:span></text:p>
      <text:p text:style-name="P2">n<text:span text:style-name="T2">=</text:span><text:span text:style-name="T12">int</text:span><text:span text:style-name="T6">(</text:span><text:span text:style-name="T4">input</text:span> <text:span text:style-name="T6">("</text:span><text:span text:style-name="T9">Enter the number of students: </text:span><text:span text:style-name="T6">"))</text:span></text:p>
      <text:p text:style-name="P2">m<text:span text:style-name="T2">=</text:span><text:span text:style-name="T12">int</text:span><text:span text:style-name="T6">(</text:span><text:span text:style-name="T4">input</text:span> <text:span text:style-name="T6">("</text:span><text:span text:style-name="T9">Enter the number of subjects: </text:span><text:span text:style-name="T6">"))</text:span></text:p>
      <text:p text:style-name="P2"><text:span text:style-name="T8">for</text:span> i <text:span text:style-name="T8">in</text:span> <text:span text:style-name="T4">range</text:span><text:span text:style-name="T6">(</text:span><text:span text:style-name="T14">1</text:span><text:span text:style-name="T6">,</text:span>n<text:span text:style-name="T2">+</text:span><text:span text:style-name="T14">1</text:span><text:span text:style-name="T6">)</text:span> <text:span text:style-name="T6">:</text:span></text:p>
      <text:p text:style-name="P2">marks<text:span text:style-name="T2">=</text:span><text:span text:style-name="T6">[]</text:span></text:p>
      <text:p text:style-name="P2"><text:span text:style-name="T4">print</text:span><text:span text:style-name="T6">("</text:span><text:span text:style-name="T9">Enter the marks of</text:span><text:span text:style-name="T6">",</text:span>i<text:span text:style-name="T6">,"</text:span><text:span text:style-name="T9"> student: </text:span><text:span text:style-name="T6">",</text:span> <text:span text:style-name="T15">end</text:span><text:span text:style-name="T2">=</text:span><text:span text:style-name="T6">"")</text:span></text:p>
      <text:p text:style-name="P2"><text:span text:style-name="T8">for</text:span> j <text:span text:style-name="T8">in</text:span> <text:span text:style-name="T4">range</text:span><text:span text:style-name="T6">(</text:span><text:span text:style-name="T14">1</text:span><text:span text:style-name="T6">,</text:span>m<text:span text:style-name="T2">+</text:span><text:span text:style-name="T14">1</text:span><text:span text:style-name="T6">)</text:span> <text:span text:style-name="T6">:</text:span></text:p>
      <text:p text:style-name="P2">x<text:span text:style-name="T2">=</text:span><text:span text:style-name="T12">int</text:span><text:span text:style-name="T6">(</text:span><text:span text:style-name="T4">input</text:span><text:span text:style-name="T6">())</text:span></text:p>
      <text:p text:style-name="P2">marks<text:span text:style-name="T6">.</text:span>append <text:span text:style-name="T6">(</text:span>x<text:span text:style-name="T6">)</text:span></text:p>
      <text:p text:style-name="P2">dict1<text:span text:style-name="T6">[</text:span>i<text:span text:style-name="T6">]</text:span><text:span text:style-name="T2">=</text:span>marks</text:p>
      <text:p text:style-name="P2">obj<text:span text:style-name="T2">=</text:span>Marks<text:span text:style-name="T6">()</text:span></text:p>
      <text:p text:style-name="P2"><text:span text:style-name="T4">print</text:span> <text:span text:style-name="T6">(</text:span>obj<text:span text:style-name="T6">.</text:span>dict1<text:span text:style-name="T6">)</text:span></text:p>
      <text:p text:style-name="P19"/>
      <text:p text:style-name="P19">59.</text:p>
      <text:p text:style-name="P19">#<text:span text:style-name="T20">Write a program to create a class for animals and to create sub-classes for birds, dogs and humans.</text:span></text:p>
      <text:p text:style-name="P6"><text:span text:style-name="T2">class</text:span> <text:span text:style-name="T19">Animals</text:span><text:span text:style-name="T6">:</text:span></text:p>
      <text:p text:style-name="P2">c1<text:span text:style-name="T2">=</text:span> <text:span text:style-name="T6">'</text:span><text:span text:style-name="T9">hair</text:span><text:span text:style-name="T6">'</text:span></text:p>
      <text:p text:style-name="P2">c2<text:span text:style-name="T2">=</text:span> <text:span text:style-name="T6">'</text:span><text:span text:style-name="T9">heart</text:span><text:span text:style-name="T6">'</text:span></text:p>
      <text:p text:style-name="P2">c3<text:span text:style-name="T2">=</text:span> <text:span text:style-name="T6">'</text:span><text:span text:style-name="T9">blood</text:span><text:span text:style-name="T6">'</text:span></text:p>
      <text:p text:style-name="P2"><text:span text:style-name="T2">class</text:span> <text:span text:style-name="T19">Birds</text:span> <text:span text:style-name="T6">(</text:span><text:span text:style-name="T9">Animals</text:span><text:span text:style-name="T6">)</text:span> <text:span text:style-name="T6">:</text:span></text:p>
      <text:p text:style-name="P2">c4<text:span text:style-name="T2">=</text:span> <text:span text:style-name="T6">'</text:span><text:span text:style-name="T9">feathers</text:span><text:span text:style-name="T6">'</text:span></text:p>
      <text:p text:style-name="P2">c5<text:span text:style-name="T2">=</text:span> <text:span text:style-name="T6">'</text:span><text:span text:style-name="T9">beak</text:span><text:span text:style-name="T6">'</text:span></text:p>
      <text:p text:style-name="P2">c6<text:span text:style-name="T2">=</text:span> <text:span text:style-name="T6">'</text:span><text:span text:style-name="T9">two legs</text:span><text:span text:style-name="T6">'</text:span></text:p>
      <text:p text:style-name="P2"><text:soft-page-break/><text:span text:style-name="T2">class</text:span> <text:span text:style-name="T19">Dogs</text:span> <text:span text:style-name="T6">(</text:span><text:span text:style-name="T9">Animals</text:span><text:span text:style-name="T6">)</text:span> <text:span text:style-name="T6">:</text:span></text:p>
      <text:p text:style-name="P2">c7<text:span text:style-name="T2">=</text:span> <text:span text:style-name="T6">'</text:span><text:span text:style-name="T9">four legs</text:span><text:span text:style-name="T6">'</text:span></text:p>
      <text:p text:style-name="P2">c8<text:span text:style-name="T2">=</text:span> <text:span text:style-name="T6">'</text:span><text:span text:style-name="T9">canines</text:span><text:span text:style-name="T6">'</text:span></text:p>
      <text:p text:style-name="P2">c9<text:span text:style-name="T2">=</text:span> <text:span text:style-name="T6">'</text:span><text:span text:style-name="T9">Tails</text:span><text:span text:style-name="T6">'</text:span></text:p>
      <text:p text:style-name="P2"><text:span text:style-name="T2">class</text:span> <text:span text:style-name="T19">Humans</text:span> <text:span text:style-name="T6">(</text:span><text:span text:style-name="T9">Animals</text:span><text:span text:style-name="T6">)</text:span> <text:span text:style-name="T6">:</text:span></text:p>
      <text:p text:style-name="P2">c10<text:span text:style-name="T2">=</text:span> <text:span text:style-name="T6">'</text:span><text:span text:style-name="T9">Two hands and Two legs</text:span><text:span text:style-name="T6">'</text:span></text:p>
      <text:p text:style-name="P2">c11<text:span text:style-name="T2">=</text:span> <text:span text:style-name="T6">'</text:span><text:span text:style-name="T9">Most developed</text:span><text:span text:style-name="T6">'</text:span></text:p>
      <text:p text:style-name="P2">c12<text:span text:style-name="T2">=</text:span> <text:span text:style-name="T6">'</text:span><text:span text:style-name="T9">variety of organs</text:span><text:span text:style-name="T6">'</text:span></text:p>
      <text:p text:style-name="P7"/>
      <text:p text:style-name="P2">obj1<text:span text:style-name="T2">=</text:span>Animals <text:span text:style-name="T6">()</text:span></text:p>
      <text:p text:style-name="P2">obj2<text:span text:style-name="T2">=</text:span>Birds <text:span text:style-name="T6">()</text:span></text:p>
      <text:p text:style-name="P2">obj3<text:span text:style-name="T2">=</text:span>Dogs <text:span text:style-name="T6">()</text:span></text:p>
      <text:p text:style-name="P2">obj4<text:span text:style-name="T2">=</text:span>Humans <text:span text:style-name="T6">()</text:span></text:p>
      <text:p text:style-name="P7"/>
      <text:p text:style-name="P2"><text:span text:style-name="T4">print</text:span> <text:span text:style-name="T6">(</text:span>obj1<text:span text:style-name="T6">.</text:span>c1<text:span text:style-name="T6">)</text:span></text:p>
      <text:p text:style-name="P2"><text:span text:style-name="T4">print</text:span> <text:span text:style-name="T6">(</text:span>obj2<text:span text:style-name="T6">.</text:span>c2<text:span text:style-name="T6">)</text:span></text:p>
      <text:p text:style-name="P2"><text:span text:style-name="T4">print</text:span> <text:span text:style-name="T6">(</text:span>obj2<text:span text:style-name="T6">.</text:span>c4<text:span text:style-name="T6">)</text:span></text:p>
      <text:p text:style-name="P2"><text:span text:style-name="T4">print</text:span> <text:span text:style-name="T6">(</text:span>obj3<text:span text:style-name="T6">.</text:span>c3<text:span text:style-name="T6">)</text:span></text:p>
      <text:p text:style-name="P2"><text:span text:style-name="T4">print</text:span> <text:span text:style-name="T6">(</text:span>obj4<text:span text:style-name="T6">.</text:span>c3<text:span text:style-name="T6">)</text:span></text:p>
      <text:p text:style-name="P19"/>
      <text:p text:style-name="P19">60.</text:p>
      <text:p text:style-name="P19">#<text:span text:style-name="T20">Write a program to create a class for polygons and to create sub-classes for triangles, rectangles, squares, pentagons etc.</text:span></text:p>
      <text:p text:style-name="P6"><text:span text:style-name="T2">class</text:span> <text:span text:style-name="T19">Shape</text:span> <text:span text:style-name="T6">(</text:span><text:span text:style-name="T12">object</text:span><text:span text:style-name="T6">):</text:span></text:p>
      <text:p text:style-name="P2">sides <text:span text:style-name="T2">=</text:span> <text:span text:style-name="T14">None</text:span></text:p>
      <text:p text:style-name="P2"><text:span text:style-name="T2">def</text:span> <text:span text:style-name="T4">_init_</text:span><text:span text:style-name="T6">(</text:span><text:span text:style-name="T15">self</text:span><text:span text:style-name="T6">,</text:span> <text:span text:style-name="T15">sides</text:span><text:span text:style-name="T6">)</text:span> <text:span text:style-name="T6">:</text:span></text:p>
      <text:p text:style-name="P2"><text:span text:style-name="T16">self</text:span><text:span text:style-name="T6">.</text:span>sides <text:span text:style-name="T2">=</text:span> sides</text:p>
      <text:p text:style-name="P2"><text:span text:style-name="T2">def</text:span> <text:span text:style-name="T4">perimeter</text:span> <text:span text:style-name="T6">(</text:span><text:span text:style-name="T15">self</text:span><text:span text:style-name="T6">)</text:span> <text:span text:style-name="T6">:</text:span></text:p>
      <text:p text:style-name="P2">perimeter <text:span text:style-name="T2">=</text:span> <text:span text:style-name="T14">0</text:span></text:p>
      <text:p text:style-name="P2"><text:span text:style-name="T8">for</text:span> side <text:span text:style-name="T8">in</text:span> <text:span text:style-name="T16">self</text:span><text:span text:style-name="T6">.</text:span>sides <text:span text:style-name="T6">:</text:span></text:p>
      <text:p text:style-name="P2">perimeter <text:span text:style-name="T2">+=</text:span> side</text:p>
      <text:p text:style-name="P2"><text:span text:style-name="T8">return</text:span> perimeter</text:p>
      <text:p text:style-name="P2"><text:span text:style-name="T2">class</text:span> <text:span text:style-name="T19">Triangle</text:span><text:span text:style-name="T6">(</text:span><text:span text:style-name="T9">Shape</text:span><text:span text:style-name="T6">):</text:span></text:p>
      <text:p text:style-name="P2"><text:span text:style-name="T2">def</text:span> <text:span text:style-name="T4">_init_</text:span><text:span text:style-name="T6">(</text:span><text:span text:style-name="T15">self</text:span><text:span text:style-name="T6">,</text:span><text:span text:style-name="T15">side1</text:span><text:span text:style-name="T6">,</text:span><text:span text:style-name="T15">side2</text:span><text:span text:style-name="T6">,</text:span><text:span text:style-name="T15">side3</text:span><text:span text:style-name="T6">)</text:span> <text:span text:style-name="T6">:</text:span></text:p>
      <text:p text:style-name="P2"><text:span text:style-name="T16">self</text:span><text:span text:style-name="T6">.</text:span>sides <text:span text:style-name="T2">=</text:span> <text:span text:style-name="T6">[</text:span>side1<text:span text:style-name="T6">,</text:span> side2<text:span text:style-name="T6">,</text:span> side3<text:span text:style-name="T6">]</text:span></text:p>
      <text:p text:style-name="P2"><text:span text:style-name="T2">class</text:span> <text:span text:style-name="T19">Rectangle</text:span><text:span text:style-name="T6">(</text:span><text:span text:style-name="T9">Shape</text:span><text:span text:style-name="T6">):</text:span></text:p>
      <text:p text:style-name="P2"><text:span text:style-name="T2">def</text:span> <text:span text:style-name="T4">_init_</text:span><text:span text:style-name="T6">(</text:span><text:span text:style-name="T15">self</text:span><text:span text:style-name="T6">,</text:span><text:span text:style-name="T15">length</text:span><text:span text:style-name="T6">,</text:span><text:span text:style-name="T15">width</text:span><text:span text:style-name="T6">)</text:span> <text:span text:style-name="T6">:</text:span></text:p>
      <text:p text:style-name="P2"><text:span text:style-name="T16">self</text:span><text:span text:style-name="T6">.</text:span>sides <text:span text:style-name="T2">=</text:span> <text:span text:style-name="T6">[</text:span>length<text:span text:style-name="T6">,</text:span> width<text:span text:style-name="T6">,</text:span> length<text:span text:style-name="T6">,</text:span> width<text:span text:style-name="T6">]</text:span></text:p>
      <text:p text:style-name="P2"><text:span text:style-name="T2">class</text:span> <text:span text:style-name="T19">Square</text:span><text:span text:style-name="T6">(</text:span><text:span text:style-name="T9">Shape</text:span><text:span text:style-name="T6">)</text:span> <text:span text:style-name="T6">:</text:span></text:p>
      <text:p text:style-name="P2"><text:span text:style-name="T2">def</text:span> <text:span text:style-name="T4">_init_</text:span><text:span text:style-name="T6">(</text:span><text:span text:style-name="T15">self</text:span><text:span text:style-name="T6">,</text:span> <text:span text:style-name="T15">side</text:span><text:span text:style-name="T6">)</text:span> <text:span text:style-name="T6">:</text:span></text:p>
      <text:p text:style-name="P2"><text:span text:style-name="T16">self</text:span><text:span text:style-name="T6">.</text:span>sides <text:span text:style-name="T2">=</text:span> <text:span text:style-name="T6">[</text:span>side<text:span text:style-name="T6">,</text:span> side<text:span text:style-name="T6">,</text:span> side<text:span text:style-name="T6">,</text:span> side<text:span text:style-name="T6">]</text:span></text:p>
      <text:p text:style-name="P7"/>
      <text:p text:style-name="P2">triangle <text:span text:style-name="T2">=</text:span> Triangle<text:span text:style-name="T6">(</text:span><text:span text:style-name="T14">3</text:span><text:span text:style-name="T6">,</text:span> <text:span text:style-name="T14">4</text:span><text:span text:style-name="T6">,</text:span> <text:span text:style-name="T14">5</text:span><text:span text:style-name="T6">)</text:span></text:p>
      <text:p text:style-name="P2"><text:span text:style-name="T4">print</text:span><text:span text:style-name="T6">("</text:span><text:span text:style-name="T9">Triangle sides: </text:span><text:span text:style-name="T6">",</text:span> triangle<text:span text:style-name="T6">.</text:span>sides<text:span text:style-name="T6">)</text:span></text:p>
      <text:p text:style-name="P2"><text:span text:style-name="T4">print</text:span><text:span text:style-name="T6">("</text:span><text:span text:style-name="T9">Perimeter of triangle: </text:span><text:span text:style-name="T6">",</text:span> triangle<text:span text:style-name="T6">.</text:span>perimeter <text:span text:style-name="T6">())</text:span></text:p>
      <text:p text:style-name="P2">rectangle <text:span text:style-name="T2">=</text:span> Rectangle<text:span text:style-name="T6">(</text:span><text:span text:style-name="T14">4</text:span><text:span text:style-name="T6">,</text:span> <text:span text:style-name="T14">2</text:span><text:span text:style-name="T6">)</text:span></text:p>
      <text:p text:style-name="P2"><text:span text:style-name="T4">print</text:span><text:span text:style-name="T6">("</text:span><text:span text:style-name="T9">Rectangle sides: </text:span><text:span text:style-name="T6">",</text:span> rectangle<text:span text:style-name="T6">.</text:span>sides<text:span text:style-name="T6">)</text:span></text:p>
      <text:p text:style-name="P2"><text:span text:style-name="T4">print</text:span> <text:span text:style-name="T6">("</text:span><text:span text:style-name="T9">Perimeter of rectangle: </text:span><text:span text:style-name="T6">",</text:span> rectangle<text:span text:style-name="T6">.</text:span>perimeter <text:span text:style-name="T6">())</text:span></text:p>
      <text:p text:style-name="P2">square <text:span text:style-name="T2">=</text:span> Square<text:span text:style-name="T6">(</text:span><text:span text:style-name="T14">2</text:span><text:span text:style-name="T6">)</text:span></text:p>
      <text:p text:style-name="P2"><text:span text:style-name="T4">print</text:span> <text:span text:style-name="T6">("</text:span><text:span text:style-name="T9">Square sides: </text:span><text:span text:style-name="T6">",</text:span> square<text:span text:style-name="T6">.</text:span>sides<text:span text:style-name="T6">)</text:span></text:p>
      <text:p text:style-name="P2"><text:span text:style-name="T4">print</text:span><text:span text:style-name="T6">("</text:span><text:span text:style-name="T9">Perimeter of square: </text:span><text:span text:style-name="T6">",</text:span> square<text:span text:style-name="T6">.</text:span> perimeter <text:span text:style-name="T6">())</text:span></text:p>
      <text:p text:style-name="P19"><text:soft-page-break/></text:p>
      <text:p text:style-name="P19">61.</text:p>
      <text:p text:style-name="P19">#<text:span text:style-name="T20">Write a program to create a class for trees and to create sub-classes like fruits, dry fruits, juices etc. (multi-level inheritance)</text:span></text:p>
      <text:p text:style-name="P6"><text:span text:style-name="T2">class</text:span> <text:span text:style-name="T19">tree</text:span> <text:span text:style-name="T6">:</text:span></text:p>
      <text:p text:style-name="P2"><text:span text:style-name="T2">def</text:span> _init _ <text:span text:style-name="T6">(</text:span><text:span text:style-name="T16">self</text:span><text:span text:style-name="T6">,</text:span> n<text:span text:style-name="T6">,</text:span> c<text:span text:style-name="T6">)</text:span> <text:span text:style-name="T6">:</text:span></text:p>
      <text:p text:style-name="P2"><text:span text:style-name="T16">self</text:span><text:span text:style-name="T6">.</text:span>name <text:span text:style-name="T2">=</text:span> n</text:p>
      <text:p text:style-name="P2"><text:span text:style-name="T16">self</text:span><text:span text:style-name="T6">.</text:span>colour <text:span text:style-name="T2">=</text:span> c</text:p>
      <text:p text:style-name="P2"><text:span text:style-name="T2">class</text:span> <text:span text:style-name="T19">fruits</text:span> <text:span text:style-name="T6">(</text:span><text:span text:style-name="T9">tree</text:span><text:span text:style-name="T6">)</text:span> <text:span text:style-name="T6">:</text:span></text:p>
      <text:p text:style-name="P2"><text:span text:style-name="T2">def</text:span> _init _ <text:span text:style-name="T6">(</text:span><text:span text:style-name="T16">self</text:span><text:span text:style-name="T6">,</text:span> n<text:span text:style-name="T6">,</text:span> c<text:span text:style-name="T6">)</text:span> <text:span text:style-name="T6">:</text:span></text:p>
      <text:p text:style-name="P2">tree<text:span text:style-name="T6">.</text:span> _init _<text:span text:style-name="T6">(</text:span><text:span text:style-name="T16">self</text:span><text:span text:style-name="T6">,</text:span> n<text:span text:style-name="T6">,</text:span> c<text:span text:style-name="T6">)</text:span></text:p>
      <text:p text:style-name="P2"><text:span text:style-name="T2">def</text:span> <text:span text:style-name="T4">p</text:span><text:span text:style-name="T6">(</text:span><text:span text:style-name="T15">self</text:span><text:span text:style-name="T6">)</text:span> <text:span text:style-name="T6">:</text:span></text:p>
      <text:p text:style-name="P2"><text:span text:style-name="T4">print</text:span> <text:span text:style-name="T6">("</text:span><text:span text:style-name="T9">The fruit is:</text:span><text:span text:style-name="T6">",</text:span> <text:span text:style-name="T16">self</text:span><text:span text:style-name="T6">.</text:span>name<text:span text:style-name="T6">)</text:span></text:p>
      <text:p text:style-name="P2"><text:span text:style-name="T4">print</text:span><text:span text:style-name="T6">("</text:span><text:span text:style-name="T9">The colour is:</text:span><text:span text:style-name="T6">",</text:span> <text:span text:style-name="T16">self</text:span><text:span text:style-name="T6">.</text:span>colour<text:span text:style-name="T6">)</text:span></text:p>
      <text:p text:style-name="P2"><text:span text:style-name="T2">class</text:span> <text:span text:style-name="T19">veg</text:span> <text:span text:style-name="T6">(</text:span><text:span text:style-name="T9">tree</text:span><text:span text:style-name="T6">)</text:span> <text:span text:style-name="T6">:</text:span></text:p>
      <text:p text:style-name="P2"><text:span text:style-name="T2">def</text:span> _init _ <text:span text:style-name="T6">(</text:span><text:span text:style-name="T16">self</text:span><text:span text:style-name="T6">,</text:span> n<text:span text:style-name="T6">,</text:span> c<text:span text:style-name="T6">)</text:span> <text:span text:style-name="T6">:</text:span></text:p>
      <text:p text:style-name="P2">tree<text:span text:style-name="T6">.</text:span> _ init_ <text:span text:style-name="T6">(</text:span><text:span text:style-name="T16">self</text:span><text:span text:style-name="T6">,</text:span> n<text:span text:style-name="T6">,</text:span> c<text:span text:style-name="T6">)</text:span></text:p>
      <text:p text:style-name="P2"><text:span text:style-name="T2">def</text:span> <text:span text:style-name="T4">p</text:span><text:span text:style-name="T6">(</text:span><text:span text:style-name="T15">self</text:span><text:span text:style-name="T6">)</text:span> <text:span text:style-name="T6">:</text:span></text:p>
      <text:p text:style-name="P2"><text:span text:style-name="T4">print</text:span> <text:span text:style-name="T6">("</text:span><text:span text:style-name="T9">The vegetable is:</text:span><text:span text:style-name="T6">",</text:span> <text:span text:style-name="T16">self</text:span><text:span text:style-name="T6">.</text:span>name<text:span text:style-name="T6">)</text:span></text:p>
      <text:p text:style-name="P2"><text:span text:style-name="T4">print</text:span> <text:span text:style-name="T6">("</text:span><text:span text:style-name="T9">The colour is:</text:span><text:span text:style-name="T6">",</text:span> <text:span text:style-name="T16">self</text:span><text:span text:style-name="T6">.</text:span>colour<text:span text:style-name="T6">)</text:span></text:p>
      <text:p text:style-name="P2"><text:span text:style-name="T2">class</text:span> <text:span text:style-name="T19">juice</text:span> <text:span text:style-name="T6">(</text:span><text:span text:style-name="T9">tree</text:span><text:span text:style-name="T6">)</text:span> <text:span text:style-name="T6">:</text:span></text:p>
      <text:p text:style-name="P2"><text:span text:style-name="T2">def</text:span> _init _ <text:span text:style-name="T6">(</text:span><text:span text:style-name="T16">self</text:span><text:span text:style-name="T6">,</text:span> n<text:span text:style-name="T6">,</text:span> f<text:span text:style-name="T6">)</text:span> <text:span text:style-name="T6">:</text:span></text:p>
      <text:p text:style-name="P2">tree<text:span text:style-name="T6">.</text:span> _init_<text:span text:style-name="T6">(</text:span><text:span text:style-name="T16">self</text:span><text:span text:style-name="T6">,</text:span> n<text:span text:style-name="T6">,</text:span> f<text:span text:style-name="T6">)</text:span></text:p>
      <text:p text:style-name="P2"><text:span text:style-name="T2">def</text:span> <text:span text:style-name="T4">p</text:span><text:span text:style-name="T6">(</text:span><text:span text:style-name="T15">self</text:span><text:span text:style-name="T6">)</text:span> <text:span text:style-name="T6">:</text:span></text:p>
      <text:p text:style-name="P2"><text:span text:style-name="T4">print</text:span><text:span text:style-name="T6">("</text:span><text:span text:style-name="T9">The juice is of fruit:</text:span><text:span text:style-name="T6">",</text:span> <text:span text:style-name="T16">self</text:span><text:span text:style-name="T6">.</text:span>colour<text:span text:style-name="T6">)</text:span></text:p>
      <text:p text:style-name="P2"><text:span text:style-name="T2">class</text:span> <text:span text:style-name="T19">dry</text:span> <text:span text:style-name="T6">(</text:span><text:span text:style-name="T9">tree</text:span><text:span text:style-name="T6">)</text:span> <text:span text:style-name="T6">:</text:span></text:p>
      <text:p text:style-name="P2"><text:span text:style-name="T2">def</text:span> _init _ <text:span text:style-name="T6">(</text:span><text:span text:style-name="T16">self</text:span><text:span text:style-name="T6">,</text:span> n<text:span text:style-name="T6">,</text:span> c<text:span text:style-name="T6">)</text:span> <text:span text:style-name="T6">:</text:span></text:p>
      <text:p text:style-name="P2">tree<text:span text:style-name="T6">.</text:span> _init_<text:span text:style-name="T6">(</text:span><text:span text:style-name="T16">self</text:span><text:span text:style-name="T6">,</text:span> n<text:span text:style-name="T6">,</text:span> c<text:span text:style-name="T6">)</text:span></text:p>
      <text:p text:style-name="P2"><text:span text:style-name="T2">def</text:span> <text:span text:style-name="T4">p</text:span><text:span text:style-name="T6">(</text:span><text:span text:style-name="T15">self</text:span><text:span text:style-name="T6">)</text:span> <text:span text:style-name="T6">:</text:span></text:p>
      <text:p text:style-name="P2"><text:span text:style-name="T4">print</text:span><text:span text:style-name="T6">("</text:span><text:span text:style-name="T9">The dry fruit is:</text:span><text:span text:style-name="T6">",</text:span> <text:span text:style-name="T16">self</text:span><text:span text:style-name="T6">.</text:span>name<text:span text:style-name="T6">)</text:span></text:p>
      <text:p text:style-name="P2"><text:span text:style-name="T4">print</text:span><text:span text:style-name="T6">("</text:span><text:span text:style-name="T9">The colour is:</text:span><text:span text:style-name="T6">",</text:span> <text:span text:style-name="T16">self</text:span><text:span text:style-name="T6">.</text:span>colour<text:span text:style-name="T6">)</text:span></text:p>
      <text:p text:style-name="P2">n <text:span text:style-name="T2">=</text:span> <text:span text:style-name="T4">input</text:span> <text:span text:style-name="T6">("</text:span><text:span text:style-name="T9">Enter the type of food (Fruit/Vegetable/Juice/Dry Fruit) :</text:span><text:span text:style-name="T6">")</text:span></text:p>
      <text:p text:style-name="P2"><text:span text:style-name="T8">if</text:span> n <text:span text:style-name="T2">==</text:span> <text:span text:style-name="T6">"</text:span><text:span text:style-name="T9">Fruit</text:span><text:span text:style-name="T6">":</text:span></text:p>
      <text:p text:style-name="P2">a<text:span text:style-name="T2">=</text:span><text:span text:style-name="T4">input</text:span><text:span text:style-name="T6">("</text:span><text:span text:style-name="T9">Enter the name: </text:span><text:span text:style-name="T6">")</text:span></text:p>
      <text:p text:style-name="P2">b<text:span text:style-name="T2">=</text:span><text:span text:style-name="T4">input</text:span><text:span text:style-name="T6">("</text:span><text:span text:style-name="T9">Enter the colour: </text:span><text:span text:style-name="T6">")</text:span></text:p>
      <text:p text:style-name="P2">f1 <text:span text:style-name="T2">=</text:span>fruits <text:span text:style-name="T6">(</text:span>a<text:span text:style-name="T6">,</text:span> b<text:span text:style-name="T6">)</text:span></text:p>
      <text:p text:style-name="P2">f1<text:span text:style-name="T6">.</text:span>p<text:span text:style-name="T6">()</text:span></text:p>
      <text:p text:style-name="P2"><text:span text:style-name="T8">elif</text:span> n <text:span text:style-name="T2">==</text:span> <text:span text:style-name="T6">"</text:span><text:span text:style-name="T9">Vegetable</text:span><text:span text:style-name="T6">"</text:span> <text:span text:style-name="T6">:</text:span></text:p>
      <text:p text:style-name="P2">a<text:span text:style-name="T2">=</text:span><text:span text:style-name="T4">input</text:span><text:span text:style-name="T6">("</text:span><text:span text:style-name="T9">Enter the name: </text:span><text:span text:style-name="T6">")</text:span></text:p>
      <text:p text:style-name="P2">b<text:span text:style-name="T2">=</text:span><text:span text:style-name="T4">input</text:span><text:span text:style-name="T6">("</text:span><text:span text:style-name="T9">Enter the colour: </text:span><text:span text:style-name="T6">")</text:span></text:p>
      <text:p text:style-name="P2">v1 <text:span text:style-name="T2">=</text:span>veg <text:span text:style-name="T6">(</text:span>a<text:span text:style-name="T6">,</text:span> b<text:span text:style-name="T6">)</text:span></text:p>
      <text:p text:style-name="P2">v1<text:span text:style-name="T6">.</text:span>p<text:span text:style-name="T6">()</text:span></text:p>
      <text:p text:style-name="P2"><text:span text:style-name="T8">elif</text:span> n <text:span text:style-name="T2">==</text:span> <text:span text:style-name="T6">"</text:span><text:span text:style-name="T9">Juice</text:span><text:span text:style-name="T6">"</text:span> <text:span text:style-name="T6">:</text:span></text:p>
      <text:p text:style-name="P2">a<text:span text:style-name="T2">=</text:span><text:span text:style-name="T4">input</text:span><text:span text:style-name="T6">("</text:span><text:span text:style-name="T9">Enter the fruit it is made of:</text:span><text:span text:style-name="T6">")</text:span></text:p>
      <text:p text:style-name="P2">j1 <text:span text:style-name="T2">=</text:span> juice <text:span text:style-name="T6">("</text:span><text:span text:style-name="T9">Juice</text:span><text:span text:style-name="T6">",</text:span>a<text:span text:style-name="T6">)</text:span></text:p>
      <text:p text:style-name="P2">j1<text:span text:style-name="T6">.</text:span>p<text:span text:style-name="T6">()</text:span></text:p>
      <text:p text:style-name="P2"><text:span text:style-name="T8">elif</text:span> n <text:span text:style-name="T2">==</text:span> <text:span text:style-name="T6">"</text:span><text:span text:style-name="T9">Dry Fruite</text:span><text:span text:style-name="T6">"</text:span> <text:span text:style-name="T6">:</text:span></text:p>
      <text:p text:style-name="P2">a<text:span text:style-name="T2">=</text:span><text:span text:style-name="T4">input</text:span><text:span text:style-name="T6">("</text:span><text:span text:style-name="T9">Enter the name: </text:span><text:span text:style-name="T6">")</text:span></text:p>
      <text:p text:style-name="P2">b<text:span text:style-name="T2">=</text:span><text:span text:style-name="T4">input</text:span><text:span text:style-name="T6">("</text:span><text:span text:style-name="T9">Enter the colour: </text:span><text:span text:style-name="T6">")</text:span></text:p>
      <text:p text:style-name="P2">d1 <text:span text:style-name="T2">=</text:span>dry <text:span text:style-name="T6">(</text:span>a<text:span text:style-name="T6">,</text:span> b<text:span text:style-name="T6">)</text:span></text:p>
      <text:p text:style-name="P2">d1<text:span text:style-name="T6">.</text:span>p<text:span text:style-name="T6">()</text:span></text:p>
      <text:p text:style-name="P2"><text:soft-page-break/><text:span text:style-name="T8">else</text:span> <text:span text:style-name="T6">:</text:span></text:p>
      <text:p text:style-name="P2"><text:span text:style-name="T4">print</text:span> <text:span text:style-name="T6">("</text:span><text:span text:style-name="T9">Invalid Input. </text:span><text:span text:style-name="T6">")</text:span></text:p>
      <text:p text:style-name="P19"/>
      <text:p text:style-name="P19">62.</text:p>
      <text:p text:style-name="P24">#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0"><text:span text:style-name="T20">Write a program to create a class for students and this class should inherit the properties of all departments. (multiple inheritance)</text:span></text:p>
          </table:table-cell>
        </table:table-row>
      </table:table>
      <text:p text:style-name="P25"><text:span text:style-name="T2">class</text:span> <text:span text:style-name="T19">CSE</text:span><text:span text:style-name="T6">:</text:span></text:p>
      <text:p text:style-name="P2">def_init _<text:span text:style-name="T6">(</text:span><text:span text:style-name="T16">self</text:span><text:span text:style-name="T6">,</text:span> a<text:span text:style-name="T6">,</text:span> b<text:span text:style-name="T6">)</text:span> <text:span text:style-name="T6">:</text:span></text:p>
      <text:p text:style-name="P2"><text:span text:style-name="T16">self</text:span><text:span text:style-name="T6">.</text:span>sub1 <text:span text:style-name="T2">=</text:span> a</text:p>
      <text:p text:style-name="P2"><text:span text:style-name="T16">self</text:span><text:span text:style-name="T6">.</text:span>sub2 <text:span text:style-name="T2">=</text:span> b</text:p>
      <text:p text:style-name="P2"><text:span text:style-name="T2">def</text:span> <text:span text:style-name="T4">subCSE</text:span> <text:span text:style-name="T6">(</text:span><text:span text:style-name="T15">self</text:span><text:span text:style-name="T6">)</text:span> <text:span text:style-name="T6">:</text:span></text:p>
      <text:p text:style-name="P2"><text:span text:style-name="T4">print</text:span> <text:span text:style-name="T6">("</text:span><text:span text:style-name="T9">The first subject is: </text:span><text:span text:style-name="T6">",</text:span> <text:span text:style-name="T16">self</text:span><text:span text:style-name="T6">.</text:span>sub1<text:span text:style-name="T6">)</text:span></text:p>
      <text:p text:style-name="P2"><text:span text:style-name="T4">print</text:span><text:span text:style-name="T6">("</text:span><text:span text:style-name="T9">The second subject is: </text:span><text:span text:style-name="T6">",</text:span> <text:span text:style-name="T16">self</text:span><text:span text:style-name="T6">.</text:span>sub2<text:span text:style-name="T6">)</text:span></text:p>
      <text:p text:style-name="P2"><text:span text:style-name="T2">class</text:span> <text:span text:style-name="T19">ECE</text:span><text:span text:style-name="T6">:</text:span></text:p>
      <text:p text:style-name="P2"><text:span text:style-name="T2">def</text:span> _init _<text:span text:style-name="T6">(</text:span><text:span text:style-name="T16">self</text:span><text:span text:style-name="T6">,</text:span> a<text:span text:style-name="T6">)</text:span> <text:span text:style-name="T6">:</text:span></text:p>
      <text:p text:style-name="P2"><text:span text:style-name="T16">self</text:span><text:span text:style-name="T6">.</text:span>sub3 <text:span text:style-name="T2">=</text:span> a</text:p>
      <text:p text:style-name="P2"><text:span text:style-name="T2">def</text:span> <text:span text:style-name="T4">subECE</text:span> <text:span text:style-name="T6">(</text:span><text:span text:style-name="T15">self</text:span><text:span text:style-name="T6">)</text:span> <text:span text:style-name="T6">:</text:span></text:p>
      <text:p text:style-name="P2"><text:span text:style-name="T4">print</text:span><text:span text:style-name="T6">("</text:span><text:span text:style-name="T9">The third subject is: </text:span><text:span text:style-name="T6">",</text:span> <text:span text:style-name="T16">self</text:span><text:span text:style-name="T6">.</text:span>sub3<text:span text:style-name="T6">)</text:span></text:p>
      <text:p text:style-name="P2"><text:span text:style-name="T2">class</text:span> <text:span text:style-name="T19">MATH</text:span><text:span text:style-name="T6">:</text:span></text:p>
      <text:p text:style-name="P2"><text:span text:style-name="T2">def</text:span> <text:span text:style-name="T4">_init_</text:span><text:span text:style-name="T6">(</text:span><text:span text:style-name="T15">self</text:span><text:span text:style-name="T6">,</text:span> <text:span text:style-name="T15">a</text:span><text:span text:style-name="T6">):</text:span></text:p>
      <text:p text:style-name="P2"><text:span text:style-name="T16">self</text:span><text:span text:style-name="T6">.</text:span>sub4 <text:span text:style-name="T2">=</text:span> a</text:p>
      <text:p text:style-name="P2"><text:span text:style-name="T2">def</text:span> <text:span text:style-name="T4">subMATH</text:span> <text:span text:style-name="T6">(</text:span><text:span text:style-name="T15">self</text:span><text:span text:style-name="T6">)</text:span> <text:span text:style-name="T6">:</text:span></text:p>
      <text:p text:style-name="P2"><text:span text:style-name="T4">print</text:span> <text:span text:style-name="T6">("</text:span><text:span text:style-name="T9">The fourth subject in: </text:span><text:span text:style-name="T6">",</text:span> <text:span text:style-name="T16">self</text:span><text:span text:style-name="T6">.</text:span>sub4<text:span text:style-name="T6">)</text:span></text:p>
      <text:p text:style-name="P2"><text:span text:style-name="T2">class</text:span> <text:span text:style-name="T19">PSC</text:span><text:span text:style-name="T6">:</text:span></text:p>
      <text:p text:style-name="P2"><text:span text:style-name="T2">def</text:span> <text:span text:style-name="T4">_init_</text:span><text:span text:style-name="T6">(</text:span><text:span text:style-name="T15">self</text:span><text:span text:style-name="T6">,</text:span> <text:span text:style-name="T15">a</text:span><text:span text:style-name="T6">)</text:span> <text:span text:style-name="T6">:</text:span></text:p>
      <text:p text:style-name="P2"><text:span text:style-name="T16">self</text:span><text:span text:style-name="T6">.</text:span>sub5 <text:span text:style-name="T2">=</text:span> a</text:p>
      <text:p text:style-name="P2"><text:span text:style-name="T2">def</text:span> <text:span text:style-name="T4">subPSC</text:span> <text:span text:style-name="T6">(</text:span><text:span text:style-name="T15">self</text:span><text:span text:style-name="T6">)</text:span> <text:span text:style-name="T6">:</text:span></text:p>
      <text:p text:style-name="P2"><text:span text:style-name="T4">print</text:span><text:span text:style-name="T6">("</text:span><text:span text:style-name="T9">The fifth subject is: </text:span><text:span text:style-name="T6">",</text:span> <text:span text:style-name="T16">self</text:span><text:span text:style-name="T6">.</text:span>sub5<text:span text:style-name="T6">)</text:span></text:p>
      <text:p text:style-name="P2"><text:span text:style-name="T2">class</text:span> <text:span text:style-name="T19">Student</text:span> <text:span text:style-name="T6">(</text:span>CSE<text:span text:style-name="T6">,</text:span> ECE<text:span text:style-name="T6">,</text:span> MATH<text:span text:style-name="T6">,</text:span> PSC<text:span text:style-name="T6">)</text:span> <text:span text:style-name="T6">:</text:span></text:p>
      <text:p text:style-name="P2"><text:span text:style-name="T2">def</text:span> <text:span text:style-name="T4">_init_</text:span><text:span text:style-name="T6">(</text:span><text:span text:style-name="T15">self</text:span><text:span text:style-name="T6">,</text:span> <text:span text:style-name="T15">n</text:span><text:span text:style-name="T6">,</text:span> <text:span text:style-name="T15">s1</text:span><text:span text:style-name="T6">,</text:span> <text:span text:style-name="T15">s2</text:span><text:span text:style-name="T6">,</text:span> <text:span text:style-name="T15">s3</text:span><text:span text:style-name="T6">,</text:span> <text:span text:style-name="T15">s4</text:span><text:span text:style-name="T6">,</text:span> <text:span text:style-name="T15">s5</text:span><text:span text:style-name="T6">)</text:span> <text:span text:style-name="T6">:</text:span></text:p>
      <text:p text:style-name="P2"><text:span text:style-name="T16">self</text:span><text:span text:style-name="T6">.</text:span>name <text:span text:style-name="T2">=</text:span> n</text:p>
      <text:p text:style-name="P2"><text:span text:style-name="T4">print</text:span><text:span text:style-name="T6">("\n</text:span><text:span text:style-name="T9">The student is of CSE Dept.</text:span><text:span text:style-name="T6">\n</text:span><text:span text:style-name="T9">His name is: </text:span><text:span text:style-name="T6">",</text:span> <text:span text:style-name="T16">self</text:span><text:span text:style-name="T6">.</text:span>name<text:span text:style-name="T6">)</text:span></text:p>
      <text:p text:style-name="P2">CSE<text:span text:style-name="T6">.</text:span>_init_<text:span text:style-name="T6">(</text:span><text:span text:style-name="T16">self</text:span><text:span text:style-name="T6">,</text:span> s1<text:span text:style-name="T6">,</text:span> s2<text:span text:style-name="T6">)</text:span></text:p>
      <text:p text:style-name="P2">ECE<text:span text:style-name="T6">.</text:span>_init_<text:span text:style-name="T6">(</text:span><text:span text:style-name="T16">self</text:span><text:span text:style-name="T6">,</text:span> s3<text:span text:style-name="T6">)</text:span></text:p>
      <text:p text:style-name="P2">ΜΑΤΗ<text:span text:style-name="T6">.</text:span>_init_<text:span text:style-name="T6">(</text:span><text:span text:style-name="T16">self</text:span><text:span text:style-name="T6">,</text:span> s4<text:span text:style-name="T6">)</text:span></text:p>
      <text:p text:style-name="P2">PSC<text:span text:style-name="T6">.</text:span>_init_<text:span text:style-name="T6">(</text:span><text:span text:style-name="T16">self</text:span><text:span text:style-name="T6">,</text:span> s5<text:span text:style-name="T6">)</text:span></text:p>
      <text:p text:style-name="P7"/>
      <text:p text:style-name="P2">a <text:span text:style-name="T2">=</text:span> <text:span text:style-name="T6">"</text:span><text:span text:style-name="T9">Data Structure using C</text:span><text:span text:style-name="T6">"</text:span></text:p>
      <text:p text:style-name="P2">b <text:span text:style-name="T2">=</text:span> <text:span text:style-name="T6">"</text:span><text:span text:style-name="T9">Programming using Python</text:span><text:span text:style-name="T6">"</text:span></text:p>
      <text:p text:style-name="P2">c <text:span text:style-name="T2">=</text:span> <text:span text:style-name="T6">"</text:span><text:span text:style-name="T9">Digital Electronics</text:span><text:span text:style-name="T6">"</text:span></text:p>
      <text:p text:style-name="P2">d <text:span text:style-name="T2">=</text:span> <text:span text:style-name="T6">"</text:span><text:span text:style-name="T9">Engineering Mathematics</text:span><text:span text:style-name="T6">"</text:span></text:p>
      <text:p text:style-name="P2">e <text:span text:style-name="T2">=</text:span> <text:span text:style-name="T6">"</text:span><text:span text:style-name="T9">Discourse on Human Virtues</text:span><text:span text:style-name="T6">"</text:span></text:p>
      <text:p text:style-name="P2">n <text:span text:style-name="T2">=</text:span> <text:span text:style-name="T4">input</text:span> <text:span text:style-name="T6">("</text:span><text:span text:style-name="T9">Enter the student name: </text:span><text:span text:style-name="T6">")</text:span></text:p>
      <text:p text:style-name="P2">s <text:span text:style-name="T2">=</text:span> Student <text:span text:style-name="T6">(</text:span>n<text:span text:style-name="T6">,</text:span> a<text:span text:style-name="T6">,</text:span> b<text:span text:style-name="T6">,</text:span> c<text:span text:style-name="T6">,</text:span> d<text:span text:style-name="T6">,</text:span> e<text:span text:style-name="T6">)</text:span></text:p>
      <text:p text:style-name="P2">s<text:span text:style-name="T6">.</text:span>subCSE <text:span text:style-name="T6">()</text:span></text:p>
      <text:p text:style-name="P2">s<text:span text:style-name="T6">.</text:span>subECE <text:span text:style-name="T6">()</text:span></text:p>
      <text:p text:style-name="P2"/>
      <text:p text:style-name="P19">63.</text:p>
      <text:p text:style-name="P13"><text:soft-page-break/>#Write a program to create all shapes in a canvas using tkinter library.</text:p>
      <text:p text:style-name="P2"><text:span text:style-name="T8">from</text:span> tkinter <text:span text:style-name="T8">import</text:span> <text:span text:style-name="T2">*</text:span></text:p>
      <text:p text:style-name="P2">root <text:span text:style-name="T2">=</text:span> Tk<text:span text:style-name="T6">()</text:span></text:p>
      <text:p text:style-name="P2">root<text:span text:style-name="T6">.</text:span>geometry<text:span text:style-name="T6">('</text:span><text:span text:style-name="T9">300x300</text:span><text:span text:style-name="T6">')</text:span></text:p>
      <text:p text:style-name="P7"/>
      <text:p text:style-name="P2">c <text:span text:style-name="T2">=</text:span> Canvas<text:span text:style-name="T6">(</text:span>root<text:span text:style-name="T6">,</text:span><text:span text:style-name="T15">height</text:span><text:span text:style-name="T2">=</text:span><text:span text:style-name="T14">250</text:span><text:span text:style-name="T6">,</text:span><text:span text:style-name="T15">width</text:span><text:span text:style-name="T2">=</text:span><text:span text:style-name="T14">300</text:span><text:span text:style-name="T6">,</text:span><text:span text:style-name="T15">bg</text:span><text:span text:style-name="T2">=</text:span><text:span text:style-name="T6">'</text:span><text:span text:style-name="T9">blue</text:span><text:span text:style-name="T6">')</text:span></text:p>
      <text:p text:style-name="P2">l <text:span text:style-name="T2">=</text:span> c<text:span text:style-name="T6">.</text:span>create_line<text:span text:style-name="T6">(</text:span><text:span text:style-name="T14">5</text:span><text:span text:style-name="T6">,</text:span><text:span text:style-name="T14">5</text:span><text:span text:style-name="T6">,</text:span><text:span text:style-name="T14">200</text:span><text:span text:style-name="T6">,</text:span><text:span text:style-name="T14">200</text:span><text:span text:style-name="T6">,</text:span><text:span text:style-name="T15">width</text:span><text:span text:style-name="T2">=</text:span><text:span text:style-name="T14">5</text:span><text:span text:style-name="T6">)</text:span></text:p>
      <text:p text:style-name="P2">o <text:span text:style-name="T2">=</text:span> c<text:span text:style-name="T6">.</text:span>create_oval<text:span text:style-name="T6">(</text:span><text:span text:style-name="T14">20</text:span><text:span text:style-name="T6">,</text:span><text:span text:style-name="T14">20</text:span><text:span text:style-name="T6">,</text:span><text:span text:style-name="T14">100</text:span><text:span text:style-name="T6">,</text:span><text:span text:style-name="T14">100</text:span><text:span text:style-name="T6">,</text:span><text:span text:style-name="T15">fill</text:span><text:span text:style-name="T2">=</text:span><text:span text:style-name="T6">'</text:span><text:span text:style-name="T9">red</text:span><text:span text:style-name="T6">')</text:span></text:p>
      <text:p text:style-name="P2">a <text:span text:style-name="T2">=</text:span> c<text:span text:style-name="T6">.</text:span>create_rectangle<text:span text:style-name="T6">(</text:span><text:span text:style-name="T14">50</text:span><text:span text:style-name="T6">,</text:span><text:span text:style-name="T14">50</text:span><text:span text:style-name="T6">,</text:span><text:span text:style-name="T14">100</text:span><text:span text:style-name="T6">,</text:span><text:span text:style-name="T14">200</text:span><text:span text:style-name="T6">,</text:span><text:span text:style-name="T15">fill</text:span><text:span text:style-name="T2">=</text:span><text:span text:style-name="T6">'</text:span><text:span text:style-name="T9">red</text:span><text:span text:style-name="T6">')</text:span></text:p>
      <text:p text:style-name="P9">#k = c.create_rectangle(100,100,100,100,fill='red')</text:p>
      <text:p text:style-name="P7"/>
      <text:p text:style-name="P2">c<text:span text:style-name="T6">.</text:span>pack<text:span text:style-name="T6">()</text:span></text:p>
      <text:p text:style-name="P21"/>
      <text:p text:style-name="P2">root<text:span text:style-name="T6">.</text:span>mainloop<text:span text:style-name="T6">()</text:span></text:p>
      <text:p text:style-name="P19"/>
      <text:p text:style-name="P19">64.</text:p>
      <text:p text:style-name="P13">#Write a program to create a table of 3*3 square cells in a canvas and to colour each cell differently using tkinter library.</text:p>
      <text:p text:style-name="P2"><text:span text:style-name="T8">from</text:span> tkinter <text:span text:style-name="T8">import</text:span> <text:span text:style-name="T2">*</text:span></text:p>
      <text:p text:style-name="P2">root <text:span text:style-name="T2">=</text:span> Tk<text:span text:style-name="T6">()</text:span></text:p>
      <text:p text:style-name="P2">root<text:span text:style-name="T6">.</text:span>geometry<text:span text:style-name="T6">('</text:span><text:span text:style-name="T9">300x300</text:span><text:span text:style-name="T6">')</text:span></text:p>
      <text:p text:style-name="P7"/>
      <text:p text:style-name="P2">c <text:span text:style-name="T2">=</text:span> Canvas<text:span text:style-name="T6">(</text:span>root<text:span text:style-name="T6">,</text:span><text:span text:style-name="T15">height</text:span><text:span text:style-name="T2">=</text:span><text:span text:style-name="T14">250</text:span><text:span text:style-name="T6">,</text:span><text:span text:style-name="T15">width</text:span><text:span text:style-name="T2">=</text:span><text:span text:style-name="T14">300</text:span><text:span text:style-name="T6">,</text:span><text:span text:style-name="T15">bg</text:span><text:span text:style-name="T2">=</text:span><text:span text:style-name="T6">'</text:span><text:span text:style-name="T9">red</text:span><text:span text:style-name="T6">')</text:span></text:p>
      <text:p text:style-name="P2">r1 <text:span text:style-name="T2">=</text:span> c<text:span text:style-name="T6">.</text:span>create_rectangle<text:span text:style-name="T6">(</text:span><text:span text:style-name="T14">20</text:span><text:span text:style-name="T6">,</text:span><text:span text:style-name="T14">20</text:span><text:span text:style-name="T6">,</text:span><text:span text:style-name="T14">50</text:span><text:span text:style-name="T6">,</text:span><text:span text:style-name="T14">50</text:span><text:span text:style-name="T6">,</text:span><text:span text:style-name="T15">fill</text:span><text:span text:style-name="T2">=</text:span><text:span text:style-name="T6">'</text:span><text:span text:style-name="T9">blue</text:span><text:span text:style-name="T6">')</text:span></text:p>
      <text:p text:style-name="P2">r2 <text:span text:style-name="T2">=</text:span> c<text:span text:style-name="T6">.</text:span>create_rectangle<text:span text:style-name="T6">(</text:span><text:span text:style-name="T14">70</text:span><text:span text:style-name="T6">,</text:span><text:span text:style-name="T14">20</text:span><text:span text:style-name="T6">,</text:span><text:span text:style-name="T14">50</text:span><text:span text:style-name="T6">,</text:span><text:span text:style-name="T14">50</text:span><text:span text:style-name="T6">,</text:span><text:span text:style-name="T15">fill</text:span><text:span text:style-name="T2">=</text:span><text:span text:style-name="T6">'</text:span><text:span text:style-name="T9">red</text:span><text:span text:style-name="T6">')</text:span></text:p>
      <text:p text:style-name="P2">r3 <text:span text:style-name="T2">=</text:span> c<text:span text:style-name="T6">.</text:span>create_rectangle<text:span text:style-name="T6">(</text:span><text:span text:style-name="T14">20</text:span><text:span text:style-name="T6">,</text:span><text:span text:style-name="T14">70</text:span><text:span text:style-name="T6">,</text:span><text:span text:style-name="T14">50</text:span><text:span text:style-name="T6">,</text:span><text:span text:style-name="T14">50</text:span><text:span text:style-name="T6">,</text:span><text:span text:style-name="T15">fill</text:span><text:span text:style-name="T2">=</text:span><text:span text:style-name="T6">'</text:span><text:span text:style-name="T9">green</text:span><text:span text:style-name="T6">')</text:span></text:p>
      <text:p text:style-name="P2">r4 <text:span text:style-name="T2">=</text:span> c<text:span text:style-name="T6">.</text:span>create_rectangle<text:span text:style-name="T6">(</text:span><text:span text:style-name="T14">120</text:span><text:span text:style-name="T6">,</text:span><text:span text:style-name="T14">20</text:span><text:span text:style-name="T6">,</text:span><text:span text:style-name="T14">50</text:span><text:span text:style-name="T6">,</text:span><text:span text:style-name="T14">50</text:span><text:span text:style-name="T6">,</text:span><text:span text:style-name="T15">fill</text:span><text:span text:style-name="T2">=</text:span><text:span text:style-name="T6">'</text:span><text:span text:style-name="T9">snow</text:span><text:span text:style-name="T6">')</text:span></text:p>
      <text:p text:style-name="P2">r5 <text:span text:style-name="T2">=</text:span> c<text:span text:style-name="T6">.</text:span>create_rectangle<text:span text:style-name="T6">(</text:span><text:span text:style-name="T14">20</text:span><text:span text:style-name="T6">,</text:span><text:span text:style-name="T14">120</text:span><text:span text:style-name="T6">,</text:span><text:span text:style-name="T14">50</text:span><text:span text:style-name="T6">,</text:span><text:span text:style-name="T14">50</text:span><text:span text:style-name="T6">,</text:span><text:span text:style-name="T15">fill</text:span><text:span text:style-name="T2">=</text:span><text:span text:style-name="T6">'</text:span><text:span text:style-name="T9">white</text:span><text:span text:style-name="T6">')</text:span></text:p>
      <text:p text:style-name="P2">r6 <text:span text:style-name="T2">=</text:span> c<text:span text:style-name="T6">.</text:span>create_rectangle<text:span text:style-name="T6">(</text:span><text:span text:style-name="T14">120</text:span><text:span text:style-name="T6">,</text:span><text:span text:style-name="T14">70</text:span><text:span text:style-name="T6">,</text:span><text:span text:style-name="T14">50</text:span><text:span text:style-name="T6">,</text:span><text:span text:style-name="T14">50</text:span><text:span text:style-name="T6">,</text:span><text:span text:style-name="T15">fill</text:span><text:span text:style-name="T2">=</text:span><text:span text:style-name="T6">'</text:span><text:span text:style-name="T9">red</text:span><text:span text:style-name="T6">')</text:span></text:p>
      <text:p text:style-name="P2">r7 <text:span text:style-name="T2">=</text:span> c<text:span text:style-name="T6">.</text:span>create_rectangle<text:span text:style-name="T6">(</text:span><text:span text:style-name="T14">70</text:span><text:span text:style-name="T6">,</text:span><text:span text:style-name="T14">120</text:span><text:span text:style-name="T6">,</text:span><text:span text:style-name="T14">50</text:span><text:span text:style-name="T6">,</text:span><text:span text:style-name="T14">50</text:span><text:span text:style-name="T6">,</text:span><text:span text:style-name="T15">fill</text:span><text:span text:style-name="T2">=</text:span><text:span text:style-name="T6">'</text:span><text:span text:style-name="T9">black</text:span><text:span text:style-name="T6">')</text:span></text:p>
      <text:p text:style-name="P2">r8 <text:span text:style-name="T2">=</text:span> c<text:span text:style-name="T6">.</text:span>create_rectangle<text:span text:style-name="T6">(</text:span><text:span text:style-name="T14">20</text:span><text:span text:style-name="T6">,</text:span><text:span text:style-name="T14">20</text:span><text:span text:style-name="T6">,</text:span><text:span text:style-name="T14">50</text:span><text:span text:style-name="T6">,</text:span><text:span text:style-name="T14">50</text:span><text:span text:style-name="T6">,</text:span><text:span text:style-name="T15">fill</text:span><text:span text:style-name="T2">=</text:span><text:span text:style-name="T6">'</text:span><text:span text:style-name="T9">deep sky blue</text:span><text:span text:style-name="T6">')</text:span></text:p>
      <text:p text:style-name="P2">r9 <text:span text:style-name="T2">=</text:span> c<text:span text:style-name="T6">.</text:span>create_rectangle<text:span text:style-name="T6">(</text:span><text:span text:style-name="T14">20</text:span><text:span text:style-name="T6">,</text:span><text:span text:style-name="T14">20</text:span><text:span text:style-name="T6">,</text:span><text:span text:style-name="T14">50</text:span><text:span text:style-name="T6">,</text:span><text:span text:style-name="T14">50</text:span><text:span text:style-name="T6">,</text:span><text:span text:style-name="T15">fill</text:span><text:span text:style-name="T2">=</text:span><text:span text:style-name="T6">'</text:span><text:span text:style-name="T9">yellow</text:span><text:span text:style-name="T6">')</text:span></text:p>
      <text:p text:style-name="P20"><text:line-break/></text:p>
      <text:p text:style-name="P2">c<text:span text:style-name="T6">.</text:span>pack<text:span text:style-name="T6">()</text:span></text:p>
      <text:p text:style-name="P21"/>
      <text:p text:style-name="P2">root<text:span text:style-name="T6">.</text:span>mainloop<text:span text:style-name="T6">()</text:span></text:p>
      <text:p text:style-name="P19"/>
      <text:p text:style-name="P19">65.</text:p>
      <text:p text:style-name="P13">#Write a program to prepare a simple registration form using tkinter library.</text:p>
      <text:p text:style-name="P2"><text:span text:style-name="T8">from</text:span> tkinter <text:span text:style-name="T8">import</text:span> <text:span text:style-name="T2">*</text:span></text:p>
      <text:p text:style-name="P7"/>
      <text:p text:style-name="P2">root <text:span text:style-name="T2">=</text:span> Tk<text:span text:style-name="T6">()</text:span></text:p>
      <text:p text:style-name="P2">root<text:span text:style-name="T6">.</text:span>geometry<text:span text:style-name="T6">('</text:span><text:span text:style-name="T9">500x500</text:span><text:span text:style-name="T6">')</text:span></text:p>
      <text:p text:style-name="P2">root<text:span text:style-name="T6">.</text:span>title<text:span text:style-name="T6">("</text:span><text:span text:style-name="T9">Registration Form</text:span><text:span text:style-name="T6">")</text:span></text:p>
      <text:p text:style-name="P7"/>
      <text:p text:style-name="P2">label_0 <text:span text:style-name="T2">=</text:span> Label<text:span text:style-name="T6">(</text:span>root<text:span text:style-name="T6">,</text:span> <text:span text:style-name="T15">text</text:span><text:span text:style-name="T2">=</text:span><text:span text:style-name="T6">"</text:span><text:span text:style-name="T9">Registration form</text:span><text:span text:style-name="T6">",</text:span><text:span text:style-name="T15">width</text:span><text:span text:style-name="T2">=</text:span><text:span text:style-name="T14">20</text:span><text:span text:style-name="T6">,</text:span><text:span text:style-name="T15">font</text:span><text:span text:style-name="T2">=</text:span><text:span text:style-name="T6">("</text:span><text:span text:style-name="T9">bold</text:span><text:span text:style-name="T6">",</text:span> <text:span text:style-name="T14">20</text:span><text:span text:style-name="T6">))</text:span></text:p>
      <text:p text:style-name="P2">label_0<text:span text:style-name="T6">.</text:span>place<text:span text:style-name="T6">(</text:span><text:span text:style-name="T15">x</text:span><text:span text:style-name="T2">=</text:span><text:span text:style-name="T14">90</text:span><text:span text:style-name="T6">,</text:span><text:span text:style-name="T15">y</text:span><text:span text:style-name="T2">=</text:span><text:span text:style-name="T14">53</text:span><text:span text:style-name="T6">)</text:span></text:p>
      <text:p text:style-name="P21"><text:soft-page-break/></text:p>
      <text:p text:style-name="P2">label_1 <text:span text:style-name="T2">=</text:span> Label<text:span text:style-name="T6">(</text:span>root<text:span text:style-name="T6">,</text:span> <text:span text:style-name="T15">text</text:span><text:span text:style-name="T2">=</text:span><text:span text:style-name="T6">"</text:span><text:span text:style-name="T9">FullName</text:span><text:span text:style-name="T6">",</text:span><text:span text:style-name="T15">width</text:span><text:span text:style-name="T2">=</text:span><text:span text:style-name="T14">20</text:span><text:span text:style-name="T6">,</text:span><text:span text:style-name="T15">font</text:span><text:span text:style-name="T2">=</text:span><text:span text:style-name="T6">("</text:span><text:span text:style-name="T9">bold</text:span><text:span text:style-name="T6">",</text:span> <text:span text:style-name="T14">10</text:span><text:span text:style-name="T6">))</text:span></text:p>
      <text:p text:style-name="P2">label_1<text:span text:style-name="T6">.</text:span>place<text:span text:style-name="T6">(</text:span><text:span text:style-name="T15">x</text:span><text:span text:style-name="T2">=</text:span><text:span text:style-name="T14">80</text:span><text:span text:style-name="T6">,</text:span><text:span text:style-name="T15">y</text:span><text:span text:style-name="T2">=</text:span><text:span text:style-name="T14">130</text:span><text:span text:style-name="T6">)</text:span></text:p>
      <text:p text:style-name="P7"/>
      <text:p text:style-name="P2">entry_1 <text:span text:style-name="T2">=</text:span> Entry<text:span text:style-name="T6">(</text:span>root<text:span text:style-name="T6">)</text:span></text:p>
      <text:p text:style-name="P2">entry_1<text:span text:style-name="T6">.</text:span>place<text:span text:style-name="T6">(</text:span><text:span text:style-name="T15">x</text:span><text:span text:style-name="T2">=</text:span><text:span text:style-name="T14">240</text:span><text:span text:style-name="T6">,</text:span><text:span text:style-name="T15">y</text:span><text:span text:style-name="T2">=</text:span><text:span text:style-name="T14">130</text:span><text:span text:style-name="T6">)</text:span></text:p>
      <text:p text:style-name="P7"/>
      <text:p text:style-name="P2">label_2 <text:span text:style-name="T2">=</text:span> Label<text:span text:style-name="T6">(</text:span>root<text:span text:style-name="T6">,</text:span> <text:span text:style-name="T15">text</text:span><text:span text:style-name="T2">=</text:span><text:span text:style-name="T6">"</text:span><text:span text:style-name="T9">Email</text:span><text:span text:style-name="T6">",</text:span><text:span text:style-name="T15">width</text:span><text:span text:style-name="T2">=</text:span><text:span text:style-name="T14">20</text:span><text:span text:style-name="T6">,</text:span><text:span text:style-name="T15">font</text:span><text:span text:style-name="T2">=</text:span><text:span text:style-name="T6">("</text:span><text:span text:style-name="T9">bold</text:span><text:span text:style-name="T6">",</text:span> <text:span text:style-name="T14">10</text:span><text:span text:style-name="T6">))</text:span></text:p>
      <text:p text:style-name="P2">label_2<text:span text:style-name="T6">.</text:span>place<text:span text:style-name="T6">(</text:span><text:span text:style-name="T15">x</text:span><text:span text:style-name="T2">=</text:span><text:span text:style-name="T14">68</text:span><text:span text:style-name="T6">,</text:span><text:span text:style-name="T15">y</text:span><text:span text:style-name="T2">=</text:span><text:span text:style-name="T14">180</text:span><text:span text:style-name="T6">)</text:span></text:p>
      <text:p text:style-name="P7"/>
      <text:p text:style-name="P2">entry_2 <text:span text:style-name="T2">=</text:span> Entry<text:span text:style-name="T6">(</text:span>root<text:span text:style-name="T6">)</text:span></text:p>
      <text:p text:style-name="P2">entry_2<text:span text:style-name="T6">.</text:span>place<text:span text:style-name="T6">(</text:span><text:span text:style-name="T15">x</text:span><text:span text:style-name="T2">=</text:span><text:span text:style-name="T14">240</text:span><text:span text:style-name="T6">,</text:span><text:span text:style-name="T15">y</text:span><text:span text:style-name="T2">=</text:span><text:span text:style-name="T14">180</text:span><text:span text:style-name="T6">)</text:span></text:p>
      <text:p text:style-name="P7"/>
      <text:p text:style-name="P2">label_3 <text:span text:style-name="T2">=</text:span> Label<text:span text:style-name="T6">(</text:span>root<text:span text:style-name="T6">,</text:span> <text:span text:style-name="T15">text</text:span><text:span text:style-name="T2">=</text:span><text:span text:style-name="T6">"</text:span><text:span text:style-name="T9">Gender</text:span><text:span text:style-name="T6">",</text:span><text:span text:style-name="T15">width</text:span><text:span text:style-name="T2">=</text:span><text:span text:style-name="T14">20</text:span><text:span text:style-name="T6">,</text:span><text:span text:style-name="T15">font</text:span><text:span text:style-name="T2">=</text:span><text:span text:style-name="T6">("</text:span><text:span text:style-name="T9">bold</text:span><text:span text:style-name="T6">",</text:span> <text:span text:style-name="T14">10</text:span><text:span text:style-name="T6">))</text:span></text:p>
      <text:p text:style-name="P2">label_3<text:span text:style-name="T6">.</text:span>place<text:span text:style-name="T6">(</text:span><text:span text:style-name="T15">x</text:span><text:span text:style-name="T2">=</text:span><text:span text:style-name="T14">70</text:span><text:span text:style-name="T6">,</text:span><text:span text:style-name="T15">y</text:span><text:span text:style-name="T2">=</text:span><text:span text:style-name="T14">230</text:span><text:span text:style-name="T6">)</text:span></text:p>
      <text:p text:style-name="P2">var <text:span text:style-name="T2">=</text:span> IntVar<text:span text:style-name="T6">()</text:span></text:p>
      <text:p text:style-name="P2">Radiobutton<text:span text:style-name="T6">(</text:span>root<text:span text:style-name="T6">,</text:span> <text:span text:style-name="T15">text</text:span><text:span text:style-name="T2">=</text:span><text:span text:style-name="T6">"</text:span><text:span text:style-name="T9">Male</text:span><text:span text:style-name="T6">",</text:span><text:span text:style-name="T15">padx</text:span> <text:span text:style-name="T2">=</text:span> <text:span text:style-name="T14">5</text:span><text:span text:style-name="T6">,</text:span> <text:span text:style-name="T15">variable</text:span><text:span text:style-name="T2">=</text:span>var<text:span text:style-name="T6">,</text:span> <text:span text:style-name="T15">value</text:span><text:span text:style-name="T2">=</text:span><text:span text:style-name="T14">1</text:span><text:span text:style-name="T6">).</text:span>place<text:span text:style-name="T6">(</text:span><text:span text:style-name="T15">x</text:span><text:span text:style-name="T2">=</text:span><text:span text:style-name="T14">235</text:span><text:span text:style-name="T6">,</text:span><text:span text:style-name="T15">y</text:span><text:span text:style-name="T2">=</text:span><text:span text:style-name="T14">230</text:span><text:span text:style-name="T6">)</text:span></text:p>
      <text:p text:style-name="P2">Radiobutton<text:span text:style-name="T6">(</text:span>root<text:span text:style-name="T6">,</text:span> <text:span text:style-name="T15">text</text:span><text:span text:style-name="T2">=</text:span><text:span text:style-name="T6">"</text:span><text:span text:style-name="T9">Female</text:span><text:span text:style-name="T6">",</text:span><text:span text:style-name="T15">padx</text:span> <text:span text:style-name="T2">=</text:span> <text:span text:style-name="T14">20</text:span><text:span text:style-name="T6">,</text:span> <text:span text:style-name="T15">variable</text:span><text:span text:style-name="T2">=</text:span>var<text:span text:style-name="T6">,</text:span> <text:span text:style-name="T15">value</text:span><text:span text:style-name="T2">=</text:span><text:span text:style-name="T14">2</text:span><text:span text:style-name="T6">).</text:span>place<text:span text:style-name="T6">(</text:span><text:span text:style-name="T15">x</text:span><text:span text:style-name="T2">=</text:span><text:span text:style-name="T14">290</text:span><text:span text:style-name="T6">,</text:span><text:span text:style-name="T15">y</text:span><text:span text:style-name="T2">=</text:span><text:span text:style-name="T14">230</text:span><text:span text:style-name="T6">)</text:span></text:p>
      <text:p text:style-name="P7"/>
      <text:p text:style-name="P2">label_4 <text:span text:style-name="T2">=</text:span> Label<text:span text:style-name="T6">(</text:span>root<text:span text:style-name="T6">,</text:span> <text:span text:style-name="T15">text</text:span><text:span text:style-name="T2">=</text:span><text:span text:style-name="T6">"</text:span><text:span text:style-name="T9">country</text:span><text:span text:style-name="T6">",</text:span><text:span text:style-name="T15">width</text:span><text:span text:style-name="T2">=</text:span><text:span text:style-name="T14">20</text:span><text:span text:style-name="T6">,</text:span><text:span text:style-name="T15">font</text:span><text:span text:style-name="T2">=</text:span><text:span text:style-name="T6">("</text:span><text:span text:style-name="T9">bold</text:span><text:span text:style-name="T6">",</text:span> <text:span text:style-name="T14">10</text:span><text:span text:style-name="T6">))</text:span></text:p>
      <text:p text:style-name="P2">label_4<text:span text:style-name="T6">.</text:span>place<text:span text:style-name="T6">(</text:span><text:span text:style-name="T15">x</text:span><text:span text:style-name="T2">=</text:span><text:span text:style-name="T14">70</text:span><text:span text:style-name="T6">,</text:span><text:span text:style-name="T15">y</text:span><text:span text:style-name="T2">=</text:span><text:span text:style-name="T14">280</text:span><text:span text:style-name="T6">)</text:span></text:p>
      <text:p text:style-name="P7"/>
      <text:p text:style-name="P2">list1 <text:span text:style-name="T2">=</text:span> <text:span text:style-name="T6">['</text:span><text:span text:style-name="T9">Canada</text:span><text:span text:style-name="T6">','</text:span><text:span text:style-name="T9">India</text:span><text:span text:style-name="T6">','</text:span><text:span text:style-name="T9">UK</text:span><text:span text:style-name="T6">','</text:span><text:span text:style-name="T9">Nepal</text:span><text:span text:style-name="T6">','</text:span><text:span text:style-name="T9">Iceland</text:span><text:span text:style-name="T6">','</text:span><text:span text:style-name="T9">South Africa</text:span><text:span text:style-name="T6">']</text:span><text:span text:style-name="T2">;</text:span></text:p>
      <text:p text:style-name="P2">c<text:span text:style-name="T2">=</text:span>StringVar<text:span text:style-name="T6">()</text:span></text:p>
      <text:p text:style-name="P2">droplist<text:span text:style-name="T2">=</text:span>OptionMenu<text:span text:style-name="T6">(</text:span>root<text:span text:style-name="T6">,</text:span>c<text:span text:style-name="T6">,</text:span> <text:span text:style-name="T2">*</text:span>list1<text:span text:style-name="T6">)</text:span></text:p>
      <text:p text:style-name="P2">droplist<text:span text:style-name="T6">.</text:span>config<text:span text:style-name="T6">(</text:span><text:span text:style-name="T15">width</text:span><text:span text:style-name="T2">=</text:span><text:span text:style-name="T14">15</text:span><text:span text:style-name="T6">)</text:span></text:p>
      <text:p text:style-name="P2">c<text:span text:style-name="T6">.</text:span>set<text:span text:style-name="T6">('</text:span><text:span text:style-name="T9">select your country</text:span><text:span text:style-name="T6">')</text:span> </text:p>
      <text:p text:style-name="P2">droplist<text:span text:style-name="T6">.</text:span>place<text:span text:style-name="T6">(</text:span><text:span text:style-name="T15">x</text:span><text:span text:style-name="T2">=</text:span><text:span text:style-name="T14">240</text:span><text:span text:style-name="T6">,</text:span><text:span text:style-name="T15">y</text:span><text:span text:style-name="T2">=</text:span><text:span text:style-name="T14">280</text:span><text:span text:style-name="T6">)</text:span></text:p>
      <text:p text:style-name="P7"/>
      <text:p text:style-name="P2">label_4 <text:span text:style-name="T2">=</text:span> Label<text:span text:style-name="T6">(</text:span>root<text:span text:style-name="T6">,</text:span> <text:span text:style-name="T15">text</text:span><text:span text:style-name="T2">=</text:span><text:span text:style-name="T6">"</text:span><text:span text:style-name="T9">Programming</text:span><text:span text:style-name="T6">",</text:span><text:span text:style-name="T15">width</text:span><text:span text:style-name="T2">=</text:span><text:span text:style-name="T14">20</text:span><text:span text:style-name="T6">,</text:span><text:span text:style-name="T15">font</text:span><text:span text:style-name="T2">=</text:span><text:span text:style-name="T6">("</text:span><text:span text:style-name="T9">bold</text:span><text:span text:style-name="T6">",</text:span> <text:span text:style-name="T14">10</text:span><text:span text:style-name="T6">))</text:span></text:p>
      <text:p text:style-name="P2">label_4<text:span text:style-name="T6">.</text:span>place<text:span text:style-name="T6">(</text:span><text:span text:style-name="T15">x</text:span><text:span text:style-name="T2">=</text:span><text:span text:style-name="T14">85</text:span><text:span text:style-name="T6">,</text:span><text:span text:style-name="T15">y</text:span><text:span text:style-name="T2">=</text:span><text:span text:style-name="T14">330</text:span><text:span text:style-name="T6">)</text:span></text:p>
      <text:p text:style-name="P2">var1 <text:span text:style-name="T2">=</text:span> IntVar<text:span text:style-name="T6">()</text:span></text:p>
      <text:p text:style-name="P2">Checkbutton<text:span text:style-name="T6">(</text:span>root<text:span text:style-name="T6">,</text:span> <text:span text:style-name="T15">text</text:span><text:span text:style-name="T2">=</text:span><text:span text:style-name="T6">"</text:span><text:span text:style-name="T9">java</text:span><text:span text:style-name="T6">",</text:span> <text:span text:style-name="T15">variable</text:span><text:span text:style-name="T2">=</text:span>var1<text:span text:style-name="T6">).</text:span>place<text:span text:style-name="T6">(</text:span><text:span text:style-name="T15">x</text:span><text:span text:style-name="T2">=</text:span><text:span text:style-name="T14">235</text:span><text:span text:style-name="T6">,</text:span><text:span text:style-name="T15">y</text:span><text:span text:style-name="T2">=</text:span><text:span text:style-name="T14">330</text:span><text:span text:style-name="T6">)</text:span></text:p>
      <text:p text:style-name="P2">var2 <text:span text:style-name="T2">=</text:span> IntVar<text:span text:style-name="T6">()</text:span></text:p>
      <text:p text:style-name="P2">Checkbutton<text:span text:style-name="T6">(</text:span>root<text:span text:style-name="T6">,</text:span> <text:span text:style-name="T15">text</text:span><text:span text:style-name="T2">=</text:span><text:span text:style-name="T6">"</text:span><text:span text:style-name="T9">python</text:span><text:span text:style-name="T6">",</text:span> <text:span text:style-name="T15">variable</text:span><text:span text:style-name="T2">=</text:span>var2<text:span text:style-name="T6">).</text:span>place<text:span text:style-name="T6">(</text:span><text:span text:style-name="T15">x</text:span><text:span text:style-name="T2">=</text:span><text:span text:style-name="T14">290</text:span><text:span text:style-name="T6">,</text:span><text:span text:style-name="T15">y</text:span><text:span text:style-name="T2">=</text:span><text:span text:style-name="T14">330</text:span><text:span text:style-name="T6">)</text:span></text:p>
      <text:p text:style-name="P7"/>
      <text:p text:style-name="P2">Button<text:span text:style-name="T6">(</text:span>root<text:span text:style-name="T6">,</text:span> <text:span text:style-name="T15">text</text:span><text:span text:style-name="T2">=</text:span><text:span text:style-name="T6">'</text:span><text:span text:style-name="T9">Submit</text:span><text:span text:style-name="T6">',</text:span><text:span text:style-name="T15">width</text:span><text:span text:style-name="T2">=</text:span><text:span text:style-name="T14">20</text:span><text:span text:style-name="T6">,</text:span><text:span text:style-name="T15">bg</text:span><text:span text:style-name="T2">=</text:span><text:span text:style-name="T6">'</text:span><text:span text:style-name="T9">brown</text:span><text:span text:style-name="T6">',</text:span><text:span text:style-name="T15">fg</text:span><text:span text:style-name="T2">=</text:span><text:span text:style-name="T6">'</text:span><text:span text:style-name="T9">white</text:span><text:span text:style-name="T6">').</text:span>place<text:span text:style-name="T6">(</text:span><text:span text:style-name="T15">x</text:span><text:span text:style-name="T2">=</text:span><text:span text:style-name="T14">180</text:span><text:span text:style-name="T6">,</text:span><text:span text:style-name="T15">y</text:span><text:span text:style-name="T2">=</text:span><text:span text:style-name="T14">380</text:span><text:span text:style-name="T6">)</text:span></text:p>
      <text:p text:style-name="P7"/>
      <text:p text:style-name="P2">root<text:span text:style-name="T6">.</text:span>mainloop<text:span text:style-name="T6">()</text:span></text:p>
      <text:p text:style-name="P2"/>
      <text:p text:style-name="P19"/>
      <text:p text:style-name="P19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2T10:49:15.651513313</meta:creation-date>
    <meta:editing-duration>PT5M56S</meta:editing-duration>
    <meta:editing-cycles>2</meta:editing-cycles>
    <meta:generator>LibreOffice/6.4.7.2$Linux_X86_64 LibreOffice_project/40$Build-2</meta:generator>
    <dc:date>2021-07-12T11:06:38.951258193</dc:date>
    <meta:document-statistic meta:table-count="5" meta:image-count="0" meta:object-count="0" meta:page-count="34" meta:paragraph-count="1185" meta:word-count="3872" meta:character-count="25739" meta:non-whitespace-character-count="22984"/>
  </office:meta>
</office:document-meta>
</file>